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965in"/>
    </style:style>
    <style:style style:name="co2" style:family="table-column">
      <style:table-column-properties fo:break-before="auto" style:column-width="4.998in"/>
    </style:style>
    <style:style style:name="co3" style:family="table-column">
      <style:table-column-properties fo:break-before="auto" style:column-width="1.1555in"/>
    </style:style>
    <style:style style:name="co4" style:family="table-column">
      <style:table-column-properties fo:break-before="auto" style:column-width="1.1665in"/>
    </style:style>
    <style:style style:name="co5" style:family="table-column">
      <style:table-column-properties fo:break-before="auto" style:column-width="0.6807in"/>
    </style:style>
    <style:style style:name="co6" style:family="table-column">
      <style:table-column-properties fo:break-before="auto" style:column-width="0.8598in"/>
    </style:style>
    <style:style style:name="co7" style:family="table-column">
      <style:table-column-properties fo:break-before="auto" style:column-width="0.794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9791in"/>
    </style:style>
    <style:style style:name="co10" style:family="table-column">
      <style:table-column-properties fo:break-before="auto" style:column-width="0.772in"/>
    </style:style>
    <style:style style:name="co11" style:family="table-column">
      <style:table-column-properties fo:break-before="auto" style:column-width="1.4362in"/>
    </style:style>
    <style:style style:name="co12" style:family="table-column">
      <style:table-column-properties fo:break-before="auto" style:column-width="1.0035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PageStyle_5f_Report_20_Shee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41">
      <style:table-cell-properties fo:padding="0.028in"/>
    </style:style>
    <style:style style:name="ce5" style:family="table-cell" style:parent-style-name="Default">
      <style:table-cell-properties style:text-align-source="fix" style:repeat-content="false" fo:padding="0.028in" style:vertical-align="middle"/>
      <style:paragraph-properties fo:text-align="center"/>
    </style:style>
    <style:style style:name="ce6" style:family="table-cell" style:parent-style-name="Default" style:data-style-name="N140">
      <style:table-cell-properties fo:padding="0.028in"/>
    </style:style>
    <style:style style:name="ce7" style:family="table-cell" style:parent-style-name="Default" style:data-style-name="N141"/>
    <style:style style:name="ce8" style:family="table-cell" style:parent-style-name="Default" style:data-style-name="N141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Report She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251" table:default-cell-style-name="ce1"/>
        <table:table-column table:style-name="co5" table:number-columns-repeated="767" table:default-cell-style-name="Default"/>
        <table:table-row table:style-name="ro1">
          <table:table-cell office:value-type="string">
            <text:p>Instrument type : Pascal 440</text:p>
          </table:table-cell>
          <table:table-cell table:number-columns-repeated="1023"/>
        </table:table-row>
        <table:table-row table:style-name="ro1">
          <table:table-cell office:value-type="string">
            <text:p>Sample name : Berea <text:s/>Sandstein Madonna Erdw 2. Messung</text:p>
          </table:table-cell>
          <table:table-cell table:number-columns-repeated="1023"/>
        </table:table-row>
        <table:table-row table:style-name="ro1">
          <table:table-cell office:value-type="string">
            <text:p>Date : 7/2/201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ample information</text:p>
          </table:table-cell>
          <table:table-cell table:number-columns-repeated="1023"/>
        </table:table-row>
        <table:table-row table:style-name="ro1">
          <table:table-cell office:value-type="string">
            <text:p>Company Name : </text:p>
          </table:table-cell>
          <table:table-cell office:value-type="string">
            <text:p>ETH - ClayLab</text:p>
          </table:table-cell>
          <table:table-cell table:number-columns-repeated="1022"/>
        </table:table-row>
        <table:table-row table:style-name="ro1">
          <table:table-cell office:value-type="string">
            <text:p>Operator : </text:p>
          </table:table-cell>
          <table:table-cell office:value-type="string">
            <text:p>MP</text:p>
          </table:table-cell>
          <table:table-cell table:number-columns-repeated="1022"/>
        </table:table-row>
        <table:table-row table:style-name="ro1">
          <table:table-cell office:value-type="string">
            <text:p>Date : </text:p>
          </table:table-cell>
          <table:table-cell office:value-type="string">
            <text:p>1.7.2010</text:p>
          </table:table-cell>
          <table:table-cell table:number-columns-repeated="1022"/>
        </table:table-row>
        <table:table-row table:style-name="ro1">
          <table:table-cell office:value-type="string">
            <text:p>Sample name : </text:p>
          </table:table-cell>
          <table:table-cell office:value-type="string">
            <text:p>Berea <text:s/>Sandstein Madonna Erdw 2. Messung</text:p>
          </table:table-cell>
          <table:table-cell table:number-columns-repeated="1022"/>
        </table:table-row>
        <table:table-row table:style-name="ro1">
          <table:table-cell office:value-type="string">
            <text:p>Preparation : </text:p>
          </table:table-cell>
          <table:table-cell office:value-type="string">
            <text:p>Vacuum 30 min.</text:p>
          </table:table-cell>
          <table:table-cell table:number-columns-repeated="1022"/>
        </table:table-row>
        <table:table-row table:style-name="ro1">
          <table:table-cell office:value-type="string">
            <text:p>Sample mass (g) : </text:p>
          </table:table-cell>
          <table:table-cell office:value-type="string">
            <text:p>1.041</text:p>
          </table:table-cell>
          <table:table-cell table:number-columns-repeated="1022"/>
        </table:table-row>
        <table:table-row table:style-name="ro1">
          <table:table-cell office:value-type="string">
            <text:p>Sample density (g) : </text:p>
          </table:table-cell>
          <table:table-cell office:value-type="string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Mercury height (mm) : </text:p>
          </table:table-cell>
          <table:table-cell office:value-type="string">
            <text:p>91.096</text:p>
          </table:table-cell>
          <table:table-cell table:number-columns-repeated="1022"/>
        </table:table-row>
        <table:table-row table:style-name="ro1">
          <table:table-cell office:value-type="string">
            <text:p>Vol. at run (mm3) : </text:p>
          </table:table-cell>
          <table:table-cell office:value-type="string">
            <text:p>446</text:p>
          </table:table-cell>
          <table:table-cell table:number-columns-repeated="1022"/>
        </table:table-row>
        <table:table-row table:style-name="ro1">
          <table:table-cell office:value-type="string">
            <text:p>Weight dilatometer+mercury+sample (g) : </text:p>
          </table:table-cell>
          <table:table-cell office:value-type="string">
            <text:p>172.482</text:p>
          </table:table-cell>
          <table:table-cell table:number-columns-repeated="1022"/>
        </table:table-row>
        <table:table-row table:style-name="ro1">
          <table:table-cell office:value-type="string">
            <text:p>Weight dil.+mercury+sample correct(g) : </text:p>
          </table:table-cell>
          <table:table-cell office:value-type="string">
            <text:p>173.226</text:p>
          </table:table-cell>
          <table:table-cell table:number-columns-repeated="1022"/>
        </table:table-row>
        <table:table-row table:style-name="ro1">
          <table:table-cell office:value-type="string">
            <text:p>Capillary mercury height (mm) : </text:p>
          </table:table-cell>
          <table:table-cell office:value-type="string">
            <text:p>63.09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Acquisition parameters</text:p>
          </table:table-cell>
          <table:table-cell table:number-columns-repeated="1023"/>
        </table:table-row>
        <table:table-row table:style-name="ro1">
          <table:table-cell office:value-type="string">
            <text:p>Max pressure : </text:p>
          </table:table-cell>
          <table:table-cell office:value-type="string">
            <text:p>400</text:p>
          </table:table-cell>
          <table:table-cell table:number-columns-repeated="1022"/>
        </table:table-row>
        <table:table-row table:style-name="ro1">
          <table:table-cell office:value-type="string">
            <text:p>Pump speed increase : </text:p>
          </table:table-cell>
          <table:table-cell office:value-type="string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Pump speed decrease : </text:p>
          </table:table-cell>
          <table:table-cell office:value-type="string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Pump speed inc. compensation : </text:p>
          </table:table-cell>
          <table:table-cell office:value-type="string">
            <text:p>Pascal</text:p>
          </table:table-cell>
          <table:table-cell table:number-columns-repeated="1022"/>
        </table:table-row>
        <table:table-row table:style-name="ro1">
          <table:table-cell office:value-type="string">
            <text:p>Pump speed dec. compensation : </text:p>
          </table:table-cell>
          <table:table-cell office:value-type="string">
            <text:p>Pascal</text:p>
          </table:table-cell>
          <table:table-cell table:number-columns-repeated="1022"/>
        </table:table-row>
        <table:table-row table:style-name="ro1">
          <table:table-cell office:value-type="string">
            <text:p>Dilatometer number : </text:p>
          </table:table-cell>
          <table:table-cell office:value-type="string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Dilatometer type : </text:p>
          </table:table-cell>
          <table:table-cell office:value-type="string">
            <text:p>Norm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Calculation parameters</text:p>
          </table:table-cell>
          <table:table-cell table:number-columns-repeated="1023"/>
        </table:table-row>
        <table:table-row table:style-name="ro1">
          <table:table-cell office:value-type="string">
            <text:p>Conctact angle (Deg) : </text:p>
          </table:table-cell>
          <table:table-cell office:value-type="string">
            <text:p>135</text:p>
          </table:table-cell>
          <table:table-cell table:number-columns-repeated="1022"/>
        </table:table-row>
        <table:table-row table:style-name="ro1">
          <table:table-cell office:value-type="string">
            <text:p>Hg surface tension (Dyne/cm) : </text:p>
          </table:table-cell>
          <table:table-cell office:value-type="string">
            <text:p>480</text:p>
          </table:table-cell>
          <table:table-cell table:number-columns-repeated="1022"/>
        </table:table-row>
        <table:table-row table:style-name="ro1">
          <table:table-cell office:value-type="string">
            <text:p>Hg density (g/cm3) : </text:p>
          </table:table-cell>
          <table:table-cell office:value-type="string">
            <text:p>13.5311</text:p>
          </table:table-cell>
          <table:table-cell table:number-columns-repeated="1022"/>
        </table:table-row>
        <table:table-row table:style-name="ro1">
          <table:table-cell office:value-type="string">
            <text:p>Temperature Hg (¡C): </text:p>
          </table:table-cell>
          <table:table-cell office:value-type="string">
            <text:p>26.2</text:p>
          </table:table-cell>
          <table:table-cell table:number-columns-repeated="1022"/>
        </table:table-row>
        <table:table-row table:style-name="ro1">
          <table:table-cell office:value-type="string">
            <text:p>Pores model : </text:p>
          </table:table-cell>
          <table:table-cell office:value-type="string">
            <text:p>Ink bottle</text:p>
          </table:table-cell>
          <table:table-cell table:number-columns-repeated="1022"/>
        </table:table-row>
        <table:table-row table:style-name="ro1">
          <table:table-cell office:value-type="string">
            <text:p>Sample volume correction : 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>
            <text:p>Region start : </text:p>
          </table:table-cell>
          <table:table-cell office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Region stop : </text:p>
          </table:table-cell>
          <table:table-cell office:value-type="string">
            <text:p>100000</text:p>
          </table:table-cell>
          <table:table-cell table:number-columns-repeated="1022"/>
        </table:table-row>
        <table:table-row table:style-name="ro1">
          <table:table-cell office:value-type="string">
            <text:p>Region number of intervals : </text:p>
          </table:table-cell>
          <table:table-cell office:value-type="string">
            <text:p>50</text:p>
          </table:table-cell>
          <table:table-cell table:number-columns-repeated="1022"/>
        </table:table-row>
        <table:table-row table:style-name="ro1">
          <table:table-cell office:value-type="string">
            <text:p>Pores average mode : </text:p>
          </table:table-cell>
          <table:table-cell office:value-type="string">
            <text:p>Range</text:p>
          </table:table-cell>
          <table:table-cell table:number-columns-repeated="1022"/>
        </table:table-row>
        <table:table-row table:style-name="ro1">
          <table:table-cell office:value-type="string">
            <text:p>Particle size distribution : </text:p>
          </table:table-cell>
          <table:table-cell office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>
            <text:p>Kp factor : </text:p>
          </table:table-cell>
          <table:table-cell office:value-type="string">
            <text:p>10.7</text:p>
          </table:table-cell>
          <table:table-cell table:number-columns-repeated="1022"/>
        </table:table-row>
        <table:table-row table:style-name="ro1">
          <table:table-cell office:value-type="string">
            <text:p>Cut off radius : </text:p>
          </table:table-cell>
          <table:table-cell office:value-type="string">
            <text:p>0-1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Blank parameters</text:p>
          </table:table-cell>
          <table:table-cell table:number-columns-repeated="1023"/>
        </table:table-row>
        <table:table-row table:style-name="ro1">
          <table:table-cell office:value-type="string">
            <text:p>Blank data file path : </text:p>
          </table:table-cell>
          <table:table-cell office:value-type="string">
            <text:p>C:\Thermo Finnigan\Pascal\Blindwert\Dilatometer_30-30_29april10_comb.440</text:p>
          </table:table-cell>
          <table:table-cell table:number-columns-repeated="1022"/>
        </table:table-row>
        <table:table-row table:style-name="ro1">
          <table:table-cell office:value-type="string">
            <text:p>Blank name instrument : </text:p>
          </table:table-cell>
          <table:table-cell office:value-type="string">
            <text:p>Pascal 440</text:p>
          </table:table-cell>
          <table:table-cell table:number-columns-repeated="1022"/>
        </table:table-row>
        <table:table-row table:style-name="ro1">
          <table:table-cell office:value-type="string">
            <text:p>Num. of blank data points increase : </text:p>
          </table:table-cell>
          <table:table-cell office:value-type="string">
            <text:p>208</text:p>
          </table:table-cell>
          <table:table-cell table:number-columns-repeated="1022"/>
        </table:table-row>
        <table:table-row table:style-name="ro1">
          <table:table-cell office:value-type="string">
            <text:p>Num. of blank data points decrease : </text:p>
          </table:table-cell>
          <table:table-cell office:value-type="string">
            <text:p>195</text:p>
          </table:table-cell>
          <table:table-cell table:number-columns-repeated="1022"/>
        </table:table-row>
        <table:table-row table:style-name="ro1">
          <table:table-cell office:value-type="string">
            <text:p>Filling volume (mm3) : </text:p>
          </table:table-cell>
          <table:table-cell office:value-type="string">
            <text:p>501 (from blank file)</text:p>
          </table:table-cell>
          <table:table-cell table:number-columns-repeated="1022"/>
        </table:table-row>
        <table:table-row table:style-name="ro1">
          <table:table-cell office:value-type="string">
            <text:p>Weight dilatometer (g) : </text:p>
          </table:table-cell>
          <table:table-cell office:value-type="string">
            <text:p>58.944 (from blank file)</text:p>
          </table:table-cell>
          <table:table-cell table:number-columns-repeated="1022"/>
        </table:table-row>
        <table:table-row table:style-name="ro1">
          <table:table-cell office:value-type="string">
            <text:p>Weight dilatometer+Hg (g) : </text:p>
          </table:table-cell>
          <table:table-cell office:value-type="string">
            <text:p>178.755 (from blank file)</text:p>
          </table:table-cell>
          <table:table-cell table:number-columns-repeated="1022"/>
        </table:table-row>
        <table:table-row table:style-name="ro1">
          <table:table-cell office:value-type="string">
            <text:p>Capillary radius (mm) : </text:p>
          </table:table-cell>
          <table:table-cell office:value-type="string">
            <text:p>1.5 (from blank file)</text:p>
          </table:table-cell>
          <table:table-cell table:number-columns-repeated="1022"/>
        </table:table-row>
        <table:table-row table:style-name="ro1">
          <table:table-cell office:value-type="string">
            <text:p>Dilatometer cone height (mm) : </text:p>
          </table:table-cell>
          <table:table-cell office:value-type="string">
            <text:p>28 (from blank file)</text:p>
          </table:table-cell>
          <table:table-cell table:number-columns-repeated="1022"/>
        </table:table-row>
        <table:table-row table:style-name="ro1">
          <table:table-cell office:value-type="string">
            <text:p>Hg density blank (g/cm3) : </text:p>
          </table:table-cell>
          <table:table-cell office:value-type="string">
            <text:p>13.5333 (from blank file)</text:p>
          </table:table-cell>
          <table:table-cell table:number-columns-repeated="1022"/>
        </table:table-row>
        <table:table-row table:style-name="ro1">
          <table:table-cell office:value-type="string">
            <text:p>Temperature Hg (¡C): </text:p>
          </table:table-cell>
          <table:table-cell office:value-type="string">
            <text:p>25.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Report options</text:p>
          </table:table-cell>
          <table:table-cell table:number-columns-repeated="1023"/>
        </table:table-row>
        <table:table-row table:style-name="ro1">
          <table:table-cell office:value-type="string">
            <text:p>Report unit pores radius : </text:p>
          </table:table-cell>
          <table:table-cell office:value-type="string">
            <text:p>Nanometer</text:p>
          </table:table-cell>
          <table:table-cell table:number-columns-repeated="1022"/>
        </table:table-row>
        <table:table-row table:style-name="ro1">
          <table:table-cell office:value-type="string">
            <text:p>Report unit Spec./Rel. volume :</text:p>
          </table:table-cell>
          <table:table-cell office:value-type="string">
            <text:p>mm3/g</text:p>
          </table:table-cell>
          <table:table-cell table:number-columns-repeated="1022"/>
        </table:table-row>
        <table:table-row table:style-name="ro1">
          <table:table-cell office:value-type="string">
            <text:p>Line factor : </text:p>
          </table:table-cell>
          <table:table-cell office:value-type="string">
            <text:p>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Results</text:p>
          </table:table-cell>
          <table:table-cell table:number-columns-repeated="1023"/>
        </table:table-row>
        <table:table-row table:style-name="ro1">
          <table:table-cell office:value-type="string">
            <text:p>Total cumulative volume (mm3/g) : </text:p>
          </table:table-cell>
          <table:table-cell office:value-type="float" office:value="92.8914031982422">
            <text:p>92.8914031982</text:p>
          </table:table-cell>
          <table:table-cell table:number-columns-repeated="1022"/>
        </table:table-row>
        <table:table-row table:style-name="ro1">
          <table:table-cell office:value-type="string">
            <text:p>Total specific surface area (m_/g) : </text:p>
          </table:table-cell>
          <table:table-cell office:value-type="float" office:value="8.71199989318848">
            <text:p>8.7119998932</text:p>
          </table:table-cell>
          <table:table-cell table:number-columns-repeated="1022"/>
        </table:table-row>
        <table:table-row table:style-name="ro1">
          <table:table-cell office:value-type="string">
            <text:p>Average pore radius (Nanometer) : </text:p>
          </table:table-cell>
          <table:table-cell office:value-type="float" office:value="11447.787109375">
            <text:p>11447.787109375</text:p>
          </table:table-cell>
          <table:table-cell table:number-columns-repeated="1022"/>
        </table:table-row>
        <table:table-row table:style-name="ro1">
          <table:table-cell office:value-type="string">
            <text:p>Total <text:s/>porosity (%) : </text:p>
          </table:table-cell>
          <table:table-cell office:value-type="float" office:value="19.9748001098633">
            <text:p>19.9748001099</text:p>
          </table:table-cell>
          <table:table-cell table:number-columns-repeated="1022"/>
        </table:table-row>
        <table:table-row table:style-name="ro1">
          <table:table-cell office:value-type="string">
            <text:p>Bulk density <text:s/>(g/cm3) : </text:p>
          </table:table-cell>
          <table:table-cell office:value-type="float" office:value="2.15034008026123">
            <text:p>2.1503400803</text:p>
          </table:table-cell>
          <table:table-cell table:number-columns-repeated="1022"/>
        </table:table-row>
        <table:table-row table:style-name="ro1">
          <table:table-cell office:value-type="string">
            <text:p>Apparent density (g/cm3) : </text:p>
          </table:table-cell>
          <table:table-cell office:value-type="float" office:value="2.68707990646362">
            <text:p>2.6870799065</text:p>
          </table:table-cell>
          <table:table-cell table:number-columns-repeated="1022"/>
        </table:table-row>
        <table:table-row table:style-name="ro1">
          <table:table-cell office:value-type="string">
            <text:p>Sample volume correction : </text:p>
          </table:table-cell>
          <table:table-cell office:value-type="float" office:value="0.945163488388062">
            <text:p>0.945163488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60">
          <table:table-cell table:style-name="Default" table:number-columns-repeated="257"/>
          <table:table-cell table:number-columns-repeated="767"/>
        </table:table-row>
        <table:table-row table:style-name="ro1">
          <table:table-cell table:number-columns-repeated="1024"/>
        </table:table-row>
        <table:table-row table:style-name="ro1" table:number-rows-repeated="194">
          <table:table-cell table:style-name="Default" table:number-columns-repeated="257"/>
          <table:table-cell table:number-columns-repeated="767"/>
        </table:table-row>
        <table:table-row table:style-name="ro1">
          <table:table-cell table:number-columns-repeated="1024"/>
        </table:table-row>
        <table:table-row table:style-name="ro1" table:number-rows-repeated="195">
          <table:table-cell table:style-name="Default" table:number-columns-repeated="8"/>
          <table:table-cell table:number-columns-repeated="1016"/>
        </table:table-row>
        <table:table-row table:style-name="ro1" table:number-rows-repeated="10480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SD (custom)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8" table:number-columns-repeated="251" table:default-cell-style-name="Default"/>
        <table:table-row table:style-name="ro1">
          <table:table-cell/>
          <table:table-cell table:style-name="ce5" office:value-type="string" table:number-columns-spanned="6" table:number-rows-spanned="1">
            <text:p>P O R E <text:s text:c="2"/>S I Z E <text:s text:c="2"/>D I S T R I B U T I O N (custom ranges)</text:p>
          </table:table-cell>
          <table:covered-table-cell table:number-columns-repeated="5" table:style-name="ce1"/>
          <table:table-cell table:style-name="ce1" table:number-columns-repeated="251"/>
        </table:table-row>
        <table:table-row table:style-name="ro1">
          <table:table-cell table:style-name="ce3" office:value-type="string" table:number-columns-spanned="2" table:number-rows-spanned="1">
            <text:p>Pore radius ranges</text:p>
          </table:table-cell>
          <table:covered-table-cell table:style-name="ce1"/>
          <table:table-cell table:style-name="ce1" office:value-type="string">
            <text:p>Specific Volume</text:p>
          </table:table-cell>
          <table:table-cell table:number-columns-repeated="2" table:style-name="ce1" office:value-type="string">
            <text:p>Relative Volume</text:p>
          </table:table-cell>
          <table:table-cell table:style-name="ce1" office:value-type="string">
            <text:p>Specific Surface</text:p>
          </table:table-cell>
          <table:table-cell table:style-name="ce1" office:value-type="string">
            <text:p>Relative Surface</text:p>
          </table:table-cell>
          <table:table-cell table:style-name="ce1" table:number-columns-repeated="251"/>
        </table:table-row>
        <table:table-row table:style-name="ro1">
          <table:table-cell table:style-name="ce3" office:value-type="string" table:number-columns-spanned="2" table:number-rows-spanned="1">
            <text:p>(nM)</text:p>
          </table:table-cell>
          <table:covered-table-cell table:style-name="ce1"/>
          <table:table-cell table:number-columns-repeated="2" table:style-name="ce1" office:value-type="string">
            <text:p>(mm3/g)</text:p>
          </table:table-cell>
          <table:table-cell table:style-name="ce1" office:value-type="string">
            <text:p>(%)</text:p>
          </table:table-cell>
          <table:table-cell table:number-columns-repeated="2" table:style-name="ce1" office:value-type="string">
            <text:p>(m_/g)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58000">
            <text:p>58000.0</text:p>
          </table:table-cell>
          <table:table-cell table:style-name="ce4" office:value-type="float" office:value="2000">
            <text:p>2000.0</text:p>
          </table:table-cell>
          <table:table-cell table:number-columns-repeated="2" table:style-name="ce6" office:value-type="float" office:value="72.5299987792969">
            <text:p>72.530</text:p>
          </table:table-cell>
          <table:table-cell table:style-name="ce6" office:value-type="float" office:value="78.0800018310547">
            <text:p>78.080</text:p>
          </table:table-cell>
          <table:table-cell table:number-columns-repeated="2" table:style-name="ce6" office:value-type="float" office:value="6.85200023651123">
            <text:p>6.852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2000">
            <text:p>2000.0</text:p>
          </table:table-cell>
          <table:table-cell table:style-name="ce4" office:value-type="float" office:value="50">
            <text:p>50.0</text:p>
          </table:table-cell>
          <table:table-cell table:style-name="ce6" office:value-type="float" office:value="90.4899978637695">
            <text:p>90.490</text:p>
          </table:table-cell>
          <table:table-cell table:style-name="ce6" office:value-type="float" office:value="17.9599990844727">
            <text:p>17.960</text:p>
          </table:table-cell>
          <table:table-cell table:style-name="ce6" office:value-type="float" office:value="19.3400001525879">
            <text:p>19.340</text:p>
          </table:table-cell>
          <table:table-cell table:style-name="ce6" office:value-type="float" office:value="8.46129989624023">
            <text:p>8.461</text:p>
          </table:table-cell>
          <table:table-cell table:style-name="ce6" office:value-type="float" office:value="1.60930001735687">
            <text:p>1.609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50">
            <text:p>50.0</text:p>
          </table:table-cell>
          <table:table-cell table:style-name="ce4" office:value-type="float" office:value="1.8">
            <text:p>1.8</text:p>
          </table:table-cell>
          <table:table-cell table:style-name="ce6" office:value-type="float" office:value="92.8899993896484">
            <text:p>92.890</text:p>
          </table:table-cell>
          <table:table-cell table:style-name="ce6" office:value-type="float" office:value="2.40000009536743">
            <text:p>2.400</text:p>
          </table:table-cell>
          <table:table-cell table:style-name="ce6" office:value-type="float" office:value="2.58999991416931">
            <text:p>2.590</text:p>
          </table:table-cell>
          <table:table-cell table:style-name="ce6" office:value-type="float" office:value="8.7116003036499">
            <text:p>8.712</text:p>
          </table:table-cell>
          <table:table-cell table:style-name="ce6" office:value-type="float" office:value="0.250200003385544">
            <text:p>0.250</text:p>
          </table:table-cell>
          <table:table-cell table:style-name="ce1" table:number-columns-repeated="251"/>
        </table:table-row>
        <table:table-row table:style-name="ro1">
          <table:table-cell/>
          <table:table-cell table:style-name="ce1" table:number-columns-repeated="257"/>
        </table:table-row>
        <table:table-row table:style-name="ro1" table:number-rows-repeated="2">
          <table:table-cell/>
          <table:table-cell table:style-name="ce1" table:number-columns-repeated="257"/>
        </table:table-row>
        <table:table-row table:style-name="ro1" table:number-rows-repeated="50">
          <table:table-cell/>
          <table:table-cell table:style-name="ce6" table:number-columns-repeated="6"/>
          <table:table-cell table:style-name="ce1" table:number-columns-repeated="251"/>
        </table:table-row>
        <table:table-row table:style-name="ro2" table:number-rows-repeated="1048516">
          <table:table-cell table:number-columns-repeated="258"/>
        </table:table-row>
        <table:table-row table:style-name="ro2">
          <table:table-cell table:number-columns-repeated="258"/>
        </table:table-row>
      </table:table>
      <table:table table:name="PSD (auto)" table:style-name="ta2">
        <office:forms form:automatic-focus="false" form:apply-design-mode="false"/>
        <table:table-column table:style-name="co9" table:default-cell-style-name="ce7"/>
        <table:table-column table:style-name="co10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8" table:number-columns-repeated="251" table:default-cell-style-name="Default"/>
        <table:table-row table:style-name="ro1">
          <table:table-cell/>
          <table:table-cell table:style-name="ce5" office:value-type="string" table:number-columns-spanned="6" table:number-rows-spanned="1">
            <text:p>P O R E <text:s text:c="2"/>S I Z E <text:s text:c="2"/>D I S T R I B U T I O N (auto-ranges)</text:p>
          </table:table-cell>
          <table:covered-table-cell table:number-columns-repeated="5" table:style-name="ce1"/>
          <table:table-cell table:style-name="ce1" table:number-columns-repeated="251"/>
        </table:table-row>
        <table:table-row table:style-name="ro1">
          <table:table-cell table:style-name="ce8" office:value-type="string" table:number-columns-spanned="2" table:number-rows-spanned="1">
            <text:p>Pore radius ranges</text:p>
          </table:table-cell>
          <table:covered-table-cell table:style-name="ce1"/>
          <table:table-cell table:style-name="ce1" office:value-type="string">
            <text:p>Specific Volume</text:p>
          </table:table-cell>
          <table:table-cell table:number-columns-repeated="2" table:style-name="ce1" office:value-type="string">
            <text:p>Relative Volume</text:p>
          </table:table-cell>
          <table:table-cell table:style-name="ce1" office:value-type="string">
            <text:p>Specific Surface</text:p>
          </table:table-cell>
          <table:table-cell table:style-name="ce1" office:value-type="string">
            <text:p>Relative Surface</text:p>
          </table:table-cell>
          <table:table-cell table:style-name="ce1" table:number-columns-repeated="251"/>
        </table:table-row>
        <table:table-row table:style-name="ro1">
          <table:table-cell table:style-name="ce8" office:value-type="string" table:number-columns-spanned="2" table:number-rows-spanned="1">
            <text:p>(nM)</text:p>
          </table:table-cell>
          <table:covered-table-cell table:style-name="ce1"/>
          <table:table-cell table:number-columns-repeated="2" table:style-name="ce1" office:value-type="string">
            <text:p>(mm3/g)</text:p>
          </table:table-cell>
          <table:table-cell table:style-name="ce1" office:value-type="string">
            <text:p>(%)</text:p>
          </table:table-cell>
          <table:table-cell table:number-columns-repeated="2" table:style-name="ce1" office:value-type="string">
            <text:p>(m_/g)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53985.5">
            <text:p>53985.5</text:p>
          </table:table-cell>
          <table:table-cell table:style-name="ce4" table:formula="of:=[.A5]" office:value-type="float" office:value="43900.5">
            <text:p>43900.5</text:p>
          </table:table-cell>
          <table:table-cell table:number-columns-repeated="5" table:style-name="ce6" office:value-type="float" office:value="0">
            <text:p>0.000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43900.5">
            <text:p>43900.5</text:p>
          </table:table-cell>
          <table:table-cell table:style-name="ce4" table:formula="of:=[.A6]" office:value-type="float" office:value="35699.5">
            <text:p>35699.5</text:p>
          </table:table-cell>
          <table:table-cell table:number-columns-repeated="2" table:style-name="ce6" office:value-type="float" office:value="0.769999980926514">
            <text:p>0.770</text:p>
          </table:table-cell>
          <table:table-cell table:style-name="ce6" office:value-type="float" office:value="0.829999983310699">
            <text:p>0.830</text:p>
          </table:table-cell>
          <table:table-cell table:number-columns-repeated="2" table:style-name="ce6" office:value-type="float" office:value="0.0800999999046326">
            <text:p>0.080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35699.5">
            <text:p>35699.5</text:p>
          </table:table-cell>
          <table:table-cell table:style-name="ce4" table:formula="of:=[.A7]" office:value-type="float" office:value="29030.5">
            <text:p>29030.5</text:p>
          </table:table-cell>
          <table:table-cell table:style-name="ce6" office:value-type="float" office:value="1.53999996185303">
            <text:p>1.540</text:p>
          </table:table-cell>
          <table:table-cell table:style-name="ce6" office:value-type="float" office:value="0.769999980926514">
            <text:p>0.770</text:p>
          </table:table-cell>
          <table:table-cell table:style-name="ce6" office:value-type="float" office:value="0.829999983310699">
            <text:p>0.830</text:p>
          </table:table-cell>
          <table:table-cell table:style-name="ce6" office:value-type="float" office:value="0.160199999809265">
            <text:p>0.160</text:p>
          </table:table-cell>
          <table:table-cell table:style-name="ce6" office:value-type="float" office:value="0.0800999999046326">
            <text:p>0.080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29030.5">
            <text:p>29030.5</text:p>
          </table:table-cell>
          <table:table-cell table:style-name="ce4" table:formula="of:=[.A8]" office:value-type="float" office:value="23607.4">
            <text:p>23607.4</text:p>
          </table:table-cell>
          <table:table-cell table:style-name="ce6" office:value-type="float" office:value="2.40000009536743">
            <text:p>2.400</text:p>
          </table:table-cell>
          <table:table-cell table:style-name="ce6" office:value-type="float" office:value="0.860000014305115">
            <text:p>0.860</text:p>
          </table:table-cell>
          <table:table-cell table:style-name="ce6" office:value-type="float" office:value="0.930000007152557">
            <text:p>0.930</text:p>
          </table:table-cell>
          <table:table-cell table:style-name="ce6" office:value-type="float" office:value="0.250299990177155">
            <text:p>0.250</text:p>
          </table:table-cell>
          <table:table-cell table:style-name="ce6" office:value-type="float" office:value="0.09009999781847">
            <text:p>0.090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23607.4">
            <text:p>23607.4</text:p>
          </table:table-cell>
          <table:table-cell table:style-name="ce4" table:formula="of:=[.A9]" office:value-type="float" office:value="19197.3">
            <text:p>19197.3</text:p>
          </table:table-cell>
          <table:table-cell table:style-name="ce6" office:value-type="float" office:value="3.54999995231628">
            <text:p>3.550</text:p>
          </table:table-cell>
          <table:table-cell table:style-name="ce6" office:value-type="float" office:value="1.14999997615814">
            <text:p>1.150</text:p>
          </table:table-cell>
          <table:table-cell table:style-name="ce6" office:value-type="float" office:value="1.24000000953674">
            <text:p>1.240</text:p>
          </table:table-cell>
          <table:table-cell table:style-name="ce6" office:value-type="float" office:value="0.370400011539459">
            <text:p>0.370</text:p>
          </table:table-cell>
          <table:table-cell table:style-name="ce6" office:value-type="float" office:value="0.120099999010563">
            <text:p>0.120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19197.3">
            <text:p>19197.3</text:p>
          </table:table-cell>
          <table:table-cell table:style-name="ce4" table:formula="of:=[.A10]" office:value-type="float" office:value="15611.1">
            <text:p>15611.1</text:p>
          </table:table-cell>
          <table:table-cell table:style-name="ce6" office:value-type="float" office:value="5.38000011444092">
            <text:p>5.380</text:p>
          </table:table-cell>
          <table:table-cell table:style-name="ce6" office:value-type="float" office:value="1.83000004291534">
            <text:p>1.830</text:p>
          </table:table-cell>
          <table:table-cell table:style-name="ce6" office:value-type="float" office:value="1.96000003814697">
            <text:p>1.960</text:p>
          </table:table-cell>
          <table:table-cell table:style-name="ce6" office:value-type="float" office:value="0.560599982738495">
            <text:p>0.561</text:p>
          </table:table-cell>
          <table:table-cell table:style-name="ce6" office:value-type="float" office:value="0.190200001001358">
            <text:p>0.190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15611.1">
            <text:p>15611.1</text:p>
          </table:table-cell>
          <table:table-cell table:style-name="ce4" table:formula="of:=[.A11]" office:value-type="float" office:value="12694.8">
            <text:p>12694.8</text:p>
          </table:table-cell>
          <table:table-cell table:style-name="ce6" office:value-type="float" office:value="9.98999977111816">
            <text:p>9.990</text:p>
          </table:table-cell>
          <table:table-cell table:style-name="ce6" office:value-type="float" office:value="4.6100001335144">
            <text:p>4.610</text:p>
          </table:table-cell>
          <table:table-cell table:style-name="ce6" office:value-type="float" office:value="4.96000003814697">
            <text:p>4.960</text:p>
          </table:table-cell>
          <table:table-cell table:style-name="ce6" office:value-type="float" office:value="1.02450001239777">
            <text:p>1.025</text:p>
          </table:table-cell>
          <table:table-cell table:style-name="ce6" office:value-type="float" office:value="0.46399998664856">
            <text:p>0.464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12694.8">
            <text:p>12694.8</text:p>
          </table:table-cell>
          <table:table-cell table:style-name="ce4" table:formula="of:=[.A12]" office:value-type="float" office:value="10323.3">
            <text:p>10323.3</text:p>
          </table:table-cell>
          <table:table-cell table:style-name="ce6" office:value-type="float" office:value="28.9099998474121">
            <text:p>28.910</text:p>
          </table:table-cell>
          <table:table-cell table:style-name="ce6" office:value-type="float" office:value="18.9200000762939">
            <text:p>18.920</text:p>
          </table:table-cell>
          <table:table-cell table:style-name="ce6" office:value-type="float" office:value="20.3700008392334">
            <text:p>20.370</text:p>
          </table:table-cell>
          <table:table-cell table:style-name="ce6" office:value-type="float" office:value="2.61380004882812">
            <text:p>2.614</text:p>
          </table:table-cell>
          <table:table-cell table:style-name="ce6" office:value-type="float" office:value="1.58930003643036">
            <text:p>1.589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10323.3">
            <text:p>10323.3</text:p>
          </table:table-cell>
          <table:table-cell table:style-name="ce4" table:formula="of:=[.A13]" office:value-type="float" office:value="8394.8">
            <text:p>8394.8</text:p>
          </table:table-cell>
          <table:table-cell table:style-name="ce6" office:value-type="float" office:value="47.5499992370605">
            <text:p>47.550</text:p>
          </table:table-cell>
          <table:table-cell table:style-name="ce6" office:value-type="float" office:value="18.6399993896484">
            <text:p>18.640</text:p>
          </table:table-cell>
          <table:table-cell table:style-name="ce6" office:value-type="float" office:value="20.0599994659424">
            <text:p>20.060</text:p>
          </table:table-cell>
          <table:table-cell table:style-name="ce6" office:value-type="float" office:value="4.27419996261597">
            <text:p>4.274</text:p>
          </table:table-cell>
          <table:table-cell table:style-name="ce6" office:value-type="float" office:value="1.66040003299713">
            <text:p>1.660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8394.8">
            <text:p>8394.8</text:p>
          </table:table-cell>
          <table:table-cell table:style-name="ce4" table:formula="of:=[.A14]" office:value-type="float" office:value="6826.6">
            <text:p>6826.6</text:p>
          </table:table-cell>
          <table:table-cell table:style-name="ce6" office:value-type="float" office:value="55.6199989318848">
            <text:p>55.620</text:p>
          </table:table-cell>
          <table:table-cell table:style-name="ce6" office:value-type="float" office:value="8.06999969482422">
            <text:p>8.070</text:p>
          </table:table-cell>
          <table:table-cell table:style-name="ce6" office:value-type="float" office:value="8.6899995803833">
            <text:p>8.690</text:p>
          </table:table-cell>
          <table:table-cell table:style-name="ce6" office:value-type="float" office:value="5.10270023345947">
            <text:p>5.103</text:p>
          </table:table-cell>
          <table:table-cell table:style-name="ce6" office:value-type="float" office:value="0.828400015830994">
            <text:p>0.828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6826.6">
            <text:p>6826.6</text:p>
          </table:table-cell>
          <table:table-cell table:style-name="ce4" table:formula="of:=[.A15]" office:value-type="float" office:value="5551.3">
            <text:p>5551.3</text:p>
          </table:table-cell>
          <table:table-cell table:style-name="ce6" office:value-type="float" office:value="60.7099990844727">
            <text:p>60.710</text:p>
          </table:table-cell>
          <table:table-cell table:style-name="ce6" office:value-type="float" office:value="5.09000015258789">
            <text:p>5.090</text:p>
          </table:table-cell>
          <table:table-cell table:style-name="ce6" office:value-type="float" office:value="5.48000001907349">
            <text:p>5.480</text:p>
          </table:table-cell>
          <table:table-cell table:style-name="ce6" office:value-type="float" office:value="5.62489986419678">
            <text:p>5.625</text:p>
          </table:table-cell>
          <table:table-cell table:style-name="ce6" office:value-type="float" office:value="0.522300004959106">
            <text:p>0.522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5551.3">
            <text:p>5551.3</text:p>
          </table:table-cell>
          <table:table-cell table:style-name="ce4" table:formula="of:=[.A16]" office:value-type="float" office:value="4514.3">
            <text:p>4514.3</text:p>
          </table:table-cell>
          <table:table-cell table:style-name="ce6" office:value-type="float" office:value="64.0699996948242">
            <text:p>64.070</text:p>
          </table:table-cell>
          <table:table-cell table:style-name="ce6" office:value-type="float" office:value="3.35999989509583">
            <text:p>3.360</text:p>
          </table:table-cell>
          <table:table-cell table:style-name="ce6" office:value-type="float" office:value="3.61999988555908">
            <text:p>3.620</text:p>
          </table:table-cell>
          <table:table-cell table:style-name="ce6" office:value-type="float" office:value="5.97119998931885">
            <text:p>5.971</text:p>
          </table:table-cell>
          <table:table-cell table:style-name="ce6" office:value-type="float" office:value="0.346199989318848">
            <text:p>0.346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4514.3">
            <text:p>4514.3</text:p>
          </table:table-cell>
          <table:table-cell table:style-name="ce4" table:formula="of:=[.A17]" office:value-type="float" office:value="3671">
            <text:p>3671.0</text:p>
          </table:table-cell>
          <table:table-cell table:style-name="ce6" office:value-type="float" office:value="66.7600021362305">
            <text:p>66.760</text:p>
          </table:table-cell>
          <table:table-cell table:style-name="ce6" office:value-type="float" office:value="2.69000005722046">
            <text:p>2.690</text:p>
          </table:table-cell>
          <table:table-cell table:style-name="ce6" office:value-type="float" office:value="2.90000009536743">
            <text:p>2.900</text:p>
          </table:table-cell>
          <table:table-cell table:style-name="ce6" office:value-type="float" office:value="6.25139999389648">
            <text:p>6.251</text:p>
          </table:table-cell>
          <table:table-cell table:style-name="ce6" office:value-type="float" office:value="0.280299991369247">
            <text:p>0.280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3671">
            <text:p>3671.0</text:p>
          </table:table-cell>
          <table:table-cell table:style-name="ce4" table:formula="of:=[.A18]" office:value-type="float" office:value="2985.2">
            <text:p>2985.2</text:p>
          </table:table-cell>
          <table:table-cell table:style-name="ce6" office:value-type="float" office:value="68.879997253418">
            <text:p>68.880</text:p>
          </table:table-cell>
          <table:table-cell table:style-name="ce6" office:value-type="float" office:value="2.10999989509583">
            <text:p>2.110</text:p>
          </table:table-cell>
          <table:table-cell table:style-name="ce6" office:value-type="float" office:value="2.27999997138977">
            <text:p>2.280</text:p>
          </table:table-cell>
          <table:table-cell table:style-name="ce6" office:value-type="float" office:value="6.47160005569458">
            <text:p>6.472</text:p>
          </table:table-cell>
          <table:table-cell table:style-name="ce6" office:value-type="float" office:value="0.220200002193451">
            <text:p>0.220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2985.2">
            <text:p>2985.2</text:p>
          </table:table-cell>
          <table:table-cell table:style-name="ce4" table:formula="of:=[.A19]" office:value-type="float" office:value="2427.5">
            <text:p>2427.5</text:p>
          </table:table-cell>
          <table:table-cell table:style-name="ce6" office:value-type="float" office:value="70.8899993896484">
            <text:p>70.890</text:p>
          </table:table-cell>
          <table:table-cell table:style-name="ce6" office:value-type="float" office:value="2.01999998092651">
            <text:p>2.020</text:p>
          </table:table-cell>
          <table:table-cell table:style-name="ce6" office:value-type="float" office:value="2.17000007629395">
            <text:p>2.170</text:p>
          </table:table-cell>
          <table:table-cell table:style-name="ce6" office:value-type="float" office:value="6.68190002441406">
            <text:p>6.682</text:p>
          </table:table-cell>
          <table:table-cell table:style-name="ce6" office:value-type="float" office:value="0.210199996829033">
            <text:p>0.210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2427.5">
            <text:p>2427.5</text:p>
          </table:table-cell>
          <table:table-cell table:style-name="ce4" table:formula="of:=[.A20]" office:value-type="float" office:value="1974.1">
            <text:p>1974.1</text:p>
          </table:table-cell>
          <table:table-cell table:style-name="ce6" office:value-type="float" office:value="72.5299987792969">
            <text:p>72.530</text:p>
          </table:table-cell>
          <table:table-cell table:style-name="ce6" office:value-type="float" office:value="1.62999999523163">
            <text:p>1.630</text:p>
          </table:table-cell>
          <table:table-cell table:style-name="ce6" office:value-type="float" office:value="1.75999999046326">
            <text:p>1.760</text:p>
          </table:table-cell>
          <table:table-cell table:style-name="ce6" office:value-type="float" office:value="6.85200023651123">
            <text:p>6.852</text:p>
          </table:table-cell>
          <table:table-cell table:style-name="ce6" office:value-type="float" office:value="0.170200005173683">
            <text:p>0.170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1974.1">
            <text:p>1974.1</text:p>
          </table:table-cell>
          <table:table-cell table:style-name="ce4" table:formula="of:=[.A21]" office:value-type="float" office:value="1605.3">
            <text:p>1605.3</text:p>
          </table:table-cell>
          <table:table-cell table:style-name="ce6" office:value-type="float" office:value="74.1600036621094">
            <text:p>74.160</text:p>
          </table:table-cell>
          <table:table-cell table:style-name="ce6" office:value-type="float" office:value="1.62999999523163">
            <text:p>1.630</text:p>
          </table:table-cell>
          <table:table-cell table:style-name="ce6" office:value-type="float" office:value="1.75999999046326">
            <text:p>1.760</text:p>
          </table:table-cell>
          <table:table-cell table:style-name="ce6" office:value-type="float" office:value="6.99399995803833">
            <text:p>6.994</text:p>
          </table:table-cell>
          <table:table-cell table:style-name="ce6" office:value-type="float" office:value="0.142000004649162">
            <text:p>0.142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1605.3">
            <text:p>1605.3</text:p>
          </table:table-cell>
          <table:table-cell table:style-name="ce4" table:formula="of:=[.A22]" office:value-type="float" office:value="1305.4">
            <text:p>1305.4</text:p>
          </table:table-cell>
          <table:table-cell table:style-name="ce6" office:value-type="float" office:value="75.3099975585937">
            <text:p>75.310</text:p>
          </table:table-cell>
          <table:table-cell table:style-name="ce6" office:value-type="float" office:value="1.14999997615814">
            <text:p>1.150</text:p>
          </table:table-cell>
          <table:table-cell table:style-name="ce6" office:value-type="float" office:value="1.24000000953674">
            <text:p>1.240</text:p>
          </table:table-cell>
          <table:table-cell table:style-name="ce6" office:value-type="float" office:value="7.06489992141724">
            <text:p>7.065</text:p>
          </table:table-cell>
          <table:table-cell table:style-name="ce6" office:value-type="float" office:value="0.0709000006318092">
            <text:p>0.071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1305.4">
            <text:p>1305.4</text:p>
          </table:table-cell>
          <table:table-cell table:style-name="ce4" table:formula="of:=[.A23]" office:value-type="float" office:value="1061.5">
            <text:p>1061.5</text:p>
          </table:table-cell>
          <table:table-cell table:style-name="ce6" office:value-type="float" office:value="76.2699966430664">
            <text:p>76.270</text:p>
          </table:table-cell>
          <table:table-cell table:style-name="ce6" office:value-type="float" office:value="0.959999978542328">
            <text:p>0.960</text:p>
          </table:table-cell>
          <table:table-cell table:style-name="ce6" office:value-type="float" office:value="1.02999997138977">
            <text:p>1.030</text:p>
          </table:table-cell>
          <table:table-cell table:style-name="ce6" office:value-type="float" office:value="7.14239978790283">
            <text:p>7.142</text:p>
          </table:table-cell>
          <table:table-cell table:style-name="ce6" office:value-type="float" office:value="0.0775000005960465">
            <text:p>0.078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1061.5">
            <text:p>1061.5</text:p>
          </table:table-cell>
          <table:table-cell table:style-name="ce4" table:formula="of:=[.A24]" office:value-type="float" office:value="863.2">
            <text:p>863.2</text:p>
          </table:table-cell>
          <table:table-cell table:style-name="ce6" office:value-type="float" office:value="77.5199966430664">
            <text:p>77.520</text:p>
          </table:table-cell>
          <table:table-cell table:style-name="ce6" office:value-type="float" office:value="1.25">
            <text:p>1.250</text:p>
          </table:table-cell>
          <table:table-cell table:style-name="ce6" office:value-type="float" office:value="1.3400000333786">
            <text:p>1.340</text:p>
          </table:table-cell>
          <table:table-cell table:style-name="ce6" office:value-type="float" office:value="7.23280000686646">
            <text:p>7.233</text:p>
          </table:table-cell>
          <table:table-cell table:style-name="ce6" office:value-type="float" office:value="0.0904000028967857">
            <text:p>0.090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863.2">
            <text:p>863.2</text:p>
          </table:table-cell>
          <table:table-cell table:style-name="ce4" table:formula="of:=[.A25]" office:value-type="float" office:value="702">
            <text:p>702.0</text:p>
          </table:table-cell>
          <table:table-cell table:style-name="ce6" office:value-type="float" office:value="79.5400009155273">
            <text:p>79.540</text:p>
          </table:table-cell>
          <table:table-cell table:style-name="ce6" office:value-type="float" office:value="2.01999998092651">
            <text:p>2.020</text:p>
          </table:table-cell>
          <table:table-cell table:style-name="ce6" office:value-type="float" office:value="2.17000007629395">
            <text:p>2.170</text:p>
          </table:table-cell>
          <table:table-cell table:style-name="ce6" office:value-type="float" office:value="7.37069988250732">
            <text:p>7.371</text:p>
          </table:table-cell>
          <table:table-cell table:style-name="ce6" office:value-type="float" office:value="0.137899994850159">
            <text:p>0.138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702">
            <text:p>702.0</text:p>
          </table:table-cell>
          <table:table-cell table:style-name="ce4" table:formula="of:=[.A26]" office:value-type="float" office:value="570.8">
            <text:p>570.8</text:p>
          </table:table-cell>
          <table:table-cell table:style-name="ce6" office:value-type="float" office:value="80.7900009155273">
            <text:p>80.790</text:p>
          </table:table-cell>
          <table:table-cell table:style-name="ce6" office:value-type="float" office:value="1.25">
            <text:p>1.250</text:p>
          </table:table-cell>
          <table:table-cell table:style-name="ce6" office:value-type="float" office:value="1.3400000333786">
            <text:p>1.340</text:p>
          </table:table-cell>
          <table:table-cell table:style-name="ce6" office:value-type="float" office:value="7.47919988632202">
            <text:p>7.479</text:p>
          </table:table-cell>
          <table:table-cell table:style-name="ce6" office:value-type="float" office:value="0.108499996364117">
            <text:p>0.108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570.8">
            <text:p>570.8</text:p>
          </table:table-cell>
          <table:table-cell table:style-name="ce4" table:formula="of:=[.A27]" office:value-type="float" office:value="464.2">
            <text:p>464.2</text:p>
          </table:table-cell>
          <table:table-cell table:style-name="ce6" office:value-type="float" office:value="81.8399963378906">
            <text:p>81.840</text:p>
          </table:table-cell>
          <table:table-cell table:style-name="ce6" office:value-type="float" office:value="1.05999994277954">
            <text:p>1.060</text:p>
          </table:table-cell>
          <table:table-cell table:style-name="ce6" office:value-type="float" office:value="1.13999998569489">
            <text:p>1.140</text:p>
          </table:table-cell>
          <table:table-cell table:style-name="ce6" office:value-type="float" office:value="7.5770001411438">
            <text:p>7.577</text:p>
          </table:table-cell>
          <table:table-cell table:style-name="ce6" office:value-type="float" office:value="0.0976999998092651">
            <text:p>0.098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464.2">
            <text:p>464.2</text:p>
          </table:table-cell>
          <table:table-cell table:style-name="ce4" table:formula="of:=[.A28]" office:value-type="float" office:value="377.5">
            <text:p>377.5</text:p>
          </table:table-cell>
          <table:table-cell table:style-name="ce6" office:value-type="float" office:value="82.9000015258789">
            <text:p>82.900</text:p>
          </table:table-cell>
          <table:table-cell table:style-name="ce6" office:value-type="float" office:value="1.05999994277954">
            <text:p>1.060</text:p>
          </table:table-cell>
          <table:table-cell table:style-name="ce6" office:value-type="float" office:value="1.13999998569489">
            <text:p>1.140</text:p>
          </table:table-cell>
          <table:table-cell table:style-name="ce6" office:value-type="float" office:value="7.68289995193481">
            <text:p>7.683</text:p>
          </table:table-cell>
          <table:table-cell table:style-name="ce6" office:value-type="float" office:value="0.105999998748302">
            <text:p>0.106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377.5">
            <text:p>377.5</text:p>
          </table:table-cell>
          <table:table-cell table:style-name="ce4" table:formula="of:=[.A29]" office:value-type="float" office:value="307">
            <text:p>307.0</text:p>
          </table:table-cell>
          <table:table-cell table:style-name="ce6" office:value-type="float" office:value="84.0500030517578">
            <text:p>84.050</text:p>
          </table:table-cell>
          <table:table-cell table:style-name="ce6" office:value-type="float" office:value="1.14999997615814">
            <text:p>1.150</text:p>
          </table:table-cell>
          <table:table-cell table:style-name="ce6" office:value-type="float" office:value="1.24000000953674">
            <text:p>1.240</text:p>
          </table:table-cell>
          <table:table-cell table:style-name="ce6" office:value-type="float" office:value="7.79069995880127">
            <text:p>7.791</text:p>
          </table:table-cell>
          <table:table-cell table:style-name="ce6" office:value-type="float" office:value="0.107699997723103">
            <text:p>0.108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307">
            <text:p>307.0</text:p>
          </table:table-cell>
          <table:table-cell table:style-name="ce4" table:formula="of:=[.A30]" office:value-type="float" office:value="249.6">
            <text:p>249.6</text:p>
          </table:table-cell>
          <table:table-cell table:style-name="ce6" office:value-type="float" office:value="85.1100006103516">
            <text:p>85.110</text:p>
          </table:table-cell>
          <table:table-cell table:style-name="ce6" office:value-type="float" office:value="1.05999994277954">
            <text:p>1.060</text:p>
          </table:table-cell>
          <table:table-cell table:style-name="ce6" office:value-type="float" office:value="1.13999998569489">
            <text:p>1.140</text:p>
          </table:table-cell>
          <table:table-cell table:style-name="ce6" office:value-type="float" office:value="7.9008002281189">
            <text:p>7.901</text:p>
          </table:table-cell>
          <table:table-cell table:style-name="ce6" office:value-type="float" office:value="0.110100001096725">
            <text:p>0.110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249.6">
            <text:p>249.6</text:p>
          </table:table-cell>
          <table:table-cell table:style-name="ce4" table:formula="of:=[.A31]" office:value-type="float" office:value="203">
            <text:p>203.0</text:p>
          </table:table-cell>
          <table:table-cell table:style-name="ce6" office:value-type="float" office:value="86.0699996948242">
            <text:p>86.070</text:p>
          </table:table-cell>
          <table:table-cell table:style-name="ce6" office:value-type="float" office:value="0.959999978542328">
            <text:p>0.960</text:p>
          </table:table-cell>
          <table:table-cell table:style-name="ce6" office:value-type="float" office:value="1.02999997138977">
            <text:p>1.030</text:p>
          </table:table-cell>
          <table:table-cell table:style-name="ce6" office:value-type="float" office:value="8.00090026855469">
            <text:p>8.001</text:p>
          </table:table-cell>
          <table:table-cell table:style-name="ce6" office:value-type="float" office:value="0.100100003182888">
            <text:p>0.100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203">
            <text:p>203.0</text:p>
          </table:table-cell>
          <table:table-cell table:style-name="ce4" table:formula="of:=[.A32]" office:value-type="float" office:value="165.1">
            <text:p>165.1</text:p>
          </table:table-cell>
          <table:table-cell table:style-name="ce6" office:value-type="float" office:value="87.0299987792969">
            <text:p>87.030</text:p>
          </table:table-cell>
          <table:table-cell table:style-name="ce6" office:value-type="float" office:value="0.959999978542328">
            <text:p>0.960</text:p>
          </table:table-cell>
          <table:table-cell table:style-name="ce6" office:value-type="float" office:value="1.02999997138977">
            <text:p>1.030</text:p>
          </table:table-cell>
          <table:table-cell table:style-name="ce6" office:value-type="float" office:value="8.10099983215332">
            <text:p>8.101</text:p>
          </table:table-cell>
          <table:table-cell table:style-name="ce6" office:value-type="float" office:value="0.100100003182888">
            <text:p>0.100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165.1">
            <text:p>165.1</text:p>
          </table:table-cell>
          <table:table-cell table:style-name="ce4" table:formula="of:=[.A33]" office:value-type="float" office:value="134.2">
            <text:p>134.2</text:p>
          </table:table-cell>
          <table:table-cell table:style-name="ce6" office:value-type="float" office:value="87.6999969482422">
            <text:p>87.700</text:p>
          </table:table-cell>
          <table:table-cell table:style-name="ce6" office:value-type="float" office:value="0.670000016689301">
            <text:p>0.670</text:p>
          </table:table-cell>
          <table:table-cell table:style-name="ce6" office:value-type="float" office:value="0.72000002861023">
            <text:p>0.720</text:p>
          </table:table-cell>
          <table:table-cell table:style-name="ce6" office:value-type="float" office:value="8.17099952697754">
            <text:p>8.171</text:p>
          </table:table-cell>
          <table:table-cell table:style-name="ce6" office:value-type="float" office:value="0.0701000019907951">
            <text:p>0.070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134.2">
            <text:p>134.2</text:p>
          </table:table-cell>
          <table:table-cell table:style-name="ce4" table:formula="of:=[.A34]" office:value-type="float" office:value="109.2">
            <text:p>109.2</text:p>
          </table:table-cell>
          <table:table-cell table:style-name="ce6" office:value-type="float" office:value="88.379997253418">
            <text:p>88.380</text:p>
          </table:table-cell>
          <table:table-cell table:style-name="ce6" office:value-type="float" office:value="0.670000016689301">
            <text:p>0.670</text:p>
          </table:table-cell>
          <table:table-cell table:style-name="ce6" office:value-type="float" office:value="0.72000002861023">
            <text:p>0.720</text:p>
          </table:table-cell>
          <table:table-cell table:style-name="ce6" office:value-type="float" office:value="8.2411003112793">
            <text:p>8.241</text:p>
          </table:table-cell>
          <table:table-cell table:style-name="ce6" office:value-type="float" office:value="0.0701000019907951">
            <text:p>0.070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109.2">
            <text:p>109.2</text:p>
          </table:table-cell>
          <table:table-cell table:style-name="ce4" table:formula="of:=[.A35]" office:value-type="float" office:value="88.8">
            <text:p>88.8</text:p>
          </table:table-cell>
          <table:table-cell table:style-name="ce6" office:value-type="float" office:value="89.0500030517578">
            <text:p>89.050</text:p>
          </table:table-cell>
          <table:table-cell table:style-name="ce6" office:value-type="float" office:value="0.670000016689301">
            <text:p>0.670</text:p>
          </table:table-cell>
          <table:table-cell table:style-name="ce6" office:value-type="float" office:value="0.72000002861023">
            <text:p>0.720</text:p>
          </table:table-cell>
          <table:table-cell table:style-name="ce6" office:value-type="float" office:value="8.31120014190674">
            <text:p>8.311</text:p>
          </table:table-cell>
          <table:table-cell table:style-name="ce6" office:value-type="float" office:value="0.0701000019907951">
            <text:p>0.070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88.8">
            <text:p>88.8</text:p>
          </table:table-cell>
          <table:table-cell table:style-name="ce4" table:formula="of:=[.A36]" office:value-type="float" office:value="72.2">
            <text:p>72.2</text:p>
          </table:table-cell>
          <table:table-cell table:style-name="ce6" office:value-type="float" office:value="89.5299987792969">
            <text:p>89.530</text:p>
          </table:table-cell>
          <table:table-cell table:style-name="ce6" office:value-type="float" office:value="0.479999989271164">
            <text:p>0.480</text:p>
          </table:table-cell>
          <table:table-cell table:style-name="ce6" office:value-type="float" office:value="0.519999980926514">
            <text:p>0.520</text:p>
          </table:table-cell>
          <table:table-cell table:style-name="ce6" office:value-type="float" office:value="8.3612003326416">
            <text:p>8.361</text:p>
          </table:table-cell>
          <table:table-cell table:style-name="ce6" office:value-type="float" office:value="0.0500000007450581">
            <text:p>0.050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72.2">
            <text:p>72.2</text:p>
          </table:table-cell>
          <table:table-cell table:style-name="ce4" table:formula="of:=[.A37]" office:value-type="float" office:value="58.7">
            <text:p>58.7</text:p>
          </table:table-cell>
          <table:table-cell table:style-name="ce6" office:value-type="float" office:value="90.0100021362305">
            <text:p>90.010</text:p>
          </table:table-cell>
          <table:table-cell table:style-name="ce6" office:value-type="float" office:value="0.479999989271164">
            <text:p>0.480</text:p>
          </table:table-cell>
          <table:table-cell table:style-name="ce6" office:value-type="float" office:value="0.519999980926514">
            <text:p>0.520</text:p>
          </table:table-cell>
          <table:table-cell table:style-name="ce6" office:value-type="float" office:value="8.41129970550537">
            <text:p>8.411</text:p>
          </table:table-cell>
          <table:table-cell table:style-name="ce6" office:value-type="float" office:value="0.0500000007450581">
            <text:p>0.050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58.7">
            <text:p>58.7</text:p>
          </table:table-cell>
          <table:table-cell table:style-name="ce4" table:formula="of:=[.A38]" office:value-type="float" office:value="47.7">
            <text:p>47.7</text:p>
          </table:table-cell>
          <table:table-cell table:style-name="ce6" office:value-type="float" office:value="90.5899963378906">
            <text:p>90.590</text:p>
          </table:table-cell>
          <table:table-cell table:style-name="ce6" office:value-type="float" office:value="0.579999983310699">
            <text:p>0.580</text:p>
          </table:table-cell>
          <table:table-cell table:style-name="ce6" office:value-type="float" office:value="0.620000004768372">
            <text:p>0.620</text:p>
          </table:table-cell>
          <table:table-cell table:style-name="ce6" office:value-type="float" office:value="8.47130012512207">
            <text:p>8.471</text:p>
          </table:table-cell>
          <table:table-cell table:style-name="ce6" office:value-type="float" office:value="0.0601000003516674">
            <text:p>0.060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47.7">
            <text:p>47.7</text:p>
          </table:table-cell>
          <table:table-cell table:style-name="ce4" table:formula="of:=[.A39]" office:value-type="float" office:value="38.8">
            <text:p>38.8</text:p>
          </table:table-cell>
          <table:table-cell table:style-name="ce6" office:value-type="float" office:value="90.9700012207031">
            <text:p>90.970</text:p>
          </table:table-cell>
          <table:table-cell table:style-name="ce6" office:value-type="float" office:value="0.379999995231628">
            <text:p>0.380</text:p>
          </table:table-cell>
          <table:table-cell table:style-name="ce6" office:value-type="float" office:value="0.409999996423721">
            <text:p>0.410</text:p>
          </table:table-cell>
          <table:table-cell table:style-name="ce6" office:value-type="float" office:value="8.51140022277832">
            <text:p>8.511</text:p>
          </table:table-cell>
          <table:table-cell table:style-name="ce6" office:value-type="float" office:value="0.0399999991059303">
            <text:p>0.040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38.8">
            <text:p>38.8</text:p>
          </table:table-cell>
          <table:table-cell table:style-name="ce4" table:formula="of:=[.A40]" office:value-type="float" office:value="31.6">
            <text:p>31.6</text:p>
          </table:table-cell>
          <table:table-cell table:style-name="ce6" office:value-type="float" office:value="91.3499984741211">
            <text:p>91.350</text:p>
          </table:table-cell>
          <table:table-cell table:style-name="ce6" office:value-type="float" office:value="0.379999995231628">
            <text:p>0.380</text:p>
          </table:table-cell>
          <table:table-cell table:style-name="ce6" office:value-type="float" office:value="0.409999996423721">
            <text:p>0.410</text:p>
          </table:table-cell>
          <table:table-cell table:style-name="ce6" office:value-type="float" office:value="8.55140018463135">
            <text:p>8.551</text:p>
          </table:table-cell>
          <table:table-cell table:style-name="ce6" office:value-type="float" office:value="0.0399999991059303">
            <text:p>0.040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31.6">
            <text:p>31.6</text:p>
          </table:table-cell>
          <table:table-cell table:style-name="ce4" table:formula="of:=[.A41]" office:value-type="float" office:value="25.7">
            <text:p>25.7</text:p>
          </table:table-cell>
          <table:table-cell table:style-name="ce6" office:value-type="float" office:value="91.6399993896484">
            <text:p>91.640</text:p>
          </table:table-cell>
          <table:table-cell table:style-name="ce6" office:value-type="float" office:value="0.28999999165535">
            <text:p>0.290</text:p>
          </table:table-cell>
          <table:table-cell table:style-name="ce6" office:value-type="float" office:value="0.310000002384186">
            <text:p>0.310</text:p>
          </table:table-cell>
          <table:table-cell table:style-name="ce6" office:value-type="float" office:value="8.58150005340576">
            <text:p>8.582</text:p>
          </table:table-cell>
          <table:table-cell table:style-name="ce6" office:value-type="float" office:value="0.0299999993294477">
            <text:p>0.030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25.7">
            <text:p>25.7</text:p>
          </table:table-cell>
          <table:table-cell table:style-name="ce4" table:formula="of:=[.A42]" office:value-type="float" office:value="20.9">
            <text:p>20.9</text:p>
          </table:table-cell>
          <table:table-cell table:style-name="ce6" office:value-type="float" office:value="91.9300003051758">
            <text:p>91.930</text:p>
          </table:table-cell>
          <table:table-cell table:style-name="ce6" office:value-type="float" office:value="0.28999999165535">
            <text:p>0.290</text:p>
          </table:table-cell>
          <table:table-cell table:style-name="ce6" office:value-type="float" office:value="0.310000002384186">
            <text:p>0.310</text:p>
          </table:table-cell>
          <table:table-cell table:style-name="ce6" office:value-type="float" office:value="8.61149978637695">
            <text:p>8.611</text:p>
          </table:table-cell>
          <table:table-cell table:style-name="ce6" office:value-type="float" office:value="0.0299999993294477">
            <text:p>0.030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20.9">
            <text:p>20.9</text:p>
          </table:table-cell>
          <table:table-cell table:style-name="ce4" table:formula="of:=[.A43]" office:value-type="float" office:value="17">
            <text:p>17.0</text:p>
          </table:table-cell>
          <table:table-cell table:style-name="ce6" office:value-type="float" office:value="92.2200012207031">
            <text:p>92.220</text:p>
          </table:table-cell>
          <table:table-cell table:style-name="ce6" office:value-type="float" office:value="0.28999999165535">
            <text:p>0.290</text:p>
          </table:table-cell>
          <table:table-cell table:style-name="ce6" office:value-type="float" office:value="0.310000002384186">
            <text:p>0.310</text:p>
          </table:table-cell>
          <table:table-cell table:style-name="ce6" office:value-type="float" office:value="8.64150047302246">
            <text:p>8.642</text:p>
          </table:table-cell>
          <table:table-cell table:style-name="ce6" office:value-type="float" office:value="0.0299999993294477">
            <text:p>0.030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17">
            <text:p>17.0</text:p>
          </table:table-cell>
          <table:table-cell table:style-name="ce4" table:formula="of:=[.A44]" office:value-type="float" office:value="13.8">
            <text:p>13.8</text:p>
          </table:table-cell>
          <table:table-cell table:style-name="ce6" office:value-type="float" office:value="92.4100036621094">
            <text:p>92.410</text:p>
          </table:table-cell>
          <table:table-cell table:style-name="ce6" office:value-type="float" office:value="0.189999997615814">
            <text:p>0.190</text:p>
          </table:table-cell>
          <table:table-cell table:style-name="ce6" office:value-type="float" office:value="0.209999993443489">
            <text:p>0.210</text:p>
          </table:table-cell>
          <table:table-cell table:style-name="ce6" office:value-type="float" office:value="8.66149997711182">
            <text:p>8.661</text:p>
          </table:table-cell>
          <table:table-cell table:style-name="ce6" office:value-type="float" office:value="0.0199999995529652">
            <text:p>0.020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13.8">
            <text:p>13.8</text:p>
          </table:table-cell>
          <table:table-cell table:style-name="ce4" table:formula="of:=[.A45]" office:value-type="float" office:value="11.2">
            <text:p>11.2</text:p>
          </table:table-cell>
          <table:table-cell table:style-name="ce6" office:value-type="float" office:value="92.5999984741211">
            <text:p>92.600</text:p>
          </table:table-cell>
          <table:table-cell table:style-name="ce6" office:value-type="float" office:value="0.189999997615814">
            <text:p>0.190</text:p>
          </table:table-cell>
          <table:table-cell table:style-name="ce6" office:value-type="float" office:value="0.209999993443489">
            <text:p>0.210</text:p>
          </table:table-cell>
          <table:table-cell table:style-name="ce6" office:value-type="float" office:value="8.68159961700439">
            <text:p>8.682</text:p>
          </table:table-cell>
          <table:table-cell table:style-name="ce6" office:value-type="float" office:value="0.0199999995529652">
            <text:p>0.020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11.2">
            <text:p>11.2</text:p>
          </table:table-cell>
          <table:table-cell table:style-name="ce4" table:formula="of:=[.A46]" office:value-type="float" office:value="9.1">
            <text:p>9.1</text:p>
          </table:table-cell>
          <table:table-cell table:style-name="ce6" office:value-type="float" office:value="92.8000030517578">
            <text:p>92.800</text:p>
          </table:table-cell>
          <table:table-cell table:style-name="ce6" office:value-type="float" office:value="0.189999997615814">
            <text:p>0.190</text:p>
          </table:table-cell>
          <table:table-cell table:style-name="ce6" office:value-type="float" office:value="0.209999993443489">
            <text:p>0.210</text:p>
          </table:table-cell>
          <table:table-cell table:style-name="ce6" office:value-type="float" office:value="8.70160007476807">
            <text:p>8.702</text:p>
          </table:table-cell>
          <table:table-cell table:style-name="ce6" office:value-type="float" office:value="0.0199999995529652">
            <text:p>0.020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9.1">
            <text:p>9.1</text:p>
          </table:table-cell>
          <table:table-cell table:style-name="ce4" table:formula="of:=[.A47]" office:value-type="float" office:value="7.4">
            <text:p>7.4</text:p>
          </table:table-cell>
          <table:table-cell table:style-name="ce6" office:value-type="float" office:value="92.8000030517578">
            <text:p>92.800</text:p>
          </table:table-cell>
          <table:table-cell table:number-columns-repeated="2" table:style-name="ce6" office:value-type="float" office:value="0">
            <text:p>0.000</text:p>
          </table:table-cell>
          <table:table-cell table:style-name="ce6" office:value-type="float" office:value="8.70160007476807">
            <text:p>8.702</text:p>
          </table:table-cell>
          <table:table-cell table:style-name="ce6" office:value-type="float" office:value="0">
            <text:p>0.000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7.4">
            <text:p>7.4</text:p>
          </table:table-cell>
          <table:table-cell table:style-name="ce4" table:formula="of:=[.A48]" office:value-type="float" office:value="6">
            <text:p>6.0</text:p>
          </table:table-cell>
          <table:table-cell table:style-name="ce6" office:value-type="float" office:value="92.8899993896484">
            <text:p>92.890</text:p>
          </table:table-cell>
          <table:table-cell table:number-columns-repeated="2" table:style-name="ce6" office:value-type="float" office:value="0.100000001490116">
            <text:p>0.100</text:p>
          </table:table-cell>
          <table:table-cell table:style-name="ce6" office:value-type="float" office:value="8.7116003036499">
            <text:p>8.712</text:p>
          </table:table-cell>
          <table:table-cell table:style-name="ce6" office:value-type="float" office:value="0.00999999977648258">
            <text:p>0.010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6">
            <text:p>6.0</text:p>
          </table:table-cell>
          <table:table-cell table:style-name="ce4" table:formula="of:=[.A49]" office:value-type="float" office:value="4.9">
            <text:p>4.9</text:p>
          </table:table-cell>
          <table:table-cell table:style-name="ce6" office:value-type="float" office:value="92.8899993896484">
            <text:p>92.890</text:p>
          </table:table-cell>
          <table:table-cell table:number-columns-repeated="2" table:style-name="ce6" office:value-type="float" office:value="0">
            <text:p>0.000</text:p>
          </table:table-cell>
          <table:table-cell table:style-name="ce6" office:value-type="float" office:value="8.7116003036499">
            <text:p>8.712</text:p>
          </table:table-cell>
          <table:table-cell table:style-name="ce6" office:value-type="float" office:value="0">
            <text:p>0.000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4.9">
            <text:p>4.9</text:p>
          </table:table-cell>
          <table:table-cell table:style-name="ce4" table:formula="of:=[.A50]" office:value-type="float" office:value="4">
            <text:p>4.0</text:p>
          </table:table-cell>
          <table:table-cell table:style-name="ce6" office:value-type="float" office:value="92.8899993896484">
            <text:p>92.890</text:p>
          </table:table-cell>
          <table:table-cell table:number-columns-repeated="2" table:style-name="ce6" office:value-type="float" office:value="0">
            <text:p>0.000</text:p>
          </table:table-cell>
          <table:table-cell table:style-name="ce6" office:value-type="float" office:value="8.7116003036499">
            <text:p>8.712</text:p>
          </table:table-cell>
          <table:table-cell table:style-name="ce6" office:value-type="float" office:value="0">
            <text:p>0.000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4">
            <text:p>4.0</text:p>
          </table:table-cell>
          <table:table-cell table:style-name="ce4" table:formula="of:=[.A51]" office:value-type="float" office:value="3.2">
            <text:p>3.2</text:p>
          </table:table-cell>
          <table:table-cell table:style-name="ce6" office:value-type="float" office:value="92.8899993896484">
            <text:p>92.890</text:p>
          </table:table-cell>
          <table:table-cell table:number-columns-repeated="2" table:style-name="ce6" office:value-type="float" office:value="0">
            <text:p>0.000</text:p>
          </table:table-cell>
          <table:table-cell table:style-name="ce6" office:value-type="float" office:value="8.7116003036499">
            <text:p>8.712</text:p>
          </table:table-cell>
          <table:table-cell table:style-name="ce6" office:value-type="float" office:value="0">
            <text:p>0.000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3.2">
            <text:p>3.2</text:p>
          </table:table-cell>
          <table:table-cell table:style-name="ce4" table:formula="of:=[.A52]" office:value-type="float" office:value="2.6">
            <text:p>2.6</text:p>
          </table:table-cell>
          <table:table-cell table:style-name="ce6" office:value-type="float" office:value="92.8899993896484">
            <text:p>92.890</text:p>
          </table:table-cell>
          <table:table-cell table:number-columns-repeated="2" table:style-name="ce6" office:value-type="float" office:value="0">
            <text:p>0.000</text:p>
          </table:table-cell>
          <table:table-cell table:style-name="ce6" office:value-type="float" office:value="8.7116003036499">
            <text:p>8.712</text:p>
          </table:table-cell>
          <table:table-cell table:style-name="ce6" office:value-type="float" office:value="0">
            <text:p>0.000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2.6">
            <text:p>2.6</text:p>
          </table:table-cell>
          <table:table-cell table:style-name="ce4" table:formula="of:=[.A53]" office:value-type="float" office:value="2.1">
            <text:p>2.1</text:p>
          </table:table-cell>
          <table:table-cell table:style-name="ce6" office:value-type="float" office:value="92.8899993896484">
            <text:p>92.890</text:p>
          </table:table-cell>
          <table:table-cell table:number-columns-repeated="2" table:style-name="ce6" office:value-type="float" office:value="0">
            <text:p>0.000</text:p>
          </table:table-cell>
          <table:table-cell table:style-name="ce6" office:value-type="float" office:value="8.7116003036499">
            <text:p>8.712</text:p>
          </table:table-cell>
          <table:table-cell table:style-name="ce6" office:value-type="float" office:value="0">
            <text:p>0.000</text:p>
          </table:table-cell>
          <table:table-cell table:style-name="ce1" table:number-columns-repeated="251"/>
        </table:table-row>
        <table:table-row table:style-name="ro1">
          <table:table-cell table:style-name="ce4" office:value-type="float" office:value="2.1">
            <text:p>2.1</text:p>
          </table:table-cell>
          <table:table-cell table:style-name="ce4" office:value-type="float" office:value="1.7">
            <text:p>1.7</text:p>
          </table:table-cell>
          <table:table-cell table:style-name="ce6" office:value-type="float" office:value="92.8899993896484">
            <text:p>92.890</text:p>
          </table:table-cell>
          <table:table-cell table:number-columns-repeated="2" table:style-name="ce6" office:value-type="float" office:value="0">
            <text:p>0.000</text:p>
          </table:table-cell>
          <table:table-cell table:style-name="ce6" office:value-type="float" office:value="8.7116003036499">
            <text:p>8.712</text:p>
          </table:table-cell>
          <table:table-cell table:style-name="ce6" office:value-type="float" office:value="0">
            <text:p>0.000</text:p>
          </table:table-cell>
          <table:table-cell table:style-name="ce1" table:number-columns-repeated="251"/>
        </table:table-row>
        <table:table-row table:style-name="ro2" table:number-rows-repeated="1048522">
          <table:table-cell table:number-columns-repeated="258"/>
        </table:table-row>
        <table:table-row table:style-name="ro2">
          <table:table-cell table:number-columns-repeated="258"/>
        </table:table-row>
      </table:table>
      <table:table table:name="Custom report" table:style-name="ta2">
        <office:forms form:automatic-focus="false" form:apply-design-mode="false"/>
        <table:table-column table:style-name="co11" table:default-cell-style-name="ce6"/>
        <table:table-column table:style-name="co12" table:default-cell-style-name="ce6"/>
        <table:table-column table:style-name="co8" table:number-columns-repeated="2" table:default-cell-style-name="ce6"/>
        <table:table-column table:style-name="co8" table:number-columns-repeated="253" table:default-cell-style-name="ce1"/>
        <table:table-row table:style-name="ro1">
          <table:table-cell table:style-name="ce5" office:value-type="string" table:number-columns-spanned="4" table:number-rows-spanned="1">
            <text:p>C U S T O M <text:s text:c="2"/>R E P O R T</text:p>
          </table:table-cell>
          <table:covered-table-cell table:number-columns-repeated="3" table:style-name="ce1"/>
          <table:table-cell table:number-columns-repeated="253"/>
        </table:table-row>
        <table:table-row table:style-name="ro1">
          <table:table-cell table:style-name="ce1" office:value-type="string">
            <text:p>Pressure (Inc)</text:p>
          </table:table-cell>
          <table:table-cell table:style-name="ce1" office:value-type="string">
            <text:p>Cum. Volume</text:p>
          </table:table-cell>
          <table:table-cell table:style-name="ce1" office:value-type="string">
            <text:p>Pore Radius</text:p>
          </table:table-cell>
          <table:table-cell table:style-name="ce1" office:value-type="string">
            <text:p>DV/log(DR)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(MPa)</text:p>
          </table:table-cell>
          <table:table-cell table:style-name="ce1" office:value-type="string">
            <text:p>(mm3/g)</text:p>
          </table:table-cell>
          <table:table-cell table:style-name="ce1" office:value-type="string">
            <text:p>(nM)</text:p>
          </table:table-cell>
          <table:table-cell table:style-name="ce1" office:value-type="string">
            <text:p>n20 s.95</text:p>
          </table:table-cell>
          <table:table-cell table:number-columns-repeated="253"/>
        </table:table-row>
        <table:table-row table:style-name="ro1">
          <table:table-cell office:value-type="float" office:value="0.0126000000163913">
            <text:p>0.013</text:p>
          </table:table-cell>
          <table:table-cell office:value-type="float" office:value="0">
            <text:p>0.000</text:p>
          </table:table-cell>
          <table:table-cell office:value-type="float" office:value="53985.48828125">
            <text:p>53985.488</text:p>
          </table:table-cell>
          <table:table-cell office:value-type="float" office:value="0">
            <text:p>0.000</text:p>
          </table:table-cell>
          <table:table-cell table:number-columns-repeated="253"/>
        </table:table-row>
        <table:table-row table:style-name="ro1">
          <table:table-cell office:value-type="float" office:value="0.0159000009298325">
            <text:p>0.016</text:p>
          </table:table-cell>
          <table:table-cell office:value-type="float" office:value="0.100000001490116">
            <text:p>0.100</text:p>
          </table:table-cell>
          <table:table-cell office:value-type="float" office:value="42793.82421875">
            <text:p>42793.824</text:p>
          </table:table-cell>
          <table:table-cell office:value-type="float" office:value="0">
            <text:p>0.000</text:p>
          </table:table-cell>
          <table:table-cell table:number-columns-repeated="253"/>
        </table:table-row>
        <table:table-row table:style-name="ro1">
          <table:table-cell office:value-type="float" office:value="0.0179999992251396">
            <text:p>0.018</text:p>
          </table:table-cell>
          <table:table-cell office:value-type="float" office:value="0.579999983310699">
            <text:p>0.580</text:p>
          </table:table-cell>
          <table:table-cell office:value-type="float" office:value="37811.06640625">
            <text:p>37811.066</text:p>
          </table:table-cell>
          <table:table-cell office:value-type="float" office:value="0">
            <text:p>0.000</text:p>
          </table:table-cell>
          <table:table-cell table:number-columns-repeated="253"/>
        </table:table-row>
        <table:table-row table:style-name="ro1">
          <table:table-cell office:value-type="float" office:value="0.0205000005662441">
            <text:p>0.021</text:p>
          </table:table-cell>
          <table:table-cell office:value-type="float" office:value="1.05999994277954">
            <text:p>1.060</text:p>
          </table:table-cell>
          <table:table-cell office:value-type="float" office:value="33043.34375">
            <text:p>33043.344</text:p>
          </table:table-cell>
          <table:table-cell office:value-type="float" office:value="3.33319997787476">
            <text:p>3.333</text:p>
          </table:table-cell>
          <table:table-cell table:number-columns-repeated="253"/>
        </table:table-row>
        <table:table-row table:style-name="ro1">
          <table:table-cell office:value-type="float" office:value="0.0232999995350838">
            <text:p>0.023</text:p>
          </table:table-cell>
          <table:table-cell office:value-type="float" office:value="1.53999996185303">
            <text:p>1.540</text:p>
          </table:table-cell>
          <table:table-cell office:value-type="float" office:value="29091.8359375">
            <text:p>29091.836</text:p>
          </table:table-cell>
          <table:table-cell office:value-type="float" office:value="3.86019992828369">
            <text:p>3.860</text:p>
          </table:table-cell>
          <table:table-cell table:number-columns-repeated="253"/>
        </table:table-row>
        <table:table-row table:style-name="ro1">
          <table:table-cell office:value-type="float" office:value="0.0263000000268221">
            <text:p>0.026</text:p>
          </table:table-cell>
          <table:table-cell office:value-type="float" office:value="2.01999998092651">
            <text:p>2.020</text:p>
          </table:table-cell>
          <table:table-cell office:value-type="float" office:value="25787.048828125">
            <text:p>25787.049</text:p>
          </table:table-cell>
          <table:table-cell office:value-type="float" office:value="4.13409996032715">
            <text:p>4.134</text:p>
          </table:table-cell>
          <table:table-cell table:number-columns-repeated="253"/>
        </table:table-row>
        <table:table-row table:style-name="ro1">
          <table:table-cell office:value-type="float" office:value="0.0286999996751547">
            <text:p>0.029</text:p>
          </table:table-cell>
          <table:table-cell office:value-type="float" office:value="2.40000009536743">
            <text:p>2.400</text:p>
          </table:table-cell>
          <table:table-cell office:value-type="float" office:value="23640.3671875">
            <text:p>23640.367</text:p>
          </table:table-cell>
          <table:table-cell office:value-type="float" office:value="4.41550016403198">
            <text:p>4.416</text:p>
          </table:table-cell>
          <table:table-cell table:number-columns-repeated="253"/>
        </table:table-row>
        <table:table-row table:style-name="ro1">
          <table:table-cell office:value-type="float" office:value="0.031700000166893">
            <text:p>0.032</text:p>
          </table:table-cell>
          <table:table-cell office:value-type="float" office:value="2.88000011444092">
            <text:p>2.880</text:p>
          </table:table-cell>
          <table:table-cell office:value-type="float" office:value="21410.626953125">
            <text:p>21410.627</text:p>
          </table:table-cell>
          <table:table-cell office:value-type="float" office:value="4.70849990844727">
            <text:p>4.708</text:p>
          </table:table-cell>
          <table:table-cell table:number-columns-repeated="253"/>
        </table:table-row>
        <table:table-row table:style-name="ro1">
          <table:table-cell office:value-type="float" office:value="0.0340999998152256">
            <text:p>0.034</text:p>
          </table:table-cell>
          <table:table-cell office:value-type="float" office:value="3.35999989509583">
            <text:p>3.360</text:p>
          </table:table-cell>
          <table:table-cell office:value-type="float" office:value="19909.552734375">
            <text:p>19909.553</text:p>
          </table:table-cell>
          <table:table-cell office:value-type="float" office:value="5.05889987945557">
            <text:p>5.059</text:p>
          </table:table-cell>
          <table:table-cell table:number-columns-repeated="253"/>
        </table:table-row>
        <table:table-row table:style-name="ro1">
          <table:table-cell office:value-type="float" office:value="0.0368999987840652">
            <text:p>0.037</text:p>
          </table:table-cell>
          <table:table-cell office:value-type="float" office:value="3.83999991416931">
            <text:p>3.840</text:p>
          </table:table-cell>
          <table:table-cell office:value-type="float" office:value="18403.40625">
            <text:p>18403.406</text:p>
          </table:table-cell>
          <table:table-cell office:value-type="float" office:value="5.47919988632202">
            <text:p>5.479</text:p>
          </table:table-cell>
          <table:table-cell table:number-columns-repeated="253"/>
        </table:table-row>
        <table:table-row table:style-name="ro1">
          <table:table-cell office:value-type="float" office:value="0.0390000008046627">
            <text:p>0.039</text:p>
          </table:table-cell>
          <table:table-cell office:value-type="float" office:value="4.32000017166138">
            <text:p>4.320</text:p>
          </table:table-cell>
          <table:table-cell office:value-type="float" office:value="17416.384765625">
            <text:p>17416.385</text:p>
          </table:table-cell>
          <table:table-cell office:value-type="float" office:value="5.93599987030029">
            <text:p>5.936</text:p>
          </table:table-cell>
          <table:table-cell table:number-columns-repeated="253"/>
        </table:table-row>
        <table:table-row table:style-name="ro1">
          <table:table-cell office:value-type="float" office:value="0.0408999994397163">
            <text:p>0.041</text:p>
          </table:table-cell>
          <table:table-cell office:value-type="float" office:value="4.80000019073486">
            <text:p>4.800</text:p>
          </table:table-cell>
          <table:table-cell office:value-type="float" office:value="16610.744140625">
            <text:p>16610.744</text:p>
          </table:table-cell>
          <table:table-cell office:value-type="float" office:value="6.36730003356934">
            <text:p>6.367</text:p>
          </table:table-cell>
          <table:table-cell table:number-columns-repeated="253"/>
        </table:table-row>
        <table:table-row table:style-name="ro1">
          <table:table-cell office:value-type="float" office:value="0.0428999997675419">
            <text:p>0.043</text:p>
          </table:table-cell>
          <table:table-cell office:value-type="float" office:value="5.19000005722046">
            <text:p>5.190</text:p>
          </table:table-cell>
          <table:table-cell office:value-type="float" office:value="15839.2978515625">
            <text:p>15839.298</text:p>
          </table:table-cell>
          <table:table-cell office:value-type="float" office:value="6.90490007400513">
            <text:p>6.905</text:p>
          </table:table-cell>
          <table:table-cell table:number-columns-repeated="253"/>
        </table:table-row>
        <table:table-row table:style-name="ro1">
          <table:table-cell office:value-type="float" office:value="0.0443999990820885">
            <text:p>0.044</text:p>
          </table:table-cell>
          <table:table-cell office:value-type="float" office:value="5.67000007629395">
            <text:p>5.670</text:p>
          </table:table-cell>
          <table:table-cell office:value-type="float" office:value="15272.544921875">
            <text:p>15272.545</text:p>
          </table:table-cell>
          <table:table-cell office:value-type="float" office:value="7.5113000869751">
            <text:p>7.511</text:p>
          </table:table-cell>
          <table:table-cell table:number-columns-repeated="253"/>
        </table:table-row>
        <table:table-row table:style-name="ro1">
          <table:table-cell office:value-type="float" office:value="0.0461000017821789">
            <text:p>0.046</text:p>
          </table:table-cell>
          <table:table-cell office:value-type="float" office:value="6.15000009536743">
            <text:p>6.150</text:p>
          </table:table-cell>
          <table:table-cell office:value-type="float" office:value="14712.9912109375">
            <text:p>14712.991</text:p>
          </table:table-cell>
          <table:table-cell office:value-type="float" office:value="8.23560047149658">
            <text:p>8.236</text:p>
          </table:table-cell>
          <table:table-cell table:number-columns-repeated="253"/>
        </table:table-row>
        <table:table-row table:style-name="ro1">
          <table:table-cell office:value-type="float" office:value="0.0472999997437">
            <text:p>0.047</text:p>
          </table:table-cell>
          <table:table-cell office:value-type="float" office:value="6.63000011444092">
            <text:p>6.630</text:p>
          </table:table-cell>
          <table:table-cell office:value-type="float" office:value="14342.93359375">
            <text:p>14342.934</text:p>
          </table:table-cell>
          <table:table-cell office:value-type="float" office:value="9.21660041809082">
            <text:p>9.217</text:p>
          </table:table-cell>
          <table:table-cell table:number-columns-repeated="253"/>
        </table:table-row>
        <table:table-row table:style-name="ro1">
          <table:table-cell office:value-type="float" office:value="0.0487999990582466">
            <text:p>0.049</text:p>
          </table:table-cell>
          <table:table-cell office:value-type="float" office:value="7.1100001335144">
            <text:p>7.110</text:p>
          </table:table-cell>
          <table:table-cell office:value-type="float" office:value="13905.0546875">
            <text:p>13905.055</text:p>
          </table:table-cell>
          <table:table-cell office:value-type="float" office:value="10.4240999221802">
            <text:p>10.424</text:p>
          </table:table-cell>
          <table:table-cell table:number-columns-repeated="253"/>
        </table:table-row>
        <table:table-row table:style-name="ro1">
          <table:table-cell office:value-type="float" office:value="0.0498000010848045">
            <text:p>0.050</text:p>
          </table:table-cell>
          <table:table-cell office:value-type="float" office:value="7.67999982833862">
            <text:p>7.680</text:p>
          </table:table-cell>
          <table:table-cell office:value-type="float" office:value="13629.095703125">
            <text:p>13629.096</text:p>
          </table:table-cell>
          <table:table-cell office:value-type="float" office:value="11.960000038147">
            <text:p>11.960</text:p>
          </table:table-cell>
          <table:table-cell table:number-columns-repeated="253"/>
        </table:table-row>
        <table:table-row table:style-name="ro1">
          <table:table-cell office:value-type="float" office:value="0.0509999990463257">
            <text:p>0.051</text:p>
          </table:table-cell>
          <table:table-cell office:value-type="float" office:value="8.35999965667725">
            <text:p>8.360</text:p>
          </table:table-cell>
          <table:table-cell office:value-type="float" office:value="13311.9677734375">
            <text:p>13311.968</text:p>
          </table:table-cell>
          <table:table-cell office:value-type="float" office:value="13.8198003768921">
            <text:p>13.820</text:p>
          </table:table-cell>
          <table:table-cell table:number-columns-repeated="253"/>
        </table:table-row>
        <table:table-row table:style-name="ro1">
          <table:table-cell office:value-type="float" office:value="0.0518999993801117">
            <text:p>0.052</text:p>
          </table:table-cell>
          <table:table-cell office:value-type="float" office:value="8.93000030517578">
            <text:p>8.930</text:p>
          </table:table-cell>
          <table:table-cell office:value-type="float" office:value="13084.0029296875">
            <text:p>13084.003</text:p>
          </table:table-cell>
          <table:table-cell office:value-type="float" office:value="15.7896995544434">
            <text:p>15.790</text:p>
          </table:table-cell>
          <table:table-cell table:number-columns-repeated="253"/>
        </table:table-row>
        <table:table-row table:style-name="ro1">
          <table:table-cell office:value-type="float" office:value="0.0526000000536442">
            <text:p>0.053</text:p>
          </table:table-cell>
          <table:table-cell office:value-type="float" office:value="9.40999984741211">
            <text:p>9.410</text:p>
          </table:table-cell>
          <table:table-cell office:value-type="float" office:value="12912.1826171875">
            <text:p>12912.183</text:p>
          </table:table-cell>
          <table:table-cell office:value-type="float" office:value="17.8696994781494">
            <text:p>17.870</text:p>
          </table:table-cell>
          <table:table-cell table:number-columns-repeated="253"/>
        </table:table-row>
        <table:table-row table:style-name="ro1">
          <table:table-cell office:value-type="float" office:value="0.0533999986946583">
            <text:p>0.053</text:p>
          </table:table-cell>
          <table:table-cell office:value-type="float" office:value="9.89000034332275">
            <text:p>9.890</text:p>
          </table:table-cell>
          <table:table-cell office:value-type="float" office:value="12720.9326171875">
            <text:p>12720.933</text:p>
          </table:table-cell>
          <table:table-cell office:value-type="float" office:value="20.0093994140625">
            <text:p>20.009</text:p>
          </table:table-cell>
          <table:table-cell table:number-columns-repeated="253"/>
        </table:table-row>
        <table:table-row table:style-name="ro1">
          <table:table-cell office:value-type="float" office:value="0.0538999997079372">
            <text:p>0.054</text:p>
          </table:table-cell>
          <table:table-cell office:value-type="float" office:value="10.3699998855591">
            <text:p>10.370</text:p>
          </table:table-cell>
          <table:table-cell office:value-type="float" office:value="12605.0947265625">
            <text:p>12605.095</text:p>
          </table:table-cell>
          <table:table-cell office:value-type="float" office:value="22.4536991119385">
            <text:p>22.454</text:p>
          </table:table-cell>
          <table:table-cell table:number-columns-repeated="253"/>
        </table:table-row>
        <table:table-row table:style-name="ro1">
          <table:table-cell office:value-type="float" office:value="0.0546000003814697">
            <text:p>0.055</text:p>
          </table:table-cell>
          <table:table-cell office:value-type="float" office:value="10.9499998092651">
            <text:p>10.950</text:p>
          </table:table-cell>
          <table:table-cell office:value-type="float" office:value="12423.20703125">
            <text:p>12423.207</text:p>
          </table:table-cell>
          <table:table-cell office:value-type="float" office:value="25.2194995880127">
            <text:p>25.219</text:p>
          </table:table-cell>
          <table:table-cell table:number-columns-repeated="253"/>
        </table:table-row>
        <table:table-row table:style-name="ro1">
          <table:table-cell office:value-type="float" office:value="0.0553000010550022">
            <text:p>0.055</text:p>
          </table:table-cell>
          <table:table-cell office:value-type="float" office:value="11.5299997329712">
            <text:p>11.530</text:p>
          </table:table-cell>
          <table:table-cell office:value-type="float" office:value="12268.626953125">
            <text:p>12268.627</text:p>
          </table:table-cell>
          <table:table-cell office:value-type="float" office:value="28.2954006195068">
            <text:p>28.295</text:p>
          </table:table-cell>
          <table:table-cell table:number-columns-repeated="253"/>
        </table:table-row>
        <table:table-row table:style-name="ro1">
          <table:table-cell office:value-type="float" office:value="0.0559000000357628">
            <text:p>0.056</text:p>
          </table:table-cell>
          <table:table-cell office:value-type="float" office:value="12.1000003814697">
            <text:p>12.100</text:p>
          </table:table-cell>
          <table:table-cell office:value-type="float" office:value="12139.5166015625">
            <text:p>12139.517</text:p>
          </table:table-cell>
          <table:table-cell office:value-type="float" office:value="31.902099609375">
            <text:p>31.902</text:p>
          </table:table-cell>
          <table:table-cell table:number-columns-repeated="253"/>
        </table:table-row>
        <table:table-row table:style-name="ro1">
          <table:table-cell office:value-type="float" office:value="0.0564999990165234">
            <text:p>0.056</text:p>
          </table:table-cell>
          <table:table-cell office:value-type="float" office:value="12.7799997329712">
            <text:p>12.780</text:p>
          </table:table-cell>
          <table:table-cell office:value-type="float" office:value="12013.5029296875">
            <text:p>12013.503</text:p>
          </table:table-cell>
          <table:table-cell office:value-type="float" office:value="35.793701171875">
            <text:p>35.794</text:p>
          </table:table-cell>
          <table:table-cell table:number-columns-repeated="253"/>
        </table:table-row>
        <table:table-row table:style-name="ro1">
          <table:table-cell office:value-type="float" office:value="0.0571000017225742">
            <text:p>0.057</text:p>
          </table:table-cell>
          <table:table-cell office:value-type="float" office:value="13.4499998092651">
            <text:p>13.450</text:p>
          </table:table-cell>
          <table:table-cell office:value-type="float" office:value="11890.080078125">
            <text:p>11890.080</text:p>
          </table:table-cell>
          <table:table-cell office:value-type="float" office:value="39.7293014526367">
            <text:p>39.729</text:p>
          </table:table-cell>
          <table:table-cell table:number-columns-repeated="253"/>
        </table:table-row>
        <table:table-row table:style-name="ro1">
          <table:table-cell office:value-type="float" office:value="0.0575999990105629">
            <text:p>0.058</text:p>
          </table:table-cell>
          <table:table-cell office:value-type="float" office:value="13.9300003051758">
            <text:p>13.930</text:p>
          </table:table-cell>
          <table:table-cell office:value-type="float" office:value="11788.8212890625">
            <text:p>11788.821</text:p>
          </table:table-cell>
          <table:table-cell office:value-type="float" office:value="43.8630981445313">
            <text:p>43.863</text:p>
          </table:table-cell>
          <table:table-cell table:number-columns-repeated="253"/>
        </table:table-row>
        <table:table-row table:style-name="ro1">
          <table:table-cell office:value-type="float" office:value="0.0582000017166138">
            <text:p>0.058</text:p>
          </table:table-cell>
          <table:table-cell office:value-type="float" office:value="14.6000003814697">
            <text:p>14.600</text:p>
          </table:table-cell>
          <table:table-cell office:value-type="float" office:value="11669.947265625">
            <text:p>11669.947</text:p>
          </table:table-cell>
          <table:table-cell office:value-type="float" office:value="48.3390998840332">
            <text:p>48.339</text:p>
          </table:table-cell>
          <table:table-cell table:number-columns-repeated="253"/>
        </table:table-row>
        <table:table-row table:style-name="ro1">
          <table:table-cell office:value-type="float" office:value="0.0586999990046024">
            <text:p>0.059</text:p>
          </table:table-cell>
          <table:table-cell office:value-type="float" office:value="15.2700004577637">
            <text:p>15.270</text:p>
          </table:table-cell>
          <table:table-cell office:value-type="float" office:value="11573.146484375">
            <text:p>11573.146</text:p>
          </table:table-cell>
          <table:table-cell office:value-type="float" office:value="53.6721992492676">
            <text:p>53.672</text:p>
          </table:table-cell>
          <table:table-cell table:number-columns-repeated="253"/>
        </table:table-row>
        <table:table-row table:style-name="ro1">
          <table:table-cell office:value-type="float" office:value="0.0590999983251095">
            <text:p>0.059</text:p>
          </table:table-cell>
          <table:table-cell office:value-type="float" office:value="15.9499998092651">
            <text:p>15.950</text:p>
          </table:table-cell>
          <table:table-cell office:value-type="float" office:value="11477.9365234375">
            <text:p>11477.937</text:p>
          </table:table-cell>
          <table:table-cell office:value-type="float" office:value="61.1408996582031">
            <text:p>61.141</text:p>
          </table:table-cell>
          <table:table-cell table:number-columns-repeated="253"/>
        </table:table-row>
        <table:table-row table:style-name="ro1">
          <table:table-cell office:value-type="float" office:value="0.0595999993383884">
            <text:p>0.060</text:p>
          </table:table-cell>
          <table:table-cell office:value-type="float" office:value="17">
            <text:p>17.000</text:p>
          </table:table-cell>
          <table:table-cell office:value-type="float" office:value="11385.75">
            <text:p>11385.750</text:p>
          </table:table-cell>
          <table:table-cell office:value-type="float" office:value="69.1182022094727">
            <text:p>69.118</text:p>
          </table:table-cell>
          <table:table-cell table:number-columns-repeated="253"/>
        </table:table-row>
        <table:table-row table:style-name="ro1">
          <table:table-cell office:value-type="float" office:value="0.0601000003516674">
            <text:p>0.060</text:p>
          </table:table-cell>
          <table:table-cell office:value-type="float" office:value="17.8700008392334">
            <text:p>17.870</text:p>
          </table:table-cell>
          <table:table-cell office:value-type="float" office:value="11294.3095703125">
            <text:p>11294.310</text:p>
          </table:table-cell>
          <table:table-cell office:value-type="float" office:value="75.8360977172852">
            <text:p>75.836</text:p>
          </table:table-cell>
          <table:table-cell table:number-columns-repeated="253"/>
        </table:table-row>
        <table:table-row table:style-name="ro1">
          <table:table-cell office:value-type="float" office:value="0.0606000013649464">
            <text:p>0.061</text:p>
          </table:table-cell>
          <table:table-cell office:value-type="float" office:value="18.6399993896484">
            <text:p>18.640</text:p>
          </table:table-cell>
          <table:table-cell office:value-type="float" office:value="11203.9697265625">
            <text:p>11203.970</text:p>
          </table:table-cell>
          <table:table-cell office:value-type="float" office:value="81.9591979980469">
            <text:p>81.959</text:p>
          </table:table-cell>
          <table:table-cell table:number-columns-repeated="253"/>
        </table:table-row>
        <table:table-row table:style-name="ro1">
          <table:table-cell office:value-type="float" office:value="0.0612000003457069">
            <text:p>0.061</text:p>
          </table:table-cell>
          <table:table-cell office:value-type="float" office:value="19.3999996185303">
            <text:p>19.400</text:p>
          </table:table-cell>
          <table:table-cell office:value-type="float" office:value="11096.89453125">
            <text:p>11096.895</text:p>
          </table:table-cell>
          <table:table-cell office:value-type="float" office:value="86.2592010498047">
            <text:p>86.259</text:p>
          </table:table-cell>
          <table:table-cell table:number-columns-repeated="253"/>
        </table:table-row>
        <table:table-row table:style-name="ro1">
          <table:table-cell office:value-type="float" office:value="0.0617000013589859">
            <text:p>0.062</text:p>
          </table:table-cell>
          <table:table-cell office:value-type="float" office:value="20.5599994659424">
            <text:p>20.560</text:p>
          </table:table-cell>
          <table:table-cell office:value-type="float" office:value="10993.2158203125">
            <text:p>10993.216</text:p>
          </table:table-cell>
          <table:table-cell office:value-type="float" office:value="91.6276016235352">
            <text:p>91.628</text:p>
          </table:table-cell>
          <table:table-cell table:number-columns-repeated="253"/>
        </table:table-row>
        <table:table-row table:style-name="ro1">
          <table:table-cell office:value-type="float" office:value="0.0623999983072281">
            <text:p>0.062</text:p>
          </table:table-cell>
          <table:table-cell office:value-type="float" office:value="21.6100006103516">
            <text:p>21.610</text:p>
          </table:table-cell>
          <table:table-cell office:value-type="float" office:value="10873.6748046875">
            <text:p>10873.675</text:p>
          </table:table-cell>
          <table:table-cell office:value-type="float" office:value="100.713401794434">
            <text:p>100.713</text:p>
          </table:table-cell>
          <table:table-cell table:number-columns-repeated="253"/>
        </table:table-row>
        <table:table-row table:style-name="ro1">
          <table:table-cell office:value-type="float" office:value="0.0628999993205071">
            <text:p>0.063</text:p>
          </table:table-cell>
          <table:table-cell office:value-type="float" office:value="23.25">
            <text:p>23.250</text:p>
          </table:table-cell>
          <table:table-cell office:value-type="float" office:value="10792.8818359375">
            <text:p>10792.882</text:p>
          </table:table-cell>
          <table:table-cell office:value-type="float" office:value="108.123802185059">
            <text:p>108.124</text:p>
          </table:table-cell>
          <table:table-cell table:number-columns-repeated="253"/>
        </table:table-row>
        <table:table-row table:style-name="ro1">
          <table:table-cell office:value-type="float" office:value="0.063400000333786">
            <text:p>0.063</text:p>
          </table:table-cell>
          <table:table-cell office:value-type="float" office:value="24.0200004577637">
            <text:p>24.020</text:p>
          </table:table-cell>
          <table:table-cell office:value-type="float" office:value="10710.3564453125">
            <text:p>10710.356</text:p>
          </table:table-cell>
          <table:table-cell office:value-type="float" office:value="116.869102478027">
            <text:p>116.869</text:p>
          </table:table-cell>
          <table:table-cell table:number-columns-repeated="253"/>
        </table:table-row>
        <table:table-row table:style-name="ro1">
          <table:table-cell office:value-type="float" office:value="0.063900001347065">
            <text:p>0.064</text:p>
          </table:table-cell>
          <table:table-cell office:value-type="float" office:value="24.9799995422363">
            <text:p>24.980</text:p>
          </table:table-cell>
          <table:table-cell office:value-type="float" office:value="10629.724609375">
            <text:p>10629.725</text:p>
          </table:table-cell>
          <table:table-cell office:value-type="float" office:value="126.392997741699">
            <text:p>126.393</text:p>
          </table:table-cell>
          <table:table-cell table:number-columns-repeated="253"/>
        </table:table-row>
        <table:table-row table:style-name="ro1">
          <table:table-cell office:value-type="float" office:value="0.064300000667572">
            <text:p>0.064</text:p>
          </table:table-cell>
          <table:table-cell office:value-type="float" office:value="26.5100002288818">
            <text:p>26.510</text:p>
          </table:table-cell>
          <table:table-cell office:value-type="float" office:value="10552.189453125">
            <text:p>10552.189</text:p>
          </table:table-cell>
          <table:table-cell office:value-type="float" office:value="130.004501342773">
            <text:p>130.005</text:p>
          </table:table-cell>
          <table:table-cell table:number-columns-repeated="253"/>
        </table:table-row>
        <table:table-row table:style-name="ro1">
          <table:table-cell office:value-type="float" office:value="0.064800001680851">
            <text:p>0.065</text:p>
          </table:table-cell>
          <table:table-cell office:value-type="float" office:value="27.4699993133545">
            <text:p>27.470</text:p>
          </table:table-cell>
          <table:table-cell office:value-type="float" office:value="10473.9111328125">
            <text:p>10473.911</text:p>
          </table:table-cell>
          <table:table-cell office:value-type="float" office:value="132.345199584961">
            <text:p>132.345</text:p>
          </table:table-cell>
          <table:table-cell table:number-columns-repeated="253"/>
        </table:table-row>
        <table:table-row table:style-name="ro1">
          <table:table-cell office:value-type="float" office:value="0.0653000026941299">
            <text:p>0.065</text:p>
          </table:table-cell>
          <table:table-cell office:value-type="float" office:value="28.1499996185303">
            <text:p>28.150</text:p>
          </table:table-cell>
          <table:table-cell office:value-type="float" office:value="10395.869140625">
            <text:p>10395.869</text:p>
          </table:table-cell>
          <table:table-cell office:value-type="float" office:value="133.589202880859">
            <text:p>133.589</text:p>
          </table:table-cell>
          <table:table-cell table:number-columns-repeated="253"/>
        </table:table-row>
        <table:table-row table:style-name="ro1">
          <table:table-cell office:value-type="float" office:value="0.0658000037074089">
            <text:p>0.066</text:p>
          </table:table-cell>
          <table:table-cell office:value-type="float" office:value="29.0100002288818">
            <text:p>29.010</text:p>
          </table:table-cell>
          <table:table-cell office:value-type="float" office:value="10319.583984375">
            <text:p>10319.584</text:p>
          </table:table-cell>
          <table:table-cell office:value-type="float" office:value="134.772201538086">
            <text:p>134.772</text:p>
          </table:table-cell>
          <table:table-cell table:number-columns-repeated="253"/>
        </table:table-row>
        <table:table-row table:style-name="ro1">
          <table:table-cell office:value-type="float" office:value="0.0662999972701073">
            <text:p>0.066</text:p>
          </table:table-cell>
          <table:table-cell office:value-type="float" office:value="30.5499992370605">
            <text:p>30.550</text:p>
          </table:table-cell>
          <table:table-cell office:value-type="float" office:value="10231.0478515625">
            <text:p>10231.048</text:p>
          </table:table-cell>
          <table:table-cell office:value-type="float" office:value="137.443496704102">
            <text:p>137.443</text:p>
          </table:table-cell>
          <table:table-cell table:number-columns-repeated="253"/>
        </table:table-row>
        <table:table-row table:style-name="ro1">
          <table:table-cell office:value-type="float" office:value="0.0667999982833862">
            <text:p>0.067</text:p>
          </table:table-cell>
          <table:table-cell office:value-type="float" office:value="31.7000007629395">
            <text:p>31.700</text:p>
          </table:table-cell>
          <table:table-cell office:value-type="float" office:value="10158.0302734375">
            <text:p>10158.030</text:p>
          </table:table-cell>
          <table:table-cell office:value-type="float" office:value="140.500701904297">
            <text:p>140.501</text:p>
          </table:table-cell>
          <table:table-cell table:number-columns-repeated="253"/>
        </table:table-row>
        <table:table-row table:style-name="ro1">
          <table:table-cell office:value-type="float" office:value="0.0674000009894371">
            <text:p>0.067</text:p>
          </table:table-cell>
          <table:table-cell office:value-type="float" office:value="32.6599998474121">
            <text:p>32.660</text:p>
          </table:table-cell>
          <table:table-cell office:value-type="float" office:value="10070.5087890625">
            <text:p>10070.509</text:p>
          </table:table-cell>
          <table:table-cell office:value-type="float" office:value="141.382904052734">
            <text:p>141.383</text:p>
          </table:table-cell>
          <table:table-cell table:number-columns-repeated="253"/>
        </table:table-row>
        <table:table-row table:style-name="ro1">
          <table:table-cell office:value-type="float" office:value="0.0679000020027161">
            <text:p>0.068</text:p>
          </table:table-cell>
          <table:table-cell office:value-type="float" office:value="33.5299987792969">
            <text:p>33.530</text:p>
          </table:table-cell>
          <table:table-cell office:value-type="float" office:value="9998.9072265625">
            <text:p>9998.907</text:p>
          </table:table-cell>
          <table:table-cell office:value-type="float" office:value="139.905807495117">
            <text:p>139.906</text:p>
          </table:table-cell>
          <table:table-cell table:number-columns-repeated="253"/>
        </table:table-row>
        <table:table-row table:style-name="ro1">
          <table:table-cell office:value-type="float" office:value="0.068400003015995">
            <text:p>0.068</text:p>
          </table:table-cell>
          <table:table-cell office:value-type="float" office:value="34.5800018310547">
            <text:p>34.580</text:p>
          </table:table-cell>
          <table:table-cell office:value-type="float" office:value="9928.875">
            <text:p>9928.875</text:p>
          </table:table-cell>
          <table:table-cell office:value-type="float" office:value="136.791595458984">
            <text:p>136.792</text:p>
          </table:table-cell>
          <table:table-cell table:number-columns-repeated="253"/>
        </table:table-row>
        <table:table-row table:style-name="ro1">
          <table:table-cell office:value-type="float" office:value="0.0688999965786934">
            <text:p>0.069</text:p>
          </table:table-cell>
          <table:table-cell office:value-type="float" office:value="35.4500007629395">
            <text:p>35.450</text:p>
          </table:table-cell>
          <table:table-cell office:value-type="float" office:value="9859.2666015625">
            <text:p>9859.267</text:p>
          </table:table-cell>
          <table:table-cell office:value-type="float" office:value="133.279907226563">
            <text:p>133.280</text:p>
          </table:table-cell>
          <table:table-cell table:number-columns-repeated="253"/>
        </table:table-row>
        <table:table-row table:style-name="ro1">
          <table:table-cell office:value-type="float" office:value="0.0693999975919724">
            <text:p>0.069</text:p>
          </table:table-cell>
          <table:table-cell office:value-type="float" office:value="36.2200012207031">
            <text:p>36.220</text:p>
          </table:table-cell>
          <table:table-cell office:value-type="float" office:value="9776.2568359375">
            <text:p>9776.257</text:p>
          </table:table-cell>
          <table:table-cell office:value-type="float" office:value="128.984100341797">
            <text:p>128.984</text:p>
          </table:table-cell>
          <table:table-cell table:number-columns-repeated="253"/>
        </table:table-row>
        <table:table-row table:style-name="ro1">
          <table:table-cell office:value-type="float" office:value="0.0698999986052513">
            <text:p>0.070</text:p>
          </table:table-cell>
          <table:table-cell office:value-type="float" office:value="36.8899993896484">
            <text:p>36.890</text:p>
          </table:table-cell>
          <table:table-cell office:value-type="float" office:value="9708.23046875">
            <text:p>9708.230</text:p>
          </table:table-cell>
          <table:table-cell office:value-type="float" office:value="123.005699157715">
            <text:p>123.006</text:p>
          </table:table-cell>
          <table:table-cell table:number-columns-repeated="253"/>
        </table:table-row>
        <table:table-row table:style-name="ro1">
          <table:table-cell office:value-type="float" office:value="0.0703999996185303">
            <text:p>0.070</text:p>
          </table:table-cell>
          <table:table-cell office:value-type="float" office:value="37.560001373291">
            <text:p>37.560</text:p>
          </table:table-cell>
          <table:table-cell office:value-type="float" office:value="9641.14453125">
            <text:p>9641.145</text:p>
          </table:table-cell>
          <table:table-cell office:value-type="float" office:value="118.144798278809">
            <text:p>118.145</text:p>
          </table:table-cell>
          <table:table-cell table:number-columns-repeated="253"/>
        </table:table-row>
        <table:table-row table:style-name="ro1">
          <table:table-cell office:value-type="float" office:value="0.0709000006318092">
            <text:p>0.071</text:p>
          </table:table-cell>
          <table:table-cell office:value-type="float" office:value="38.2299995422363">
            <text:p>38.230</text:p>
          </table:table-cell>
          <table:table-cell office:value-type="float" office:value="9574.978515625">
            <text:p>9574.979</text:p>
          </table:table-cell>
          <table:table-cell office:value-type="float" office:value="115.14469909668">
            <text:p>115.145</text:p>
          </table:table-cell>
          <table:table-cell table:number-columns-repeated="253"/>
        </table:table-row>
        <table:table-row table:style-name="ro1">
          <table:table-cell office:value-type="float" office:value="0.0715000033378601">
            <text:p>0.072</text:p>
          </table:table-cell>
          <table:table-cell office:value-type="float" office:value="39.0999984741211">
            <text:p>39.100</text:p>
          </table:table-cell>
          <table:table-cell office:value-type="float" office:value="9496.923828125">
            <text:p>9496.924</text:p>
          </table:table-cell>
          <table:table-cell office:value-type="float" office:value="112.082000732422">
            <text:p>112.082</text:p>
          </table:table-cell>
          <table:table-cell table:number-columns-repeated="253"/>
        </table:table-row>
        <table:table-row table:style-name="ro1">
          <table:table-cell office:value-type="float" office:value="0.0719999969005585">
            <text:p>0.072</text:p>
          </table:table-cell>
          <table:table-cell office:value-type="float" office:value="39.7700004577637">
            <text:p>39.770</text:p>
          </table:table-cell>
          <table:table-cell office:value-type="float" office:value="9432.716796875">
            <text:p>9432.717</text:p>
          </table:table-cell>
          <table:table-cell office:value-type="float" office:value="108.015602111816">
            <text:p>108.016</text:p>
          </table:table-cell>
          <table:table-cell table:number-columns-repeated="253"/>
        </table:table-row>
        <table:table-row table:style-name="ro1">
          <table:table-cell office:value-type="float" office:value="0.0727000012993813">
            <text:p>0.073</text:p>
          </table:table-cell>
          <table:table-cell office:value-type="float" office:value="40.439998626709">
            <text:p>40.440</text:p>
          </table:table-cell>
          <table:table-cell office:value-type="float" office:value="9343.578125">
            <text:p>9343.578</text:p>
          </table:table-cell>
          <table:table-cell office:value-type="float" office:value="104.769302368164">
            <text:p>104.769</text:p>
          </table:table-cell>
          <table:table-cell table:number-columns-repeated="253"/>
        </table:table-row>
        <table:table-row table:style-name="ro1">
          <table:table-cell office:value-type="float" office:value="0.0731000006198883">
            <text:p>0.073</text:p>
          </table:table-cell>
          <table:table-cell office:value-type="float" office:value="41.1100006103516">
            <text:p>41.110</text:p>
          </table:table-cell>
          <table:table-cell office:value-type="float" office:value="9281.421875">
            <text:p>9281.422</text:p>
          </table:table-cell>
          <table:table-cell office:value-type="float" office:value="100.388496398926">
            <text:p>100.388</text:p>
          </table:table-cell>
          <table:table-cell table:number-columns-repeated="253"/>
        </table:table-row>
        <table:table-row table:style-name="ro1">
          <table:table-cell office:value-type="float" office:value="0.0736000016331673">
            <text:p>0.074</text:p>
          </table:table-cell>
          <table:table-cell office:value-type="float" office:value="41.5900001525879">
            <text:p>41.590</text:p>
          </table:table-cell>
          <table:table-cell office:value-type="float" office:value="9219.603515625">
            <text:p>9219.604</text:p>
          </table:table-cell>
          <table:table-cell office:value-type="float" office:value="96.7816009521484">
            <text:p>96.782</text:p>
          </table:table-cell>
          <table:table-cell table:number-columns-repeated="253"/>
        </table:table-row>
        <table:table-row table:style-name="ro1">
          <table:table-cell office:value-type="float" office:value="0.0741999968886375">
            <text:p>0.074</text:p>
          </table:table-cell>
          <table:table-cell office:value-type="float" office:value="42.2700004577637">
            <text:p>42.270</text:p>
          </table:table-cell>
          <table:table-cell office:value-type="float" office:value="9146.7392578125">
            <text:p>9146.739</text:p>
          </table:table-cell>
          <table:table-cell office:value-type="float" office:value="93.9160003662109">
            <text:p>93.916</text:p>
          </table:table-cell>
          <table:table-cell table:number-columns-repeated="253"/>
        </table:table-row>
        <table:table-row table:style-name="ro1">
          <table:table-cell office:value-type="float" office:value="0.0747999995946884">
            <text:p>0.075</text:p>
          </table:table-cell>
          <table:table-cell office:value-type="float" office:value="42.8400001525879">
            <text:p>42.840</text:p>
          </table:table-cell>
          <table:table-cell office:value-type="float" office:value="9074.783203125">
            <text:p>9074.783</text:p>
          </table:table-cell>
          <table:table-cell office:value-type="float" office:value="90.4088973999023">
            <text:p>90.409</text:p>
          </table:table-cell>
          <table:table-cell table:number-columns-repeated="253"/>
        </table:table-row>
        <table:table-row table:style-name="ro1">
          <table:table-cell office:value-type="float" office:value="0.0754000023007393">
            <text:p>0.075</text:p>
          </table:table-cell>
          <table:table-cell office:value-type="float" office:value="43.4199981689453">
            <text:p>43.420</text:p>
          </table:table-cell>
          <table:table-cell office:value-type="float" office:value="9003.9501953125">
            <text:p>9003.950</text:p>
          </table:table-cell>
          <table:table-cell office:value-type="float" office:value="86.7453994750977">
            <text:p>86.745</text:p>
          </table:table-cell>
          <table:table-cell table:number-columns-repeated="253"/>
        </table:table-row>
        <table:table-row table:style-name="ro1">
          <table:table-cell office:value-type="float" office:value="0.0759999975562096">
            <text:p>0.076</text:p>
          </table:table-cell>
          <table:table-cell office:value-type="float" office:value="43.9000015258789">
            <text:p>43.900</text:p>
          </table:table-cell>
          <table:table-cell office:value-type="float" office:value="8933.9892578125">
            <text:p>8933.989</text:p>
          </table:table-cell>
          <table:table-cell office:value-type="float" office:value="82.9899978637695">
            <text:p>82.990</text:p>
          </table:table-cell>
          <table:table-cell table:number-columns-repeated="253"/>
        </table:table-row>
        <table:table-row table:style-name="ro1">
          <table:table-cell office:value-type="float" office:value="0.0766000002622604">
            <text:p>0.077</text:p>
          </table:table-cell>
          <table:table-cell office:value-type="float" office:value="44.4799995422363">
            <text:p>44.480</text:p>
          </table:table-cell>
          <table:table-cell office:value-type="float" office:value="8865.3291015625">
            <text:p>8865.329</text:p>
          </table:table-cell>
          <table:table-cell office:value-type="float" office:value="79.4033966064453">
            <text:p>79.403</text:p>
          </table:table-cell>
          <table:table-cell table:number-columns-repeated="253"/>
        </table:table-row>
        <table:table-row table:style-name="ro1">
          <table:table-cell office:value-type="float" office:value="0.0772999972105026">
            <text:p>0.077</text:p>
          </table:table-cell>
          <table:table-cell office:value-type="float" office:value="44.9599990844727">
            <text:p>44.960</text:p>
          </table:table-cell>
          <table:table-cell office:value-type="float" office:value="8786.1103515625">
            <text:p>8786.110</text:p>
          </table:table-cell>
          <table:table-cell office:value-type="float" office:value="76.2113037109375">
            <text:p>76.211</text:p>
          </table:table-cell>
          <table:table-cell table:number-columns-repeated="253"/>
        </table:table-row>
        <table:table-row table:style-name="ro1">
          <table:table-cell office:value-type="float" office:value="0.0778999999165535">
            <text:p>0.078</text:p>
          </table:table-cell>
          <table:table-cell office:value-type="float" office:value="45.439998626709">
            <text:p>45.440</text:p>
          </table:table-cell>
          <table:table-cell office:value-type="float" office:value="8719.48046875">
            <text:p>8719.480</text:p>
          </table:table-cell>
          <table:table-cell office:value-type="float" office:value="73.7795028686523">
            <text:p>73.780</text:p>
          </table:table-cell>
          <table:table-cell table:number-columns-repeated="253"/>
        </table:table-row>
        <table:table-row table:style-name="ro1">
          <table:table-cell office:value-type="float" office:value="0.0784000009298325">
            <text:p>0.078</text:p>
          </table:table-cell>
          <table:table-cell office:value-type="float" office:value="45.9199981689453">
            <text:p>45.920</text:p>
          </table:table-cell>
          <table:table-cell office:value-type="float" office:value="8653.853515625">
            <text:p>8653.854</text:p>
          </table:table-cell>
          <table:table-cell office:value-type="float" office:value="71.1845016479492">
            <text:p>71.185</text:p>
          </table:table-cell>
          <table:table-cell table:number-columns-repeated="253"/>
        </table:table-row>
        <table:table-row table:style-name="ro1">
          <table:table-cell office:value-type="float" office:value="0.0791999995708466">
            <text:p>0.079</text:p>
          </table:table-cell>
          <table:table-cell office:value-type="float" office:value="46.4900016784668">
            <text:p>46.490</text:p>
          </table:table-cell>
          <table:table-cell office:value-type="float" office:value="8567.7353515625">
            <text:p>8567.735</text:p>
          </table:table-cell>
          <table:table-cell office:value-type="float" office:value="69.0912017822266">
            <text:p>69.091</text:p>
          </table:table-cell>
          <table:table-cell table:number-columns-repeated="253"/>
        </table:table-row>
        <table:table-row table:style-name="ro1">
          <table:table-cell office:value-type="float" office:value="0.0798000022768974">
            <text:p>0.080</text:p>
          </table:table-cell>
          <table:table-cell office:value-type="float" office:value="46.9700012207031">
            <text:p>46.970</text:p>
          </table:table-cell>
          <table:table-cell office:value-type="float" office:value="8504.3642578125">
            <text:p>8504.364</text:p>
          </table:table-cell>
          <table:table-cell office:value-type="float" office:value="66.0086975097656">
            <text:p>66.009</text:p>
          </table:table-cell>
          <table:table-cell table:number-columns-repeated="253"/>
        </table:table-row>
        <table:table-row table:style-name="ro1">
          <table:table-cell office:value-type="float" office:value="0.0808999985456467">
            <text:p>0.081</text:p>
          </table:table-cell>
          <table:table-cell office:value-type="float" office:value="47.6500015258789">
            <text:p>47.650</text:p>
          </table:table-cell>
          <table:table-cell office:value-type="float" office:value="8390.1552734375">
            <text:p>8390.155</text:p>
          </table:table-cell>
          <table:table-cell office:value-type="float" office:value="62.8917007446289">
            <text:p>62.892</text:p>
          </table:table-cell>
          <table:table-cell table:number-columns-repeated="253"/>
        </table:table-row>
        <table:table-row table:style-name="ro1">
          <table:table-cell office:value-type="float" office:value="0.0817999988794327">
            <text:p>0.082</text:p>
          </table:table-cell>
          <table:table-cell office:value-type="float" office:value="48.2200012207031">
            <text:p>48.220</text:p>
          </table:table-cell>
          <table:table-cell office:value-type="float" office:value="8299.021484375">
            <text:p>8299.021</text:p>
          </table:table-cell>
          <table:table-cell office:value-type="float" office:value="60.2705001831055">
            <text:p>60.271</text:p>
          </table:table-cell>
          <table:table-cell table:number-columns-repeated="253"/>
        </table:table-row>
        <table:table-row table:style-name="ro1">
          <table:table-cell office:value-type="float" office:value="0.0826999992132187">
            <text:p>0.083</text:p>
          </table:table-cell>
          <table:table-cell office:value-type="float" office:value="48.7000007629395">
            <text:p>48.700</text:p>
          </table:table-cell>
          <table:table-cell office:value-type="float" office:value="8209.654296875">
            <text:p>8209.654</text:p>
          </table:table-cell>
          <table:table-cell office:value-type="float" office:value="57.7886009216309">
            <text:p>57.789</text:p>
          </table:table-cell>
          <table:table-cell table:number-columns-repeated="253"/>
        </table:table-row>
        <table:table-row table:style-name="ro1">
          <table:table-cell office:value-type="float" office:value="0.0835999995470047">
            <text:p>0.084</text:p>
          </table:table-cell>
          <table:table-cell office:value-type="float" office:value="49.1800003051758">
            <text:p>49.180</text:p>
          </table:table-cell>
          <table:table-cell office:value-type="float" office:value="8122.19189453125">
            <text:p>8122.192</text:p>
          </table:table-cell>
          <table:table-cell office:value-type="float" office:value="56.5307006835937">
            <text:p>56.531</text:p>
          </table:table-cell>
          <table:table-cell table:number-columns-repeated="253"/>
        </table:table-row>
        <table:table-row table:style-name="ro1">
          <table:table-cell office:value-type="float" office:value="0.0844999998807907">
            <text:p>0.084</text:p>
          </table:table-cell>
          <table:table-cell office:value-type="float" office:value="49.7599983215332">
            <text:p>49.760</text:p>
          </table:table-cell>
          <table:table-cell office:value-type="float" office:value="8036.7568359375">
            <text:p>8036.757</text:p>
          </table:table-cell>
          <table:table-cell office:value-type="float" office:value="54.9816017150879">
            <text:p>54.982</text:p>
          </table:table-cell>
          <table:table-cell table:number-columns-repeated="253"/>
        </table:table-row>
        <table:table-row table:style-name="ro1">
          <table:table-cell office:value-type="float" office:value="0.0854000002145767">
            <text:p>0.085</text:p>
          </table:table-cell>
          <table:table-cell office:value-type="float" office:value="50.2400016784668">
            <text:p>50.240</text:p>
          </table:table-cell>
          <table:table-cell office:value-type="float" office:value="7952.9208984375">
            <text:p>7952.921</text:p>
          </table:table-cell>
          <table:table-cell office:value-type="float" office:value="53.6104011535645">
            <text:p>53.610</text:p>
          </table:table-cell>
          <table:table-cell table:number-columns-repeated="253"/>
        </table:table-row>
        <table:table-row table:style-name="ro1">
          <table:table-cell office:value-type="float" office:value="0.0861999988555908">
            <text:p>0.086</text:p>
          </table:table-cell>
          <table:table-cell office:value-type="float" office:value="50.7200012207031">
            <text:p>50.720</text:p>
          </table:table-cell>
          <table:table-cell office:value-type="float" office:value="7870.81591796875">
            <text:p>7870.816</text:p>
          </table:table-cell>
          <table:table-cell office:value-type="float" office:value="51.9040985107422">
            <text:p>51.904</text:p>
          </table:table-cell>
          <table:table-cell table:number-columns-repeated="253"/>
        </table:table-row>
        <table:table-row table:style-name="ro1">
          <table:table-cell office:value-type="float" office:value="0.087399996817112">
            <text:p>0.087</text:p>
          </table:table-cell>
          <table:table-cell office:value-type="float" office:value="51.2999992370605">
            <text:p>51.300</text:p>
          </table:table-cell>
          <table:table-cell office:value-type="float" office:value="7763.8310546875">
            <text:p>7763.831</text:p>
          </table:table-cell>
          <table:table-cell office:value-type="float" office:value="49.6595001220703">
            <text:p>49.660</text:p>
          </table:table-cell>
          <table:table-cell table:number-columns-repeated="253"/>
        </table:table-row>
        <table:table-row table:style-name="ro1">
          <table:table-cell office:value-type="float" office:value="0.0886000022292137">
            <text:p>0.089</text:p>
          </table:table-cell>
          <table:table-cell office:value-type="float" office:value="51.7799987792969">
            <text:p>51.780</text:p>
          </table:table-cell>
          <table:table-cell office:value-type="float" office:value="7659.5478515625">
            <text:p>7659.548</text:p>
          </table:table-cell>
          <table:table-cell office:value-type="float" office:value="47.8302993774414">
            <text:p>47.830</text:p>
          </table:table-cell>
          <table:table-cell table:number-columns-repeated="253"/>
        </table:table-row>
        <table:table-row table:style-name="ro1">
          <table:table-cell office:value-type="float" office:value="0.089599996805191">
            <text:p>0.090</text:p>
          </table:table-cell>
          <table:table-cell office:value-type="float" office:value="52.2599983215332">
            <text:p>52.260</text:p>
          </table:table-cell>
          <table:table-cell office:value-type="float" office:value="7574.89794921875">
            <text:p>7574.898</text:p>
          </table:table-cell>
          <table:table-cell office:value-type="float" office:value="45.9196014404297">
            <text:p>45.920</text:p>
          </table:table-cell>
          <table:table-cell table:number-columns-repeated="253"/>
        </table:table-row>
        <table:table-row table:style-name="ro1">
          <table:table-cell office:value-type="float" office:value="0.0908000022172928">
            <text:p>0.091</text:p>
          </table:table-cell>
          <table:table-cell office:value-type="float" office:value="52.7400016784668">
            <text:p>52.740</text:p>
          </table:table-cell>
          <table:table-cell office:value-type="float" office:value="7475.59716796875">
            <text:p>7475.597</text:p>
          </table:table-cell>
          <table:table-cell office:value-type="float" office:value="44.1531982421875">
            <text:p>44.153</text:p>
          </table:table-cell>
          <table:table-cell table:number-columns-repeated="253"/>
        </table:table-row>
        <table:table-row table:style-name="ro1">
          <table:table-cell office:value-type="float" office:value="0.0920000001788139">
            <text:p>0.092</text:p>
          </table:table-cell>
          <table:table-cell office:value-type="float" office:value="53.2200012207031">
            <text:p>53.220</text:p>
          </table:table-cell>
          <table:table-cell office:value-type="float" office:value="7379.02001953125">
            <text:p>7379.020</text:p>
          </table:table-cell>
          <table:table-cell office:value-type="float" office:value="42.5926017761231">
            <text:p>42.593</text:p>
          </table:table-cell>
          <table:table-cell table:number-columns-repeated="253"/>
        </table:table-row>
        <table:table-row table:style-name="ro1">
          <table:table-cell office:value-type="float" office:value="0.0934000015258789">
            <text:p>0.093</text:p>
          </table:table-cell>
          <table:table-cell office:value-type="float" office:value="53.7000007629395">
            <text:p>53.700</text:p>
          </table:table-cell>
          <table:table-cell office:value-type="float" office:value="7269.15380859375">
            <text:p>7269.154</text:p>
          </table:table-cell>
          <table:table-cell office:value-type="float" office:value="40.9720001220703">
            <text:p>40.972</text:p>
          </table:table-cell>
          <table:table-cell table:number-columns-repeated="253"/>
        </table:table-row>
        <table:table-row table:style-name="ro1">
          <table:table-cell office:value-type="float" office:value="0.0945999994874001">
            <text:p>0.095</text:p>
          </table:table-cell>
          <table:table-cell office:value-type="float" office:value="54.1800003051758">
            <text:p>54.180</text:p>
          </table:table-cell>
          <table:table-cell office:value-type="float" office:value="7177.6591796875">
            <text:p>7177.659</text:p>
          </table:table-cell>
          <table:table-cell office:value-type="float" office:value="39.5542984008789">
            <text:p>39.554</text:p>
          </table:table-cell>
          <table:table-cell table:number-columns-repeated="253"/>
        </table:table-row>
        <table:table-row table:style-name="ro1">
          <table:table-cell office:value-type="float" office:value="0.0961999967694283">
            <text:p>0.096</text:p>
          </table:table-cell>
          <table:table-cell office:value-type="float" office:value="54.6599998474121">
            <text:p>54.660</text:p>
          </table:table-cell>
          <table:table-cell office:value-type="float" office:value="7058.9541015625">
            <text:p>7058.954</text:p>
          </table:table-cell>
          <table:table-cell office:value-type="float" office:value="38.1924018859863">
            <text:p>38.192</text:p>
          </table:table-cell>
          <table:table-cell table:number-columns-repeated="253"/>
        </table:table-row>
        <table:table-row table:style-name="ro1">
          <table:table-cell office:value-type="float" office:value="0.0975999981164932">
            <text:p>0.098</text:p>
          </table:table-cell>
          <table:table-cell office:value-type="float" office:value="55.1399993896484">
            <text:p>55.140</text:p>
          </table:table-cell>
          <table:table-cell office:value-type="float" office:value="6958.34814453125">
            <text:p>6958.348</text:p>
          </table:table-cell>
          <table:table-cell office:value-type="float" office:value="36.9286994934082">
            <text:p>36.929</text:p>
          </table:table-cell>
          <table:table-cell table:number-columns-repeated="253"/>
        </table:table-row>
        <table:table-row table:style-name="ro1">
          <table:table-cell office:value-type="float" office:value="0.099200002849102">
            <text:p>0.099</text:p>
          </table:table-cell>
          <table:table-cell office:value-type="float" office:value="55.6199989318848">
            <text:p>55.620</text:p>
          </table:table-cell>
          <table:table-cell office:value-type="float" office:value="6839.8310546875">
            <text:p>6839.831</text:p>
          </table:table-cell>
          <table:table-cell office:value-type="float" office:value="35.7827987670898">
            <text:p>35.783</text:p>
          </table:table-cell>
          <table:table-cell table:number-columns-repeated="253"/>
        </table:table-row>
        <table:table-row table:style-name="ro1">
          <table:table-cell office:value-type="float" office:value="0.100699998438358">
            <text:p>0.101</text:p>
          </table:table-cell>
          <table:table-cell office:value-type="float" office:value="56.0999984741211">
            <text:p>56.100</text:p>
          </table:table-cell>
          <table:table-cell office:value-type="float" office:value="6738.634765625">
            <text:p>6738.635</text:p>
          </table:table-cell>
          <table:table-cell office:value-type="float" office:value="34.5671005249023">
            <text:p>34.567</text:p>
          </table:table-cell>
          <table:table-cell table:number-columns-repeated="253"/>
        </table:table-row>
        <table:table-row table:style-name="ro1">
          <table:table-cell office:value-type="float" office:value="0.102300003170967">
            <text:p>0.102</text:p>
          </table:table-cell>
          <table:table-cell office:value-type="float" office:value="56.5800018310547">
            <text:p>56.580</text:p>
          </table:table-cell>
          <table:table-cell office:value-type="float" office:value="6633.90087890625">
            <text:p>6633.901</text:p>
          </table:table-cell>
          <table:table-cell office:value-type="float" office:value="33.3997993469238">
            <text:p>33.400</text:p>
          </table:table-cell>
          <table:table-cell table:number-columns-repeated="253"/>
        </table:table-row>
        <table:table-row table:style-name="ro1">
          <table:table-cell office:value-type="float" office:value="0.10419999808073">
            <text:p>0.104</text:p>
          </table:table-cell>
          <table:table-cell office:value-type="float" office:value="57.060001373291">
            <text:p>57.060</text:p>
          </table:table-cell>
          <table:table-cell office:value-type="float" office:value="6513.56884765625">
            <text:p>6513.569</text:p>
          </table:table-cell>
          <table:table-cell office:value-type="float" office:value="32.13330078125">
            <text:p>32.133</text:p>
          </table:table-cell>
          <table:table-cell table:number-columns-repeated="253"/>
        </table:table-row>
        <table:table-row table:style-name="ro1">
          <table:table-cell office:value-type="float" office:value="0.106299996376038">
            <text:p>0.106</text:p>
          </table:table-cell>
          <table:table-cell office:value-type="float" office:value="57.5400009155274">
            <text:p>57.540</text:p>
          </table:table-cell>
          <table:table-cell office:value-type="float" office:value="6385.48876953125">
            <text:p>6385.489</text:p>
          </table:table-cell>
          <table:table-cell office:value-type="float" office:value="30.7835006713867">
            <text:p>30.784</text:p>
          </table:table-cell>
          <table:table-cell table:number-columns-repeated="253"/>
        </table:table-row>
        <table:table-row table:style-name="ro1">
          <table:table-cell office:value-type="float" office:value="0.108900003135204">
            <text:p>0.109</text:p>
          </table:table-cell>
          <table:table-cell office:value-type="float" office:value="58.1199989318848">
            <text:p>58.120</text:p>
          </table:table-cell>
          <table:table-cell office:value-type="float" office:value="6233.705078125">
            <text:p>6233.705</text:p>
          </table:table-cell>
          <table:table-cell office:value-type="float" office:value="29.7971992492676">
            <text:p>29.797</text:p>
          </table:table-cell>
          <table:table-cell table:number-columns-repeated="253"/>
        </table:table-row>
        <table:table-row table:style-name="ro1">
          <table:table-cell office:value-type="float" office:value="0.110799998044968">
            <text:p>0.111</text:p>
          </table:table-cell>
          <table:table-cell office:value-type="float" office:value="58.5999984741211">
            <text:p>58.600</text:p>
          </table:table-cell>
          <table:table-cell office:value-type="float" office:value="6127.3359375">
            <text:p>6127.336</text:p>
          </table:table-cell>
          <table:table-cell office:value-type="float" office:value="28.676399230957">
            <text:p>28.676</text:p>
          </table:table-cell>
          <table:table-cell table:number-columns-repeated="253"/>
        </table:table-row>
        <table:table-row table:style-name="ro1">
          <table:table-cell office:value-type="float" office:value="0.113600000739098">
            <text:p>0.114</text:p>
          </table:table-cell>
          <table:table-cell office:value-type="float" office:value="59.1699981689453">
            <text:p>59.170</text:p>
          </table:table-cell>
          <table:table-cell office:value-type="float" office:value="5976.89892578125">
            <text:p>5976.899</text:p>
          </table:table-cell>
          <table:table-cell office:value-type="float" office:value="27.5671005249023">
            <text:p>27.567</text:p>
          </table:table-cell>
          <table:table-cell table:number-columns-repeated="253"/>
        </table:table-row>
        <table:table-row table:style-name="ro1">
          <table:table-cell office:value-type="float" office:value="0.116400003433228">
            <text:p>0.116</text:p>
          </table:table-cell>
          <table:table-cell office:value-type="float" office:value="59.6500015258789">
            <text:p>59.650</text:p>
          </table:table-cell>
          <table:table-cell office:value-type="float" office:value="5833.5751953125">
            <text:p>5833.575</text:p>
          </table:table-cell>
          <table:table-cell office:value-type="float" office:value="26.5132007598877">
            <text:p>26.513</text:p>
          </table:table-cell>
          <table:table-cell table:number-columns-repeated="253"/>
        </table:table-row>
        <table:table-row table:style-name="ro1">
          <table:table-cell office:value-type="float" office:value="0.11879999935627">
            <text:p>0.119</text:p>
          </table:table-cell>
          <table:table-cell office:value-type="float" office:value="60.1300010681152">
            <text:p>60.130</text:p>
          </table:table-cell>
          <table:table-cell office:value-type="float" office:value="5716.15283203125">
            <text:p>5716.153</text:p>
          </table:table-cell>
          <table:table-cell office:value-type="float" office:value="25.3742008209228">
            <text:p>25.374</text:p>
          </table:table-cell>
          <table:table-cell table:number-columns-repeated="253"/>
        </table:table-row>
        <table:table-row table:style-name="ro1">
          <table:table-cell office:value-type="float" office:value="0.1216000020504">
            <text:p>0.122</text:p>
          </table:table-cell>
          <table:table-cell office:value-type="float" office:value="60.6100006103516">
            <text:p>60.610</text:p>
          </table:table-cell>
          <table:table-cell office:value-type="float" office:value="5580.3330078125">
            <text:p>5580.333</text:p>
          </table:table-cell>
          <table:table-cell office:value-type="float" office:value="24.2183990478516">
            <text:p>24.218</text:p>
          </table:table-cell>
          <table:table-cell table:number-columns-repeated="253"/>
        </table:table-row>
        <table:table-row table:style-name="ro1">
          <table:table-cell office:value-type="float" office:value="0.125300005078316">
            <text:p>0.125</text:p>
          </table:table-cell>
          <table:table-cell office:value-type="float" office:value="61.189998626709">
            <text:p>61.190</text:p>
          </table:table-cell>
          <table:table-cell office:value-type="float" office:value="5416.10888671875">
            <text:p>5416.109</text:p>
          </table:table-cell>
          <table:table-cell office:value-type="float" office:value="23.2506008148193">
            <text:p>23.251</text:p>
          </table:table-cell>
          <table:table-cell table:number-columns-repeated="253"/>
        </table:table-row>
        <table:table-row table:style-name="ro1">
          <table:table-cell office:value-type="float" office:value="0.12890000641346">
            <text:p>0.129</text:p>
          </table:table-cell>
          <table:table-cell office:value-type="float" office:value="61.6699981689453">
            <text:p>61.670</text:p>
          </table:table-cell>
          <table:table-cell office:value-type="float" office:value="5265.27685546875">
            <text:p>5265.277</text:p>
          </table:table-cell>
          <table:table-cell office:value-type="float" office:value="22.3344993591309">
            <text:p>22.334</text:p>
          </table:table-cell>
          <table:table-cell table:number-columns-repeated="253"/>
        </table:table-row>
        <table:table-row table:style-name="ro1">
          <table:table-cell office:value-type="float" office:value="0.132499992847443">
            <text:p>0.132</text:p>
          </table:table-cell>
          <table:table-cell office:value-type="float" office:value="62.1500015258789">
            <text:p>62.150</text:p>
          </table:table-cell>
          <table:table-cell office:value-type="float" office:value="5122.619140625">
            <text:p>5122.619</text:p>
          </table:table-cell>
          <table:table-cell office:value-type="float" office:value="21.3628997802734">
            <text:p>21.363</text:p>
          </table:table-cell>
          <table:table-cell table:number-columns-repeated="253"/>
        </table:table-row>
        <table:table-row table:style-name="ro1">
          <table:table-cell office:value-type="float" office:value="0.136000007390976">
            <text:p>0.136</text:p>
          </table:table-cell>
          <table:table-cell office:value-type="float" office:value="62.6300010681152">
            <text:p>62.630</text:p>
          </table:table-cell>
          <table:table-cell office:value-type="float" office:value="4991.15380859375">
            <text:p>4991.154</text:p>
          </table:table-cell>
          <table:table-cell office:value-type="float" office:value="20.3703994750977">
            <text:p>20.370</text:p>
          </table:table-cell>
          <table:table-cell table:number-columns-repeated="253"/>
        </table:table-row>
        <table:table-row table:style-name="ro1">
          <table:table-cell office:value-type="float" office:value="0.14020000398159">
            <text:p>0.140</text:p>
          </table:table-cell>
          <table:table-cell office:value-type="float" office:value="63.1100006103516">
            <text:p>63.110</text:p>
          </table:table-cell>
          <table:table-cell office:value-type="float" office:value="4841.97021484375">
            <text:p>4841.970</text:p>
          </table:table-cell>
          <table:table-cell office:value-type="float" office:value="19.3673992156982">
            <text:p>19.367</text:p>
          </table:table-cell>
          <table:table-cell table:number-columns-repeated="253"/>
        </table:table-row>
        <table:table-row table:style-name="ro1">
          <table:table-cell office:value-type="float" office:value="0.144500002264977">
            <text:p>0.145</text:p>
          </table:table-cell>
          <table:table-cell office:value-type="float" office:value="63.5">
            <text:p>63.500</text:p>
          </table:table-cell>
          <table:table-cell office:value-type="float" office:value="4698.19189453125">
            <text:p>4698.192</text:p>
          </table:table-cell>
          <table:table-cell office:value-type="float" office:value="18.4629001617432">
            <text:p>18.463</text:p>
          </table:table-cell>
          <table:table-cell table:number-columns-repeated="253"/>
        </table:table-row>
        <table:table-row table:style-name="ro1">
          <table:table-cell office:value-type="float" office:value="0.149000003933907">
            <text:p>0.149</text:p>
          </table:table-cell>
          <table:table-cell office:value-type="float" office:value="63.9799995422363">
            <text:p>63.980</text:p>
          </table:table-cell>
          <table:table-cell office:value-type="float" office:value="4556.5810546875">
            <text:p>4556.581</text:p>
          </table:table-cell>
          <table:table-cell office:value-type="float" office:value="17.6686000823975">
            <text:p>17.669</text:p>
          </table:table-cell>
          <table:table-cell table:number-columns-repeated="253"/>
        </table:table-row>
        <table:table-row table:style-name="ro1">
          <table:table-cell office:value-type="float" office:value="0.154300004243851">
            <text:p>0.154</text:p>
          </table:table-cell>
          <table:table-cell office:value-type="float" office:value="64.4599990844727">
            <text:p>64.460</text:p>
          </table:table-cell>
          <table:table-cell office:value-type="float" office:value="4400.31884765625">
            <text:p>4400.319</text:p>
          </table:table-cell>
          <table:table-cell office:value-type="float" office:value="17.0231990814209">
            <text:p>17.023</text:p>
          </table:table-cell>
          <table:table-cell table:number-columns-repeated="253"/>
        </table:table-row>
        <table:table-row table:style-name="ro1">
          <table:table-cell office:value-type="float" office:value="0.159299999475479">
            <text:p>0.159</text:p>
          </table:table-cell>
          <table:table-cell office:value-type="float" office:value="64.9400024414063">
            <text:p>64.940</text:p>
          </table:table-cell>
          <table:table-cell office:value-type="float" office:value="4262.43408203125">
            <text:p>4262.434</text:p>
          </table:table-cell>
          <table:table-cell office:value-type="float" office:value="16.3628005981445">
            <text:p>16.363</text:p>
          </table:table-cell>
          <table:table-cell table:number-columns-repeated="253"/>
        </table:table-row>
        <table:table-row table:style-name="ro1">
          <table:table-cell office:value-type="float" office:value="0.166400000452995">
            <text:p>0.166</text:p>
          </table:table-cell>
          <table:table-cell office:value-type="float" office:value="65.4199981689453">
            <text:p>65.420</text:p>
          </table:table-cell>
          <table:table-cell office:value-type="float" office:value="4078.30004882813">
            <text:p>4078.300</text:p>
          </table:table-cell>
          <table:table-cell office:value-type="float" office:value="15.7660999298096">
            <text:p>15.766</text:p>
          </table:table-cell>
          <table:table-cell table:number-columns-repeated="253"/>
        </table:table-row>
        <table:table-row table:style-name="ro1">
          <table:table-cell office:value-type="float" office:value="0.171900004148483">
            <text:p>0.172</text:p>
          </table:table-cell>
          <table:table-cell office:value-type="float" office:value="65.9000015258789">
            <text:p>65.900</text:p>
          </table:table-cell>
          <table:table-cell office:value-type="float" office:value="3948.07006835937">
            <text:p>3948.070</text:p>
          </table:table-cell>
          <table:table-cell office:value-type="float" office:value="15.12619972229">
            <text:p>15.126</text:p>
          </table:table-cell>
          <table:table-cell table:number-columns-repeated="253"/>
        </table:table-row>
        <table:table-row table:style-name="ro1">
          <table:table-cell office:value-type="float" office:value="0.178700000047684">
            <text:p>0.179</text:p>
          </table:table-cell>
          <table:table-cell office:value-type="float" office:value="66.379997253418">
            <text:p>66.380</text:p>
          </table:table-cell>
          <table:table-cell office:value-type="float" office:value="3798.07202148437">
            <text:p>3798.072</text:p>
          </table:table-cell>
          <table:table-cell office:value-type="float" office:value="14.5994997024536">
            <text:p>14.599</text:p>
          </table:table-cell>
          <table:table-cell table:number-columns-repeated="253"/>
        </table:table-row>
        <table:table-row table:style-name="ro1">
          <table:table-cell office:value-type="float" office:value="0.186800003051758">
            <text:p>0.187</text:p>
          </table:table-cell>
          <table:table-cell office:value-type="float" office:value="66.8600006103516">
            <text:p>66.860</text:p>
          </table:table-cell>
          <table:table-cell office:value-type="float" office:value="3633.59301757812">
            <text:p>3633.593</text:p>
          </table:table-cell>
          <table:table-cell office:value-type="float" office:value="14.1444997787476">
            <text:p>14.144</text:p>
          </table:table-cell>
          <table:table-cell table:number-columns-repeated="253"/>
        </table:table-row>
        <table:table-row table:style-name="ro1">
          <table:table-cell office:value-type="float" office:value="0.194900006055832">
            <text:p>0.195</text:p>
          </table:table-cell>
          <table:table-cell office:value-type="float" office:value="67.3399963378906">
            <text:p>67.340</text:p>
          </table:table-cell>
          <table:table-cell office:value-type="float" office:value="3482.76708984375">
            <text:p>3482.767</text:p>
          </table:table-cell>
          <table:table-cell office:value-type="float" office:value="13.6450004577637">
            <text:p>13.645</text:p>
          </table:table-cell>
          <table:table-cell table:number-columns-repeated="253"/>
        </table:table-row>
        <table:table-row table:style-name="ro1">
          <table:table-cell office:value-type="float" office:value="0.202299997210503">
            <text:p>0.202</text:p>
          </table:table-cell>
          <table:table-cell office:value-type="float" office:value="67.8199996948242">
            <text:p>67.820</text:p>
          </table:table-cell>
          <table:table-cell office:value-type="float" office:value="3355.53491210938">
            <text:p>3355.535</text:p>
          </table:table-cell>
          <table:table-cell office:value-type="float" office:value="13.1494998931885">
            <text:p>13.149</text:p>
          </table:table-cell>
          <table:table-cell table:number-columns-repeated="253"/>
        </table:table-row>
        <table:table-row table:style-name="ro1">
          <table:table-cell office:value-type="float" office:value="0.212500005960464">
            <text:p>0.213</text:p>
          </table:table-cell>
          <table:table-cell office:value-type="float" office:value="68.3000030517578">
            <text:p>68.300</text:p>
          </table:table-cell>
          <table:table-cell office:value-type="float" office:value="3194.61401367187">
            <text:p>3194.614</text:p>
          </table:table-cell>
          <table:table-cell office:value-type="float" office:value="12.670599937439">
            <text:p>12.671</text:p>
          </table:table-cell>
          <table:table-cell table:number-columns-repeated="253"/>
        </table:table-row>
        <table:table-row table:style-name="ro1">
          <table:table-cell office:value-type="float" office:value="0.223299995064735">
            <text:p>0.223</text:p>
          </table:table-cell>
          <table:table-cell office:value-type="float" office:value="68.7799987792969">
            <text:p>68.780</text:p>
          </table:table-cell>
          <table:table-cell office:value-type="float" office:value="3040.22900390625">
            <text:p>3040.229</text:p>
          </table:table-cell>
          <table:table-cell office:value-type="float" office:value="12.184700012207">
            <text:p>12.185</text:p>
          </table:table-cell>
          <table:table-cell table:number-columns-repeated="253"/>
        </table:table-row>
        <table:table-row table:style-name="ro1">
          <table:table-cell office:value-type="float" office:value="0.233400002121925">
            <text:p>0.233</text:p>
          </table:table-cell>
          <table:table-cell office:value-type="float" office:value="69.2600021362305">
            <text:p>69.260</text:p>
          </table:table-cell>
          <table:table-cell office:value-type="float" office:value="2908.77709960938">
            <text:p>2908.777</text:p>
          </table:table-cell>
          <table:table-cell office:value-type="float" office:value="11.7580003738403">
            <text:p>11.758</text:p>
          </table:table-cell>
          <table:table-cell table:number-columns-repeated="253"/>
        </table:table-row>
        <table:table-row table:style-name="ro1">
          <table:table-cell office:value-type="float" office:value="0.244699999690056">
            <text:p>0.245</text:p>
          </table:table-cell>
          <table:table-cell office:value-type="float" office:value="69.7399978637695">
            <text:p>69.740</text:p>
          </table:table-cell>
          <table:table-cell office:value-type="float" office:value="2774.544921875">
            <text:p>2774.545</text:p>
          </table:table-cell>
          <table:table-cell office:value-type="float" office:value="11.3141002655029">
            <text:p>11.314</text:p>
          </table:table-cell>
          <table:table-cell table:number-columns-repeated="253"/>
        </table:table-row>
        <table:table-row table:style-name="ro1">
          <table:table-cell office:value-type="float" office:value="0.261500000953674">
            <text:p>0.262</text:p>
          </table:table-cell>
          <table:table-cell office:value-type="float" office:value="70.2200012207031">
            <text:p>70.220</text:p>
          </table:table-cell>
          <table:table-cell office:value-type="float" office:value="2596.36401367187">
            <text:p>2596.364</text:p>
          </table:table-cell>
          <table:table-cell office:value-type="float" office:value="10.9520998001099">
            <text:p>10.952</text:p>
          </table:table-cell>
          <table:table-cell table:number-columns-repeated="253"/>
        </table:table-row>
        <table:table-row table:style-name="ro1">
          <table:table-cell office:value-type="float" office:value="0.273799985647202">
            <text:p>0.274</text:p>
          </table:table-cell>
          <table:table-cell office:value-type="float" office:value="70.6999969482422">
            <text:p>70.700</text:p>
          </table:table-cell>
          <table:table-cell office:value-type="float" office:value="2478.88793945312">
            <text:p>2478.888</text:p>
          </table:table-cell>
          <table:table-cell office:value-type="float" office:value="10.6055002212524">
            <text:p>10.606</text:p>
          </table:table-cell>
          <table:table-cell table:number-columns-repeated="253"/>
        </table:table-row>
        <table:table-row table:style-name="ro1">
          <table:table-cell office:value-type="float" office:value="0.289799988269806">
            <text:p>0.290</text:p>
          </table:table-cell>
          <table:table-cell office:value-type="float" office:value="71.1800003051758">
            <text:p>71.180</text:p>
          </table:table-cell>
          <table:table-cell office:value-type="float" office:value="2342.125">
            <text:p>2342.125</text:p>
          </table:table-cell>
          <table:table-cell office:value-type="float" office:value="10.2836999893188">
            <text:p>10.284</text:p>
          </table:table-cell>
          <table:table-cell table:number-columns-repeated="253"/>
        </table:table-row>
        <table:table-row table:style-name="ro1">
          <table:table-cell office:value-type="float" office:value="0.306199997663498">
            <text:p>0.306</text:p>
          </table:table-cell>
          <table:table-cell office:value-type="float" office:value="71.6600036621094">
            <text:p>71.660</text:p>
          </table:table-cell>
          <table:table-cell office:value-type="float" office:value="2216.76391601562">
            <text:p>2216.764</text:p>
          </table:table-cell>
          <table:table-cell office:value-type="float" office:value="10.0329999923706">
            <text:p>10.033</text:p>
          </table:table-cell>
          <table:table-cell table:number-columns-repeated="253"/>
        </table:table-row>
        <table:table-row table:style-name="ro1">
          <table:table-cell office:value-type="float" office:value="0.326099991798401">
            <text:p>0.326</text:p>
          </table:table-cell>
          <table:table-cell office:value-type="float" office:value="72.1399993896484">
            <text:p>72.140</text:p>
          </table:table-cell>
          <table:table-cell office:value-type="float" office:value="2081.55810546875">
            <text:p>2081.558</text:p>
          </table:table-cell>
          <table:table-cell office:value-type="float" office:value="9.76980018615723">
            <text:p>9.770</text:p>
          </table:table-cell>
          <table:table-cell table:number-columns-repeated="253"/>
        </table:table-row>
        <table:table-row table:style-name="ro1">
          <table:table-cell office:value-type="float" office:value="0.345800012350082">
            <text:p>0.346</text:p>
          </table:table-cell>
          <table:table-cell office:value-type="float" office:value="72.7200012207031">
            <text:p>72.720</text:p>
          </table:table-cell>
          <table:table-cell office:value-type="float" office:value="1963.04296875">
            <text:p>1963.043</text:p>
          </table:table-cell>
          <table:table-cell office:value-type="float" office:value="9.51000022888184">
            <text:p>9.510</text:p>
          </table:table-cell>
          <table:table-cell table:number-columns-repeated="253"/>
        </table:table-row>
        <table:table-row table:style-name="ro1">
          <table:table-cell office:value-type="float" office:value="0.372200012207031">
            <text:p>0.372</text:p>
          </table:table-cell>
          <table:table-cell office:value-type="float" office:value="73.1999969482422">
            <text:p>73.200</text:p>
          </table:table-cell>
          <table:table-cell office:value-type="float" office:value="1823.85302734375">
            <text:p>1823.853</text:p>
          </table:table-cell>
          <table:table-cell office:value-type="float" office:value="9.20269966125488">
            <text:p>9.203</text:p>
          </table:table-cell>
          <table:table-cell table:number-columns-repeated="253"/>
        </table:table-row>
        <table:table-row table:style-name="ro1">
          <table:table-cell office:value-type="float" office:value="0.412099987268448">
            <text:p>0.412</text:p>
          </table:table-cell>
          <table:table-cell office:value-type="float" office:value="74.1600036621094">
            <text:p>74.160</text:p>
          </table:table-cell>
          <table:table-cell office:value-type="float" office:value="1647.23803710938">
            <text:p>1647.238</text:p>
          </table:table-cell>
          <table:table-cell office:value-type="float" office:value="8.53439998626709">
            <text:p>8.534</text:p>
          </table:table-cell>
          <table:table-cell table:number-columns-repeated="253"/>
        </table:table-row>
        <table:table-row table:style-name="ro1">
          <table:table-cell office:value-type="float" office:value="0.542100012302399">
            <text:p>0.542</text:p>
          </table:table-cell>
          <table:table-cell office:value-type="float" office:value="75.7900009155273">
            <text:p>75.790</text:p>
          </table:table-cell>
          <table:table-cell office:value-type="float" office:value="1252.291015625">
            <text:p>1252.291</text:p>
          </table:table-cell>
          <table:table-cell office:value-type="float" office:value="8.20139980316162">
            <text:p>8.201</text:p>
          </table:table-cell>
          <table:table-cell table:number-columns-repeated="253"/>
        </table:table-row>
        <table:table-row table:style-name="ro1">
          <table:table-cell office:value-type="float" office:value="0.691999971866608">
            <text:p>0.692</text:p>
          </table:table-cell>
          <table:table-cell office:value-type="float" office:value="76.5599975585937">
            <text:p>76.560</text:p>
          </table:table-cell>
          <table:table-cell office:value-type="float" office:value="980.890991210937">
            <text:p>980.891</text:p>
          </table:table-cell>
          <table:table-cell office:value-type="float" office:value="8.36690044403076">
            <text:p>8.367</text:p>
          </table:table-cell>
          <table:table-cell table:number-columns-repeated="253"/>
        </table:table-row>
        <table:table-row table:style-name="ro1">
          <table:table-cell office:value-type="float" office:value="0.822000026702881">
            <text:p>0.822</text:p>
          </table:table-cell>
          <table:table-cell office:value-type="float" office:value="78.6699981689453">
            <text:p>78.670</text:p>
          </table:table-cell>
          <table:table-cell office:value-type="float" office:value="825.81298828125">
            <text:p>825.813</text:p>
          </table:table-cell>
          <table:table-cell office:value-type="float" office:value="8.21440029144287">
            <text:p>8.214</text:p>
          </table:table-cell>
          <table:table-cell table:number-columns-repeated="253"/>
        </table:table-row>
        <table:table-row table:style-name="ro1">
          <table:table-cell office:value-type="float" office:value="0.952000021934509">
            <text:p>0.952</text:p>
          </table:table-cell>
          <table:table-cell office:value-type="float" office:value="79.5400009155273">
            <text:p>79.540</text:p>
          </table:table-cell>
          <table:table-cell office:value-type="float" office:value="713.057983398438">
            <text:p>713.058</text:p>
          </table:table-cell>
          <table:table-cell office:value-type="float" office:value="8.21170043945313">
            <text:p>8.212</text:p>
          </table:table-cell>
          <table:table-cell table:number-columns-repeated="253"/>
        </table:table-row>
        <table:table-row table:style-name="ro1">
          <table:table-cell office:value-type="float" office:value="1.08200001716614">
            <text:p>1.082</text:p>
          </table:table-cell>
          <table:table-cell office:value-type="float" office:value="80.4000015258789">
            <text:p>80.400</text:p>
          </table:table-cell>
          <table:table-cell office:value-type="float" office:value="627.39501953125">
            <text:p>627.395</text:p>
          </table:table-cell>
          <table:table-cell office:value-type="float" office:value="8.15540027618408">
            <text:p>8.155</text:p>
          </table:table-cell>
          <table:table-cell table:number-columns-repeated="253"/>
        </table:table-row>
        <table:table-row table:style-name="ro1">
          <table:table-cell office:value-type="float" office:value="1.23199999332428">
            <text:p>1.232</text:p>
          </table:table-cell>
          <table:table-cell office:value-type="float" office:value="81.0800018310547">
            <text:p>81.080</text:p>
          </table:table-cell>
          <table:table-cell office:value-type="float" office:value="551.012023925781">
            <text:p>551.012</text:p>
          </table:table-cell>
          <table:table-cell office:value-type="float" office:value="7.62090015411377">
            <text:p>7.621</text:p>
          </table:table-cell>
          <table:table-cell table:number-columns-repeated="253"/>
        </table:table-row>
        <table:table-row table:style-name="ro1">
          <table:table-cell office:value-type="float" office:value="1.40190005302429">
            <text:p>1.402</text:p>
          </table:table-cell>
          <table:table-cell office:value-type="float" office:value="81.6500015258789">
            <text:p>81.650</text:p>
          </table:table-cell>
          <table:table-cell office:value-type="float" office:value="484.200988769531">
            <text:p>484.201</text:p>
          </table:table-cell>
          <table:table-cell office:value-type="float" office:value="7.15229988098145">
            <text:p>7.152</text:p>
          </table:table-cell>
          <table:table-cell table:number-columns-repeated="253"/>
        </table:table-row>
        <table:table-row table:style-name="ro1">
          <table:table-cell office:value-type="float" office:value="1.57190001010895">
            <text:p>1.572</text:p>
          </table:table-cell>
          <table:table-cell office:value-type="float" office:value="82.3199996948242">
            <text:p>82.320</text:p>
          </table:table-cell>
          <table:table-cell office:value-type="float" office:value="431.839996337891">
            <text:p>431.840</text:p>
          </table:table-cell>
          <table:table-cell office:value-type="float" office:value="6.70440006256104">
            <text:p>6.704</text:p>
          </table:table-cell>
          <table:table-cell table:number-columns-repeated="253"/>
        </table:table-row>
        <table:table-row table:style-name="ro1">
          <table:table-cell office:value-type="float" office:value="1.72189998626709">
            <text:p>1.722</text:p>
          </table:table-cell>
          <table:table-cell office:value-type="float" office:value="82.8000030517578">
            <text:p>82.800</text:p>
          </table:table-cell>
          <table:table-cell office:value-type="float" office:value="394.223999023438">
            <text:p>394.224</text:p>
          </table:table-cell>
          <table:table-cell office:value-type="float" office:value="6.4193000793457">
            <text:p>6.419</text:p>
          </table:table-cell>
          <table:table-cell table:number-columns-repeated="253"/>
        </table:table-row>
        <table:table-row table:style-name="ro1">
          <table:table-cell office:value-type="float" office:value="1.93190002441406">
            <text:p>1.932</text:p>
          </table:table-cell>
          <table:table-cell office:value-type="float" office:value="83.4800033569336">
            <text:p>83.480</text:p>
          </table:table-cell>
          <table:table-cell office:value-type="float" office:value="351.373992919922">
            <text:p>351.374</text:p>
          </table:table-cell>
          <table:table-cell office:value-type="float" office:value="6.1641001701355">
            <text:p>6.164</text:p>
          </table:table-cell>
          <table:table-cell table:number-columns-repeated="253"/>
        </table:table-row>
        <table:table-row table:style-name="ro1">
          <table:table-cell office:value-type="float" office:value="2.20190000534058">
            <text:p>2.202</text:p>
          </table:table-cell>
          <table:table-cell office:value-type="float" office:value="84.0500030517578">
            <text:p>84.050</text:p>
          </table:table-cell>
          <table:table-cell office:value-type="float" office:value="308.290008544922">
            <text:p>308.290</text:p>
          </table:table-cell>
          <table:table-cell office:value-type="float" office:value="5.93559980392456">
            <text:p>5.936</text:p>
          </table:table-cell>
          <table:table-cell table:number-columns-repeated="253"/>
        </table:table-row>
        <table:table-row table:style-name="ro1">
          <table:table-cell office:value-type="float" office:value="2.42190003395081">
            <text:p>2.422</text:p>
          </table:table-cell>
          <table:table-cell office:value-type="float" office:value="84.5299987792969">
            <text:p>84.530</text:p>
          </table:table-cell>
          <table:table-cell office:value-type="float" office:value="280.286987304688">
            <text:p>280.287</text:p>
          </table:table-cell>
          <table:table-cell office:value-type="float" office:value="5.74660015106201">
            <text:p>5.747</text:p>
          </table:table-cell>
          <table:table-cell table:number-columns-repeated="253"/>
        </table:table-row>
        <table:table-row table:style-name="ro1">
          <table:table-cell office:value-type="float" office:value="2.64190006256104">
            <text:p>2.642</text:p>
          </table:table-cell>
          <table:table-cell office:value-type="float" office:value="85.0100021362305">
            <text:p>85.010</text:p>
          </table:table-cell>
          <table:table-cell office:value-type="float" office:value="256.946990966797">
            <text:p>256.947</text:p>
          </table:table-cell>
          <table:table-cell office:value-type="float" office:value="5.51849985122681">
            <text:p>5.518</text:p>
          </table:table-cell>
          <table:table-cell table:number-columns-repeated="253"/>
        </table:table-row>
        <table:table-row table:style-name="ro1">
          <table:table-cell office:value-type="float" office:value="2.92190003395081">
            <text:p>2.922</text:p>
          </table:table-cell>
          <table:table-cell office:value-type="float" office:value="85.4899978637695">
            <text:p>85.490</text:p>
          </table:table-cell>
          <table:table-cell office:value-type="float" office:value="232.324996948242">
            <text:p>232.325</text:p>
          </table:table-cell>
          <table:table-cell office:value-type="float" office:value="5.35860013961792">
            <text:p>5.359</text:p>
          </table:table-cell>
          <table:table-cell table:number-columns-repeated="253"/>
        </table:table-row>
        <table:table-row table:style-name="ro1">
          <table:table-cell office:value-type="float" office:value="3.23189997673035">
            <text:p>3.232</text:p>
          </table:table-cell>
          <table:table-cell office:value-type="float" office:value="85.9800033569336">
            <text:p>85.980</text:p>
          </table:table-cell>
          <table:table-cell office:value-type="float" office:value="210.041000366211">
            <text:p>210.041</text:p>
          </table:table-cell>
          <table:table-cell office:value-type="float" office:value="5.23129987716675">
            <text:p>5.231</text:p>
          </table:table-cell>
          <table:table-cell table:number-columns-repeated="253"/>
        </table:table-row>
        <table:table-row table:style-name="ro1">
          <table:table-cell office:value-type="float" office:value="3.57179999351501">
            <text:p>3.572</text:p>
          </table:table-cell>
          <table:table-cell office:value-type="float" office:value="86.4599990844727">
            <text:p>86.460</text:p>
          </table:table-cell>
          <table:table-cell office:value-type="float" office:value="190.048004150391">
            <text:p>190.048</text:p>
          </table:table-cell>
          <table:table-cell office:value-type="float" office:value="5.09800004959106">
            <text:p>5.098</text:p>
          </table:table-cell>
          <table:table-cell table:number-columns-repeated="253"/>
        </table:table-row>
        <table:table-row table:style-name="ro1">
          <table:table-cell office:value-type="float" office:value="4.01179981231689">
            <text:p>4.012</text:p>
          </table:table-cell>
          <table:table-cell office:value-type="float" office:value="86.9400024414063">
            <text:p>86.940</text:p>
          </table:table-cell>
          <table:table-cell office:value-type="float" office:value="169.205001831055">
            <text:p>169.205</text:p>
          </table:table-cell>
          <table:table-cell office:value-type="float" office:value="4.9355001449585">
            <text:p>4.936</text:p>
          </table:table-cell>
          <table:table-cell table:number-columns-repeated="253"/>
        </table:table-row>
        <table:table-row table:style-name="ro1">
          <table:table-cell office:value-type="float" office:value="4.49179983139038">
            <text:p>4.492</text:p>
          </table:table-cell>
          <table:table-cell office:value-type="float" office:value="87.3199996948242">
            <text:p>87.320</text:p>
          </table:table-cell>
          <table:table-cell office:value-type="float" office:value="151.123992919922">
            <text:p>151.124</text:p>
          </table:table-cell>
          <table:table-cell office:value-type="float" office:value="4.7778000831604">
            <text:p>4.778</text:p>
          </table:table-cell>
          <table:table-cell table:number-columns-repeated="253"/>
        </table:table-row>
        <table:table-row table:style-name="ro1">
          <table:table-cell office:value-type="float" office:value="5.10179996490479">
            <text:p>5.102</text:p>
          </table:table-cell>
          <table:table-cell office:value-type="float" office:value="87.8000030517578">
            <text:p>87.800</text:p>
          </table:table-cell>
          <table:table-cell office:value-type="float" office:value="133.054992675781">
            <text:p>133.055</text:p>
          </table:table-cell>
          <table:table-cell office:value-type="float" office:value="4.58199977874756">
            <text:p>4.582</text:p>
          </table:table-cell>
          <table:table-cell table:number-columns-repeated="253"/>
        </table:table-row>
        <table:table-row table:style-name="ro1">
          <table:table-cell office:value-type="float" office:value="5.74179983139038">
            <text:p>5.742</text:p>
          </table:table-cell>
          <table:table-cell office:value-type="float" office:value="88.2799987792969">
            <text:p>88.280</text:p>
          </table:table-cell>
          <table:table-cell office:value-type="float" office:value="118.224998474121">
            <text:p>118.225</text:p>
          </table:table-cell>
          <table:table-cell office:value-type="float" office:value="4.38740015029907">
            <text:p>4.387</text:p>
          </table:table-cell>
          <table:table-cell table:number-columns-repeated="253"/>
        </table:table-row>
        <table:table-row table:style-name="ro1">
          <table:table-cell office:value-type="float" office:value="6.55179977416992">
            <text:p>6.552</text:p>
          </table:table-cell>
          <table:table-cell office:value-type="float" office:value="88.6600036621094">
            <text:p>88.660</text:p>
          </table:table-cell>
          <table:table-cell office:value-type="float" office:value="103.609001159668">
            <text:p>103.609</text:p>
          </table:table-cell>
          <table:table-cell office:value-type="float" office:value="4.19320011138916">
            <text:p>4.193</text:p>
          </table:table-cell>
          <table:table-cell table:number-columns-repeated="253"/>
        </table:table-row>
        <table:table-row table:style-name="ro1">
          <table:table-cell office:value-type="float" office:value="7.76179981231689">
            <text:p>7.762</text:p>
          </table:table-cell>
          <table:table-cell office:value-type="float" office:value="89.1500015258789">
            <text:p>89.150</text:p>
          </table:table-cell>
          <table:table-cell office:value-type="float" office:value="87.4570007324219">
            <text:p>87.457</text:p>
          </table:table-cell>
          <table:table-cell office:value-type="float" office:value="3.95490002632141">
            <text:p>3.955</text:p>
          </table:table-cell>
          <table:table-cell table:number-columns-repeated="253"/>
        </table:table-row>
        <table:table-row table:style-name="ro1">
          <table:table-cell office:value-type="float" office:value="9.07180023193359">
            <text:p>9.072</text:p>
          </table:table-cell>
          <table:table-cell office:value-type="float" office:value="89.5299987792969">
            <text:p>89.530</text:p>
          </table:table-cell>
          <table:table-cell office:value-type="float" office:value="74.8280029296875">
            <text:p>74.828</text:p>
          </table:table-cell>
          <table:table-cell office:value-type="float" office:value="3.70919990539551">
            <text:p>3.709</text:p>
          </table:table-cell>
          <table:table-cell table:number-columns-repeated="253"/>
        </table:table-row>
        <table:table-row table:style-name="ro1">
          <table:table-cell office:value-type="float" office:value="10.7018003463745">
            <text:p>10.702</text:p>
          </table:table-cell>
          <table:table-cell office:value-type="float" office:value="89.8199996948242">
            <text:p>89.820</text:p>
          </table:table-cell>
          <table:table-cell office:value-type="float" office:value="63.4309997558594">
            <text:p>63.431</text:p>
          </table:table-cell>
          <table:table-cell office:value-type="float" office:value="3.50480008125305">
            <text:p>3.505</text:p>
          </table:table-cell>
          <table:table-cell table:number-columns-repeated="253"/>
        </table:table-row>
        <table:table-row table:style-name="ro1">
          <table:table-cell office:value-type="float" office:value="12.5818004608154">
            <text:p>12.582</text:p>
          </table:table-cell>
          <table:table-cell office:value-type="float" office:value="90.3000030517578">
            <text:p>90.300</text:p>
          </table:table-cell>
          <table:table-cell office:value-type="float" office:value="53.9529991149902">
            <text:p>53.953</text:p>
          </table:table-cell>
          <table:table-cell office:value-type="float" office:value="3.30870008468628">
            <text:p>3.309</text:p>
          </table:table-cell>
          <table:table-cell table:number-columns-repeated="253"/>
        </table:table-row>
        <table:table-row table:style-name="ro1">
          <table:table-cell office:value-type="float" office:value="14.7818002700806">
            <text:p>14.782</text:p>
          </table:table-cell>
          <table:table-cell office:value-type="float" office:value="90.6800003051758">
            <text:p>90.680</text:p>
          </table:table-cell>
          <table:table-cell office:value-type="float" office:value="45.9230003356934">
            <text:p>45.923</text:p>
          </table:table-cell>
          <table:table-cell office:value-type="float" office:value="3.10630011558533">
            <text:p>3.106</text:p>
          </table:table-cell>
          <table:table-cell table:number-columns-repeated="253"/>
        </table:table-row>
        <table:table-row table:style-name="ro1">
          <table:table-cell office:value-type="float" office:value="17.6516990661621">
            <text:p>17.652</text:p>
          </table:table-cell>
          <table:table-cell office:value-type="float" office:value="90.9700012207031">
            <text:p>90.970</text:p>
          </table:table-cell>
          <table:table-cell office:value-type="float" office:value="38.4560012817383">
            <text:p>38.456</text:p>
          </table:table-cell>
          <table:table-cell office:value-type="float" office:value="2.94679999351501">
            <text:p>2.947</text:p>
          </table:table-cell>
          <table:table-cell table:number-columns-repeated="253"/>
        </table:table-row>
        <table:table-row table:style-name="ro1">
          <table:table-cell office:value-type="float" office:value="21.1716995239258">
            <text:p>21.172</text:p>
          </table:table-cell>
          <table:table-cell office:value-type="float" office:value="91.3499984741211">
            <text:p>91.350</text:p>
          </table:table-cell>
          <table:table-cell office:value-type="float" office:value="32.0629997253418">
            <text:p>32.063</text:p>
          </table:table-cell>
          <table:table-cell office:value-type="float" office:value="2.71869993209839">
            <text:p>2.719</text:p>
          </table:table-cell>
          <table:table-cell table:number-columns-repeated="253"/>
        </table:table-row>
        <table:table-row table:style-name="ro1">
          <table:table-cell office:value-type="float" office:value="24.9817008972168">
            <text:p>24.982</text:p>
          </table:table-cell>
          <table:table-cell office:value-type="float" office:value="91.6399993896484">
            <text:p>91.640</text:p>
          </table:table-cell>
          <table:table-cell office:value-type="float" office:value="27.1730003356934">
            <text:p>27.173</text:p>
          </table:table-cell>
          <table:table-cell office:value-type="float" office:value="2.5346999168396">
            <text:p>2.535</text:p>
          </table:table-cell>
          <table:table-cell table:number-columns-repeated="253"/>
        </table:table-row>
        <table:table-row table:style-name="ro1">
          <table:table-cell office:value-type="float" office:value="29.99169921875">
            <text:p>29.992</text:p>
          </table:table-cell>
          <table:table-cell office:value-type="float" office:value="91.9300003051758">
            <text:p>91.930</text:p>
          </table:table-cell>
          <table:table-cell office:value-type="float" office:value="22.6340007781982">
            <text:p>22.634</text:p>
          </table:table-cell>
          <table:table-cell office:value-type="float" office:value="2.35929989814758">
            <text:p>2.359</text:p>
          </table:table-cell>
          <table:table-cell table:number-columns-repeated="253"/>
        </table:table-row>
        <table:table-row table:style-name="ro1">
          <table:table-cell office:value-type="float" office:value="36.3816986083984">
            <text:p>36.382</text:p>
          </table:table-cell>
          <table:table-cell office:value-type="float" office:value="92.120002746582">
            <text:p>92.120</text:p>
          </table:table-cell>
          <table:table-cell office:value-type="float" office:value="18.6580009460449">
            <text:p>18.658</text:p>
          </table:table-cell>
          <table:table-cell office:value-type="float" office:value="2.14429998397827">
            <text:p>2.144</text:p>
          </table:table-cell>
          <table:table-cell table:number-columns-repeated="253"/>
        </table:table-row>
        <table:table-row table:style-name="ro1">
          <table:table-cell office:value-type="float" office:value="42.801700592041">
            <text:p>42.802</text:p>
          </table:table-cell>
          <table:table-cell office:value-type="float" office:value="92.3199996948242">
            <text:p>92.320</text:p>
          </table:table-cell>
          <table:table-cell office:value-type="float" office:value="15.8599996566772">
            <text:p>15.860</text:p>
          </table:table-cell>
          <table:table-cell office:value-type="float" office:value="1.93900001049042">
            <text:p>1.939</text:p>
          </table:table-cell>
          <table:table-cell table:number-columns-repeated="253"/>
        </table:table-row>
        <table:table-row table:style-name="ro1">
          <table:table-cell office:value-type="float" office:value="49.5416984558105">
            <text:p>49.542</text:p>
          </table:table-cell>
          <table:table-cell office:value-type="float" office:value="92.4100036621094">
            <text:p>92.410</text:p>
          </table:table-cell>
          <table:table-cell office:value-type="float" office:value="13.7019996643066">
            <text:p>13.702</text:p>
          </table:table-cell>
          <table:table-cell office:value-type="float" office:value="1.70329999923706">
            <text:p>1.703</text:p>
          </table:table-cell>
          <table:table-cell table:number-columns-repeated="253"/>
        </table:table-row>
        <table:table-row table:style-name="ro1">
          <table:table-cell office:value-type="float" office:value="56.8516998291016">
            <text:p>56.852</text:p>
          </table:table-cell>
          <table:table-cell office:value-type="float" office:value="92.5100021362305">
            <text:p>92.510</text:p>
          </table:table-cell>
          <table:table-cell office:value-type="float" office:value="11.9399995803833">
            <text:p>11.940</text:p>
          </table:table-cell>
          <table:table-cell office:value-type="float" office:value="1.51219999790192">
            <text:p>1.512</text:p>
          </table:table-cell>
          <table:table-cell table:number-columns-repeated="253"/>
        </table:table-row>
        <table:table-row table:style-name="ro1">
          <table:table-cell office:value-type="float" office:value="63.7016983032227">
            <text:p>63.702</text:p>
          </table:table-cell>
          <table:table-cell office:value-type="float" office:value="92.6999969482422">
            <text:p>92.700</text:p>
          </table:table-cell>
          <table:table-cell office:value-type="float" office:value="10.6560001373291">
            <text:p>10.656</text:p>
          </table:table-cell>
          <table:table-cell office:value-type="float" office:value="1.3555999994278">
            <text:p>1.356</text:p>
          </table:table-cell>
          <table:table-cell table:number-columns-repeated="253"/>
        </table:table-row>
        <table:table-row table:style-name="ro1">
          <table:table-cell office:value-type="float" office:value="70.9816970825195">
            <text:p>70.982</text:p>
          </table:table-cell>
          <table:table-cell office:value-type="float" office:value="92.8000030517578">
            <text:p>92.800</text:p>
          </table:table-cell>
          <table:table-cell office:value-type="float" office:value="9.5629997253418">
            <text:p>9.563</text:p>
          </table:table-cell>
          <table:table-cell office:value-type="float" office:value="1.20749998092651">
            <text:p>1.207</text:p>
          </table:table-cell>
          <table:table-cell table:number-columns-repeated="253"/>
        </table:table-row>
        <table:table-row table:style-name="ro1">
          <table:table-cell office:value-type="float" office:value="78.0115966796875">
            <text:p>78.012</text:p>
          </table:table-cell>
          <table:table-cell office:value-type="float" office:value="92.8000030517578">
            <text:p>92.800</text:p>
          </table:table-cell>
          <table:table-cell office:value-type="float" office:value="8.70199966430664">
            <text:p>8.702</text:p>
          </table:table-cell>
          <table:table-cell office:value-type="float" office:value="1.06959998607636">
            <text:p>1.070</text:p>
          </table:table-cell>
          <table:table-cell table:number-columns-repeated="253"/>
        </table:table-row>
        <table:table-row table:style-name="ro1">
          <table:table-cell office:value-type="float" office:value="86.6116027832031">
            <text:p>86.612</text:p>
          </table:table-cell>
          <table:table-cell office:value-type="float" office:value="92.8000030517578">
            <text:p>92.800</text:p>
          </table:table-cell>
          <table:table-cell office:value-type="float" office:value="7.83799982070923">
            <text:p>7.838</text:p>
          </table:table-cell>
          <table:table-cell office:value-type="float" office:value="0.943899989128113">
            <text:p>0.944</text:p>
          </table:table-cell>
          <table:table-cell table:number-columns-repeated="253"/>
        </table:table-row>
        <table:table-row table:style-name="ro1">
          <table:table-cell office:value-type="float" office:value="93.5716018676758">
            <text:p>93.572</text:p>
          </table:table-cell>
          <table:table-cell office:value-type="float" office:value="92.8899993896484">
            <text:p>92.890</text:p>
          </table:table-cell>
          <table:table-cell office:value-type="float" office:value="7.25500011444092">
            <text:p>7.255</text:p>
          </table:table-cell>
          <table:table-cell office:value-type="float" office:value="0.806500017642975">
            <text:p>0.807</text:p>
          </table:table-cell>
          <table:table-cell table:number-columns-repeated="253"/>
        </table:table-row>
        <table:table-row table:style-name="ro1">
          <table:table-cell office:value-type="float" office:value="101.311599731445">
            <text:p>101.312</text:p>
          </table:table-cell>
          <table:table-cell office:value-type="float" office:value="92.8899993896484">
            <text:p>92.890</text:p>
          </table:table-cell>
          <table:table-cell office:value-type="float" office:value="6.69999980926514">
            <text:p>6.700</text:p>
          </table:table-cell>
          <table:table-cell office:value-type="float" office:value="0.700500011444092">
            <text:p>0.701</text:p>
          </table:table-cell>
          <table:table-cell table:number-columns-repeated="253"/>
        </table:table-row>
        <table:table-row table:style-name="ro1">
          <table:table-cell office:value-type="float" office:value="108.911598205566">
            <text:p>108.912</text:p>
          </table:table-cell>
          <table:table-cell office:value-type="float" office:value="92.8899993896484">
            <text:p>92.890</text:p>
          </table:table-cell>
          <table:table-cell office:value-type="float" office:value="6.23299980163574">
            <text:p>6.233</text:p>
          </table:table-cell>
          <table:table-cell office:value-type="float" office:value="0.607999980449677">
            <text:p>0.608</text:p>
          </table:table-cell>
          <table:table-cell table:number-columns-repeated="253"/>
        </table:table-row>
        <table:table-row table:style-name="ro1">
          <table:table-cell office:value-type="float" office:value="116.611602783203">
            <text:p>116.612</text:p>
          </table:table-cell>
          <table:table-cell office:value-type="float" office:value="92.8899993896484">
            <text:p>92.890</text:p>
          </table:table-cell>
          <table:table-cell office:value-type="float" office:value="5.82100009918213">
            <text:p>5.821</text:p>
          </table:table-cell>
          <table:table-cell office:value-type="float" office:value="0.496699988842011">
            <text:p>0.497</text:p>
          </table:table-cell>
          <table:table-cell table:number-columns-repeated="253"/>
        </table:table-row>
        <table:table-row table:style-name="ro1">
          <table:table-cell office:value-type="float" office:value="124.511596679688">
            <text:p>124.512</text:p>
          </table:table-cell>
          <table:table-cell office:value-type="float" office:value="92.8899993896484">
            <text:p>92.890</text:p>
          </table:table-cell>
          <table:table-cell office:value-type="float" office:value="5.4520001411438">
            <text:p>5.452</text:p>
          </table:table-cell>
          <table:table-cell office:value-type="float" office:value="0.406199991703033">
            <text:p>0.406</text:p>
          </table:table-cell>
          <table:table-cell table:number-columns-repeated="253"/>
        </table:table-row>
        <table:table-row table:style-name="ro1">
          <table:table-cell office:value-type="float" office:value="132.511596679688">
            <text:p>132.512</text:p>
          </table:table-cell>
          <table:table-cell office:value-type="float" office:value="92.8899993896484">
            <text:p>92.890</text:p>
          </table:table-cell>
          <table:table-cell office:value-type="float" office:value="5.1230001449585">
            <text:p>5.123</text:p>
          </table:table-cell>
          <table:table-cell office:value-type="float" office:value="0.333700001239777">
            <text:p>0.334</text:p>
          </table:table-cell>
          <table:table-cell table:number-columns-repeated="253"/>
        </table:table-row>
        <table:table-row table:style-name="ro1">
          <table:table-cell office:value-type="float" office:value="140.311599731445">
            <text:p>140.312</text:p>
          </table:table-cell>
          <table:table-cell office:value-type="float" office:value="92.8899993896484">
            <text:p>92.890</text:p>
          </table:table-cell>
          <table:table-cell office:value-type="float" office:value="4.83799982070923">
            <text:p>4.838</text:p>
          </table:table-cell>
          <table:table-cell office:value-type="float" office:value="0.274100005626678">
            <text:p>0.274</text:p>
          </table:table-cell>
          <table:table-cell table:number-columns-repeated="253"/>
        </table:table-row>
        <table:table-row table:style-name="ro1">
          <table:table-cell office:value-type="float" office:value="149.411605834961">
            <text:p>149.412</text:p>
          </table:table-cell>
          <table:table-cell office:value-type="float" office:value="92.8899993896484">
            <text:p>92.890</text:p>
          </table:table-cell>
          <table:table-cell office:value-type="float" office:value="4.54300022125244">
            <text:p>4.543</text:p>
          </table:table-cell>
          <table:table-cell office:value-type="float" office:value="0.22579999268055">
            <text:p>0.226</text:p>
          </table:table-cell>
          <table:table-cell table:number-columns-repeated="253"/>
        </table:table-row>
        <table:table-row table:style-name="ro1">
          <table:table-cell office:value-type="float" office:value="157.61149597168">
            <text:p>157.611</text:p>
          </table:table-cell>
          <table:table-cell office:value-type="float" office:value="92.8899993896484">
            <text:p>92.890</text:p>
          </table:table-cell>
          <table:table-cell office:value-type="float" office:value="4.30700016021729">
            <text:p>4.307</text:p>
          </table:table-cell>
          <table:table-cell office:value-type="float" office:value="0.186100006103516">
            <text:p>0.186</text:p>
          </table:table-cell>
          <table:table-cell table:number-columns-repeated="253"/>
        </table:table-row>
        <table:table-row table:style-name="ro1">
          <table:table-cell office:value-type="float" office:value="165.911499023438">
            <text:p>165.911</text:p>
          </table:table-cell>
          <table:table-cell office:value-type="float" office:value="92.8899993896484">
            <text:p>92.890</text:p>
          </table:table-cell>
          <table:table-cell office:value-type="float" office:value="4.09100008010864">
            <text:p>4.091</text:p>
          </table:table-cell>
          <table:table-cell office:value-type="float" office:value="0.152700006961823">
            <text:p>0.153</text:p>
          </table:table-cell>
          <table:table-cell table:number-columns-repeated="253"/>
        </table:table-row>
        <table:table-row table:style-name="ro1">
          <table:table-cell office:value-type="float" office:value="174.11149597168">
            <text:p>174.111</text:p>
          </table:table-cell>
          <table:table-cell office:value-type="float" office:value="92.8899993896484">
            <text:p>92.890</text:p>
          </table:table-cell>
          <table:table-cell office:value-type="float" office:value="3.8989999294281">
            <text:p>3.899</text:p>
          </table:table-cell>
          <table:table-cell office:value-type="float" office:value="0.125499993562698">
            <text:p>0.125</text:p>
          </table:table-cell>
          <table:table-cell table:number-columns-repeated="253"/>
        </table:table-row>
        <table:table-row table:style-name="ro1">
          <table:table-cell office:value-type="float" office:value="183.011505126953">
            <text:p>183.012</text:p>
          </table:table-cell>
          <table:table-cell office:value-type="float" office:value="92.8899993896484">
            <text:p>92.890</text:p>
          </table:table-cell>
          <table:table-cell office:value-type="float" office:value="3.70900011062622">
            <text:p>3.709</text:p>
          </table:table-cell>
          <table:table-cell office:value-type="float" office:value="0.102700002491474">
            <text:p>0.103</text:p>
          </table:table-cell>
          <table:table-cell table:number-columns-repeated="253"/>
        </table:table-row>
        <table:table-row table:style-name="ro1">
          <table:table-cell office:value-type="float" office:value="191.811492919922">
            <text:p>191.811</text:p>
          </table:table-cell>
          <table:table-cell office:value-type="float" office:value="92.8899993896484">
            <text:p>92.890</text:p>
          </table:table-cell>
          <table:table-cell office:value-type="float" office:value="3.53900003433228">
            <text:p>3.539</text:p>
          </table:table-cell>
          <table:table-cell office:value-type="float" office:value="0.0839999988675118">
            <text:p>0.084</text:p>
          </table:table-cell>
          <table:table-cell table:number-columns-repeated="253"/>
        </table:table-row>
        <table:table-row table:style-name="ro1">
          <table:table-cell office:value-type="float" office:value="200.811492919922">
            <text:p>200.811</text:p>
          </table:table-cell>
          <table:table-cell office:value-type="float" office:value="92.8899993896484">
            <text:p>92.890</text:p>
          </table:table-cell>
          <table:table-cell office:value-type="float" office:value="3.38000011444092">
            <text:p>3.380</text:p>
          </table:table-cell>
          <table:table-cell office:value-type="float" office:value="0.0681999996304512">
            <text:p>0.068</text:p>
          </table:table-cell>
          <table:table-cell table:number-columns-repeated="253"/>
        </table:table-row>
        <table:table-row table:style-name="ro1">
          <table:table-cell office:value-type="float" office:value="210.11149597168">
            <text:p>210.111</text:p>
          </table:table-cell>
          <table:table-cell office:value-type="float" office:value="92.8899993896484">
            <text:p>92.890</text:p>
          </table:table-cell>
          <table:table-cell office:value-type="float" office:value="3.23099994659424">
            <text:p>3.231</text:p>
          </table:table-cell>
          <table:table-cell office:value-type="float" office:value="0.0555999986827374">
            <text:p>0.056</text:p>
          </table:table-cell>
          <table:table-cell table:number-columns-repeated="253"/>
        </table:table-row>
        <table:table-row table:style-name="ro1">
          <table:table-cell office:value-type="float" office:value="221.311492919922">
            <text:p>221.311</text:p>
          </table:table-cell>
          <table:table-cell office:value-type="float" office:value="92.8899993896484">
            <text:p>92.890</text:p>
          </table:table-cell>
          <table:table-cell office:value-type="float" office:value="3.06699991226196">
            <text:p>3.067</text:p>
          </table:table-cell>
          <table:table-cell office:value-type="float" office:value="0.0447000004351139">
            <text:p>0.045</text:p>
          </table:table-cell>
          <table:table-cell table:number-columns-repeated="253"/>
        </table:table-row>
        <table:table-row table:style-name="ro1">
          <table:table-cell office:value-type="float" office:value="230.911499023437">
            <text:p>230.911</text:p>
          </table:table-cell>
          <table:table-cell office:value-type="float" office:value="92.8899993896484">
            <text:p>92.890</text:p>
          </table:table-cell>
          <table:table-cell office:value-type="float" office:value="2.94000005722046">
            <text:p>2.940</text:p>
          </table:table-cell>
          <table:table-cell office:value-type="float" office:value="0.0361000001430511">
            <text:p>0.036</text:p>
          </table:table-cell>
          <table:table-cell table:number-columns-repeated="253"/>
        </table:table-row>
        <table:table-row table:style-name="ro1">
          <table:table-cell office:value-type="float" office:value="241.61149597168">
            <text:p>241.611</text:p>
          </table:table-cell>
          <table:table-cell office:value-type="float" office:value="92.8899993896484">
            <text:p>92.890</text:p>
          </table:table-cell>
          <table:table-cell office:value-type="float" office:value="2.80999994277954">
            <text:p>2.810</text:p>
          </table:table-cell>
          <table:table-cell office:value-type="float" office:value="0.0287999995052814">
            <text:p>0.029</text:p>
          </table:table-cell>
          <table:table-cell table:number-columns-repeated="253"/>
        </table:table-row>
        <table:table-row table:style-name="ro1">
          <table:table-cell office:value-type="float" office:value="252.411499023437">
            <text:p>252.411</text:p>
          </table:table-cell>
          <table:table-cell office:value-type="float" office:value="92.8899993896484">
            <text:p>92.890</text:p>
          </table:table-cell>
          <table:table-cell office:value-type="float" office:value="2.68899989128113">
            <text:p>2.689</text:p>
          </table:table-cell>
          <table:table-cell office:value-type="float" office:value="0.0230000000447035">
            <text:p>0.023</text:p>
          </table:table-cell>
          <table:table-cell table:number-columns-repeated="253"/>
        </table:table-row>
        <table:table-row table:style-name="ro1">
          <table:table-cell office:value-type="float" office:value="263.511413574219">
            <text:p>263.511</text:p>
          </table:table-cell>
          <table:table-cell office:value-type="float" office:value="92.8899993896484">
            <text:p>92.890</text:p>
          </table:table-cell>
          <table:table-cell office:value-type="float" office:value="2.57599997520447">
            <text:p>2.576</text:p>
          </table:table-cell>
          <table:table-cell office:value-type="float" office:value="0.0182000007480383">
            <text:p>0.018</text:p>
          </table:table-cell>
          <table:table-cell table:number-columns-repeated="253"/>
        </table:table-row>
        <table:table-row table:style-name="ro1">
          <table:table-cell office:value-type="float" office:value="275.911407470703">
            <text:p>275.911</text:p>
          </table:table-cell>
          <table:table-cell office:value-type="float" office:value="92.8899993896484">
            <text:p>92.890</text:p>
          </table:table-cell>
          <table:table-cell office:value-type="float" office:value="2.46000003814697">
            <text:p>2.460</text:p>
          </table:table-cell>
          <table:table-cell office:value-type="float" office:value="0.0148000000044703">
            <text:p>0.015</text:p>
          </table:table-cell>
          <table:table-cell table:number-columns-repeated="253"/>
        </table:table-row>
        <table:table-row table:style-name="ro1">
          <table:table-cell office:value-type="float" office:value="287.411407470703">
            <text:p>287.411</text:p>
          </table:table-cell>
          <table:table-cell office:value-type="float" office:value="92.8899993896484">
            <text:p>92.890</text:p>
          </table:table-cell>
          <table:table-cell office:value-type="float" office:value="2.36199998855591">
            <text:p>2.362</text:p>
          </table:table-cell>
          <table:table-cell office:value-type="float" office:value="0.0110999997705221">
            <text:p>0.011</text:p>
          </table:table-cell>
          <table:table-cell table:number-columns-repeated="253"/>
        </table:table-row>
        <table:table-row table:style-name="ro1">
          <table:table-cell office:value-type="float" office:value="300.511413574219">
            <text:p>300.511</text:p>
          </table:table-cell>
          <table:table-cell office:value-type="float" office:value="92.8899993896484">
            <text:p>92.890</text:p>
          </table:table-cell>
          <table:table-cell office:value-type="float" office:value="2.2590000629425">
            <text:p>2.259</text:p>
          </table:table-cell>
          <table:table-cell office:value-type="float" office:value="0.00879999995231628">
            <text:p>0.009</text:p>
          </table:table-cell>
          <table:table-cell table:number-columns-repeated="253"/>
        </table:table-row>
        <table:table-row table:style-name="ro1">
          <table:table-cell office:value-type="float" office:value="314.711395263672">
            <text:p>314.711</text:p>
          </table:table-cell>
          <table:table-cell office:value-type="float" office:value="92.8899993896484">
            <text:p>92.890</text:p>
          </table:table-cell>
          <table:table-cell office:value-type="float" office:value="2.15700006484985">
            <text:p>2.157</text:p>
          </table:table-cell>
          <table:table-cell office:value-type="float" office:value="0.00730000017210841">
            <text:p>0.007</text:p>
          </table:table-cell>
          <table:table-cell table:number-columns-repeated="253"/>
        </table:table-row>
        <table:table-row table:style-name="ro1">
          <table:table-cell office:value-type="float" office:value="329.911407470703">
            <text:p>329.911</text:p>
          </table:table-cell>
          <table:table-cell office:value-type="float" office:value="92.8899993896484">
            <text:p>92.890</text:p>
          </table:table-cell>
          <table:table-cell office:value-type="float" office:value="2.05800008773804">
            <text:p>2.058</text:p>
          </table:table-cell>
          <table:table-cell office:value-type="float" office:value="0.00570000009611249">
            <text:p>0.006</text:p>
          </table:table-cell>
          <table:table-cell table:number-columns-repeated="253"/>
        </table:table-row>
        <table:table-row table:style-name="ro1">
          <table:table-cell office:value-type="float" office:value="345.811401367187">
            <text:p>345.811</text:p>
          </table:table-cell>
          <table:table-cell office:value-type="float" office:value="92.8899993896484">
            <text:p>92.890</text:p>
          </table:table-cell>
          <table:table-cell office:value-type="float" office:value="1.96300005912781">
            <text:p>1.963</text:p>
          </table:table-cell>
          <table:table-cell office:value-type="float" office:value="0.00410000002011657">
            <text:p>0.004</text:p>
          </table:table-cell>
          <table:table-cell table:number-columns-repeated="253"/>
        </table:table-row>
        <table:table-row table:style-name="ro1">
          <table:table-cell office:value-type="float" office:value="362.211395263672">
            <text:p>362.211</text:p>
          </table:table-cell>
          <table:table-cell office:value-type="float" office:value="92.8899993896484">
            <text:p>92.890</text:p>
          </table:table-cell>
          <table:table-cell office:value-type="float" office:value="1.87399995326996">
            <text:p>1.874</text:p>
          </table:table-cell>
          <table:table-cell office:value-type="float" office:value="0.00400000018998981">
            <text:p>0.004</text:p>
          </table:table-cell>
          <table:table-cell table:number-columns-repeated="253"/>
        </table:table-row>
        <table:table-row table:style-name="ro1">
          <table:table-cell office:value-type="float" office:value="384.911407470703">
            <text:p>384.911</text:p>
          </table:table-cell>
          <table:table-cell office:value-type="float" office:value="92.8899993896484">
            <text:p>92.890</text:p>
          </table:table-cell>
          <table:table-cell office:value-type="float" office:value="1.76400005817413">
            <text:p>1.764</text:p>
          </table:table-cell>
          <table:table-cell office:value-type="float" office:value="0.00400000018998981">
            <text:p>0.004</text:p>
          </table:table-cell>
          <table:table-cell table:number-columns-repeated="253"/>
        </table:table-row>
        <table:table-row table:style-name="ro1">
          <table:table-cell office:value-type="float" office:value="388.911407470703">
            <text:p>388.911</text:p>
          </table:table-cell>
          <table:table-cell office:value-type="float" office:value="92.8899993896484">
            <text:p>92.890</text:p>
          </table:table-cell>
          <table:table-cell office:value-type="float" office:value="1.74500000476837">
            <text:p>1.745</text:p>
          </table:table-cell>
          <table:table-cell office:value-type="float" office:value="0.00400000018998981">
            <text:p>0.004</text:p>
          </table:table-cell>
          <table:table-cell table:number-columns-repeated="253"/>
        </table:table-row>
      </table:table>
      <table:table table:name="Data report" table:style-name="ta2">
        <office:forms form:automatic-focus="false" form:apply-design-mode="false"/>
        <table:table-column table:style-name="co8" table:number-columns-repeated="8" table:default-cell-style-name="ce6"/>
        <table:table-row table:style-name="ro2">
          <table:table-cell table:style-name="ce5" office:value-type="string" table:number-columns-spanned="8" table:number-rows-spanned="1">
            <text:p>D A T A <text:s text:c="2"/>R E P O R T</text:p>
          </table:table-cell>
          <table:covered-table-cell table:number-columns-repeated="7" table:style-name="ce1"/>
        </table:table-row>
        <table:table-row table:style-name="ro4">
          <table:table-cell table:style-name="ce1" office:value-type="string">
            <text:p>Pressure</text:p>
          </table:table-cell>
          <table:table-cell table:style-name="ce1" office:value-type="string">
            <text:p>Volume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Spec.Vol.</text:p>
          </table:table-cell>
          <table:table-cell table:style-name="ce1" office:value-type="string">
            <text:p>Rel.Vol.</text:p>
          </table:table-cell>
          <table:table-cell table:style-name="ce1" office:value-type="string">
            <text:p>% Rel.Vol.</text:p>
          </table:table-cell>
          <table:table-cell table:style-name="ce1" office:value-type="string">
            <text:p>Spec.Surf.</text:p>
          </table:table-cell>
          <table:table-cell table:style-name="ce1" office:value-type="string">
            <text:p>Rel.Surf.</text:p>
          </table:table-cell>
        </table:table-row>
        <table:table-row table:style-name="ro4">
          <table:table-cell table:style-name="ce1" office:value-type="string">
            <text:p>(MPa)</text:p>
          </table:table-cell>
          <table:table-cell table:style-name="ce1" office:value-type="string">
            <text:p>(mm3)</text:p>
          </table:table-cell>
          <table:table-cell table:style-name="ce1" office:value-type="string">
            <text:p>(nM)</text:p>
          </table:table-cell>
          <table:table-cell table:number-columns-repeated="2" table:style-name="ce1" office:value-type="string">
            <text:p>(mm3/g)</text:p>
          </table:table-cell>
          <table:table-cell table:style-name="ce1" office:value-type="string">
            <text:p>(%)</text:p>
          </table:table-cell>
          <table:table-cell table:number-columns-repeated="2" table:style-name="ce1" office:value-type="string">
            <text:p>(m_/g)</text:p>
          </table:table-cell>
        </table:table-row>
        <table:table-row table:style-name="ro2">
          <table:table-cell office:value-type="float" office:value="0.0126000000163913">
            <text:p>0.013</text:p>
          </table:table-cell>
          <table:table-cell office:value-type="float" office:value="0">
            <text:p>0.000</text:p>
          </table:table-cell>
          <table:table-cell office:value-type="float" office:value="53985.48828125">
            <text:p>53985.488</text:p>
          </table:table-cell>
          <table:table-cell table:number-columns-repeated="5" office:value-type="float" office:value="0">
            <text:p>0.000</text:p>
          </table:table-cell>
        </table:table-row>
        <table:table-row table:style-name="ro2">
          <table:table-cell office:value-type="float" office:value="0.0159000009298325">
            <text:p>0.016</text:p>
          </table:table-cell>
          <table:table-cell office:value-type="float" office:value="0.100000001490116">
            <text:p>0.100</text:p>
          </table:table-cell>
          <table:table-cell office:value-type="float" office:value="42793.82421875">
            <text:p>42793.824</text:p>
          </table:table-cell>
          <table:table-cell table:number-columns-repeated="3" office:value-type="float" office:value="0.100000001490116">
            <text:p>0.100</text:p>
          </table:table-cell>
          <table:table-cell table:number-columns-repeated="2" office:value-type="float" office:value="0.00999999977648258">
            <text:p>0.010</text:p>
          </table:table-cell>
        </table:table-row>
        <table:table-row table:style-name="ro2">
          <table:table-cell office:value-type="float" office:value="0.0179999992251396">
            <text:p>0.018</text:p>
          </table:table-cell>
          <table:table-cell office:value-type="float" office:value="0.600000023841858">
            <text:p>0.600</text:p>
          </table:table-cell>
          <table:table-cell office:value-type="float" office:value="37811.06640625">
            <text:p>37811.066</text:p>
          </table:table-cell>
          <table:table-cell office:value-type="float" office:value="0.579999983310699">
            <text:p>0.58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0.0601000003516674">
            <text:p>0.060</text:p>
          </table:table-cell>
          <table:table-cell office:value-type="float" office:value="0.0500999987125397">
            <text:p>0.050</text:p>
          </table:table-cell>
        </table:table-row>
        <table:table-row table:style-name="ro2">
          <table:table-cell office:value-type="float" office:value="0.0205000005662441">
            <text:p>0.021</text:p>
          </table:table-cell>
          <table:table-cell office:value-type="float" office:value="1.10000002384186">
            <text:p>1.100</text:p>
          </table:table-cell>
          <table:table-cell office:value-type="float" office:value="33043.34375">
            <text:p>33043.344</text:p>
          </table:table-cell>
          <table:table-cell office:value-type="float" office:value="1.05999994277954">
            <text:p>1.06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0.110100001096725">
            <text:p>0.110</text:p>
          </table:table-cell>
          <table:table-cell office:value-type="float" office:value="0.0500999987125397">
            <text:p>0.050</text:p>
          </table:table-cell>
        </table:table-row>
        <table:table-row table:style-name="ro2">
          <table:table-cell office:value-type="float" office:value="0.0232999995350838">
            <text:p>0.023</text:p>
          </table:table-cell>
          <table:table-cell office:value-type="float" office:value="1.60000002384186">
            <text:p>1.600</text:p>
          </table:table-cell>
          <table:table-cell office:value-type="float" office:value="29091.8359375">
            <text:p>29091.836</text:p>
          </table:table-cell>
          <table:table-cell office:value-type="float" office:value="1.53999996185303">
            <text:p>1.54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0.160199999809265">
            <text:p>0.160</text:p>
          </table:table-cell>
          <table:table-cell office:value-type="float" office:value="0.0500999987125397">
            <text:p>0.050</text:p>
          </table:table-cell>
        </table:table-row>
        <table:table-row table:style-name="ro2">
          <table:table-cell office:value-type="float" office:value="0.0263000000268221">
            <text:p>0.026</text:p>
          </table:table-cell>
          <table:table-cell office:value-type="float" office:value="2.09999990463257">
            <text:p>2.100</text:p>
          </table:table-cell>
          <table:table-cell office:value-type="float" office:value="25787.048828125">
            <text:p>25787.049</text:p>
          </table:table-cell>
          <table:table-cell office:value-type="float" office:value="2.01999998092651">
            <text:p>2.02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0.210199996829033">
            <text:p>0.210</text:p>
          </table:table-cell>
          <table:table-cell office:value-type="float" office:value="0.0500999987125397">
            <text:p>0.050</text:p>
          </table:table-cell>
        </table:table-row>
        <table:table-row table:style-name="ro2">
          <table:table-cell office:value-type="float" office:value="0.0286999996751547">
            <text:p>0.029</text:p>
          </table:table-cell>
          <table:table-cell office:value-type="float" office:value="2.5">
            <text:p>2.500</text:p>
          </table:table-cell>
          <table:table-cell office:value-type="float" office:value="23640.3671875">
            <text:p>23640.367</text:p>
          </table:table-cell>
          <table:table-cell office:value-type="float" office:value="2.40000009536743">
            <text:p>2.400</text:p>
          </table:table-cell>
          <table:table-cell office:value-type="float" office:value="0.379999995231628">
            <text:p>0.380</text:p>
          </table:table-cell>
          <table:table-cell office:value-type="float" office:value="0.409999996423721">
            <text:p>0.410</text:p>
          </table:table-cell>
          <table:table-cell office:value-type="float" office:value="0.250299990177155">
            <text:p>0.250</text:p>
          </table:table-cell>
          <table:table-cell office:value-type="float" office:value="0.0399999991059303">
            <text:p>0.040</text:p>
          </table:table-cell>
        </table:table-row>
        <table:table-row table:style-name="ro2">
          <table:table-cell office:value-type="float" office:value="0.031700000166893">
            <text:p>0.032</text:p>
          </table:table-cell>
          <table:table-cell office:value-type="float" office:value="3">
            <text:p>3.000</text:p>
          </table:table-cell>
          <table:table-cell office:value-type="float" office:value="21410.626953125">
            <text:p>21410.627</text:p>
          </table:table-cell>
          <table:table-cell office:value-type="float" office:value="2.88000011444092">
            <text:p>2.88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0.300300002098083">
            <text:p>0.300</text:p>
          </table:table-cell>
          <table:table-cell office:value-type="float" office:value="0.0500999987125397">
            <text:p>0.050</text:p>
          </table:table-cell>
        </table:table-row>
        <table:table-row table:style-name="ro2">
          <table:table-cell office:value-type="float" office:value="0.0340999998152256">
            <text:p>0.034</text:p>
          </table:table-cell>
          <table:table-cell office:value-type="float" office:value="3.5">
            <text:p>3.500</text:p>
          </table:table-cell>
          <table:table-cell office:value-type="float" office:value="19909.552734375">
            <text:p>19909.553</text:p>
          </table:table-cell>
          <table:table-cell office:value-type="float" office:value="3.35999989509583">
            <text:p>3.36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0.350400000810623">
            <text:p>0.350</text:p>
          </table:table-cell>
          <table:table-cell office:value-type="float" office:value="0.0500999987125397">
            <text:p>0.050</text:p>
          </table:table-cell>
        </table:table-row>
        <table:table-row table:style-name="ro2">
          <table:table-cell office:value-type="float" office:value="0.0368999987840652">
            <text:p>0.037</text:p>
          </table:table-cell>
          <table:table-cell office:value-type="float" office:value="4">
            <text:p>4.000</text:p>
          </table:table-cell>
          <table:table-cell office:value-type="float" office:value="18403.40625">
            <text:p>18403.406</text:p>
          </table:table-cell>
          <table:table-cell office:value-type="float" office:value="3.83999991416931">
            <text:p>3.84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0.400400012731552">
            <text:p>0.400</text:p>
          </table:table-cell>
          <table:table-cell office:value-type="float" office:value="0.0500999987125397">
            <text:p>0.050</text:p>
          </table:table-cell>
        </table:table-row>
        <table:table-row table:style-name="ro2">
          <table:table-cell office:value-type="float" office:value="0.0390000008046627">
            <text:p>0.039</text:p>
          </table:table-cell>
          <table:table-cell office:value-type="float" office:value="4.5">
            <text:p>4.500</text:p>
          </table:table-cell>
          <table:table-cell office:value-type="float" office:value="17416.384765625">
            <text:p>17416.385</text:p>
          </table:table-cell>
          <table:table-cell office:value-type="float" office:value="4.32000017166138">
            <text:p>4.32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0.450500011444092">
            <text:p>0.451</text:p>
          </table:table-cell>
          <table:table-cell office:value-type="float" office:value="0.0500999987125397">
            <text:p>0.050</text:p>
          </table:table-cell>
        </table:table-row>
        <table:table-row table:style-name="ro2">
          <table:table-cell office:value-type="float" office:value="0.0408999994397163">
            <text:p>0.041</text:p>
          </table:table-cell>
          <table:table-cell office:value-type="float" office:value="5">
            <text:p>5.000</text:p>
          </table:table-cell>
          <table:table-cell office:value-type="float" office:value="16610.744140625">
            <text:p>16610.744</text:p>
          </table:table-cell>
          <table:table-cell office:value-type="float" office:value="4.80000019073486">
            <text:p>4.80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0.500500023365021">
            <text:p>0.501</text:p>
          </table:table-cell>
          <table:table-cell office:value-type="float" office:value="0.0500999987125397">
            <text:p>0.050</text:p>
          </table:table-cell>
        </table:table-row>
        <table:table-row table:style-name="ro2">
          <table:table-cell office:value-type="float" office:value="0.0428999997675419">
            <text:p>0.043</text:p>
          </table:table-cell>
          <table:table-cell office:value-type="float" office:value="5.40000009536743">
            <text:p>5.400</text:p>
          </table:table-cell>
          <table:table-cell office:value-type="float" office:value="15839.2978515625">
            <text:p>15839.298</text:p>
          </table:table-cell>
          <table:table-cell office:value-type="float" office:value="5.19000005722046">
            <text:p>5.190</text:p>
          </table:table-cell>
          <table:table-cell office:value-type="float" office:value="0.379999995231628">
            <text:p>0.380</text:p>
          </table:table-cell>
          <table:table-cell office:value-type="float" office:value="0.409999996423721">
            <text:p>0.410</text:p>
          </table:table-cell>
          <table:table-cell office:value-type="float" office:value="0.540499985218048">
            <text:p>0.540</text:p>
          </table:table-cell>
          <table:table-cell office:value-type="float" office:value="0.0399999991059303">
            <text:p>0.040</text:p>
          </table:table-cell>
        </table:table-row>
        <table:table-row table:style-name="ro2">
          <table:table-cell office:value-type="float" office:value="0.0443999990820885">
            <text:p>0.044</text:p>
          </table:table-cell>
          <table:table-cell office:value-type="float" office:value="5.90000009536743">
            <text:p>5.900</text:p>
          </table:table-cell>
          <table:table-cell office:value-type="float" office:value="15272.544921875">
            <text:p>15272.545</text:p>
          </table:table-cell>
          <table:table-cell office:value-type="float" office:value="5.67000007629395">
            <text:p>5.67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0.59060001373291">
            <text:p>0.591</text:p>
          </table:table-cell>
          <table:table-cell office:value-type="float" office:value="0.0500999987125397">
            <text:p>0.050</text:p>
          </table:table-cell>
        </table:table-row>
        <table:table-row table:style-name="ro2">
          <table:table-cell office:value-type="float" office:value="0.0461000017821789">
            <text:p>0.046</text:p>
          </table:table-cell>
          <table:table-cell office:value-type="float" office:value="6.40000009536743">
            <text:p>6.400</text:p>
          </table:table-cell>
          <table:table-cell office:value-type="float" office:value="14712.9912109375">
            <text:p>14712.991</text:p>
          </table:table-cell>
          <table:table-cell office:value-type="float" office:value="6.15000009536743">
            <text:p>6.15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0.640600025653839">
            <text:p>0.641</text:p>
          </table:table-cell>
          <table:table-cell office:value-type="float" office:value="0.0500999987125397">
            <text:p>0.050</text:p>
          </table:table-cell>
        </table:table-row>
        <table:table-row table:style-name="ro2">
          <table:table-cell office:value-type="float" office:value="0.0472999997437">
            <text:p>0.047</text:p>
          </table:table-cell>
          <table:table-cell office:value-type="float" office:value="6.90000009536743">
            <text:p>6.900</text:p>
          </table:table-cell>
          <table:table-cell office:value-type="float" office:value="14342.93359375">
            <text:p>14342.934</text:p>
          </table:table-cell>
          <table:table-cell office:value-type="float" office:value="6.63000011444092">
            <text:p>6.63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0.690699994564056">
            <text:p>0.691</text:p>
          </table:table-cell>
          <table:table-cell office:value-type="float" office:value="0.0500999987125397">
            <text:p>0.050</text:p>
          </table:table-cell>
        </table:table-row>
        <table:table-row table:style-name="ro2">
          <table:table-cell office:value-type="float" office:value="0.0487999990582466">
            <text:p>0.049</text:p>
          </table:table-cell>
          <table:table-cell office:value-type="float" office:value="7.40000009536743">
            <text:p>7.400</text:p>
          </table:table-cell>
          <table:table-cell office:value-type="float" office:value="13905.0546875">
            <text:p>13905.055</text:p>
          </table:table-cell>
          <table:table-cell office:value-type="float" office:value="7.1100001335144">
            <text:p>7.11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0.740700006484985">
            <text:p>0.741</text:p>
          </table:table-cell>
          <table:table-cell office:value-type="float" office:value="0.0500999987125397">
            <text:p>0.050</text:p>
          </table:table-cell>
        </table:table-row>
        <table:table-row table:style-name="ro2">
          <table:table-cell office:value-type="float" office:value="0.0498000010848045">
            <text:p>0.050</text:p>
          </table:table-cell>
          <table:table-cell office:value-type="float" office:value="8">
            <text:p>8.000</text:p>
          </table:table-cell>
          <table:table-cell office:value-type="float" office:value="13629.095703125">
            <text:p>13629.096</text:p>
          </table:table-cell>
          <table:table-cell office:value-type="float" office:value="7.67999982833862">
            <text:p>7.680</text:p>
          </table:table-cell>
          <table:table-cell office:value-type="float" office:value="0.579999983310699">
            <text:p>0.580</text:p>
          </table:table-cell>
          <table:table-cell office:value-type="float" office:value="0.620000004768372">
            <text:p>0.620</text:p>
          </table:table-cell>
          <table:table-cell office:value-type="float" office:value="0.796700000762939">
            <text:p>0.797</text:p>
          </table:table-cell>
          <table:table-cell office:value-type="float" office:value="0.0559000000357628">
            <text:p>0.056</text:p>
          </table:table-cell>
        </table:table-row>
        <table:table-row table:style-name="ro2">
          <table:table-cell office:value-type="float" office:value="0.0509999990463257">
            <text:p>0.051</text:p>
          </table:table-cell>
          <table:table-cell office:value-type="float" office:value="8.69999980926514">
            <text:p>8.700</text:p>
          </table:table-cell>
          <table:table-cell office:value-type="float" office:value="13311.9677734375">
            <text:p>13311.968</text:p>
          </table:table-cell>
          <table:table-cell office:value-type="float" office:value="8.35999965667725">
            <text:p>8.360</text:p>
          </table:table-cell>
          <table:table-cell office:value-type="float" office:value="0.670000016689301">
            <text:p>0.670</text:p>
          </table:table-cell>
          <table:table-cell office:value-type="float" office:value="0.72000002861023">
            <text:p>0.720</text:p>
          </table:table-cell>
          <table:table-cell office:value-type="float" office:value="0.858500003814697">
            <text:p>0.859</text:p>
          </table:table-cell>
          <table:table-cell office:value-type="float" office:value="0.0617999993264675">
            <text:p>0.062</text:p>
          </table:table-cell>
        </table:table-row>
        <table:table-row table:style-name="ro2">
          <table:table-cell office:value-type="float" office:value="0.0518999993801117">
            <text:p>0.052</text:p>
          </table:table-cell>
          <table:table-cell office:value-type="float" office:value="9.30000019073486">
            <text:p>9.300</text:p>
          </table:table-cell>
          <table:table-cell office:value-type="float" office:value="13084.0029296875">
            <text:p>13084.003</text:p>
          </table:table-cell>
          <table:table-cell office:value-type="float" office:value="8.93000030517578">
            <text:p>8.930</text:p>
          </table:table-cell>
          <table:table-cell office:value-type="float" office:value="0.579999983310699">
            <text:p>0.580</text:p>
          </table:table-cell>
          <table:table-cell office:value-type="float" office:value="0.620000004768372">
            <text:p>0.620</text:p>
          </table:table-cell>
          <table:table-cell office:value-type="float" office:value="0.914399981498718">
            <text:p>0.914</text:p>
          </table:table-cell>
          <table:table-cell office:value-type="float" office:value="0.0559000000357628">
            <text:p>0.056</text:p>
          </table:table-cell>
        </table:table-row>
        <table:table-row table:style-name="ro2">
          <table:table-cell office:value-type="float" office:value="0.0526000000536442">
            <text:p>0.053</text:p>
          </table:table-cell>
          <table:table-cell office:value-type="float" office:value="9.80000019073486">
            <text:p>9.800</text:p>
          </table:table-cell>
          <table:table-cell office:value-type="float" office:value="12912.1826171875">
            <text:p>12912.183</text:p>
          </table:table-cell>
          <table:table-cell office:value-type="float" office:value="9.40999984741211">
            <text:p>9.41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0.96450001001358">
            <text:p>0.965</text:p>
          </table:table-cell>
          <table:table-cell office:value-type="float" office:value="0.0500999987125397">
            <text:p>0.050</text:p>
          </table:table-cell>
        </table:table-row>
        <table:table-row table:style-name="ro2">
          <table:table-cell office:value-type="float" office:value="0.0533999986946583">
            <text:p>0.053</text:p>
          </table:table-cell>
          <table:table-cell office:value-type="float" office:value="10.3000001907349">
            <text:p>10.300</text:p>
          </table:table-cell>
          <table:table-cell office:value-type="float" office:value="12720.9326171875">
            <text:p>12720.933</text:p>
          </table:table-cell>
          <table:table-cell office:value-type="float" office:value="9.89000034332275">
            <text:p>9.89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1.01450002193451">
            <text:p>1.015</text:p>
          </table:table-cell>
          <table:table-cell office:value-type="float" office:value="0.0500999987125397">
            <text:p>0.050</text:p>
          </table:table-cell>
        </table:table-row>
        <table:table-row table:style-name="ro2">
          <table:table-cell office:value-type="float" office:value="0.0538999997079372">
            <text:p>0.054</text:p>
          </table:table-cell>
          <table:table-cell office:value-type="float" office:value="10.8000001907349">
            <text:p>10.800</text:p>
          </table:table-cell>
          <table:table-cell office:value-type="float" office:value="12605.0947265625">
            <text:p>12605.095</text:p>
          </table:table-cell>
          <table:table-cell office:value-type="float" office:value="10.3699998855591">
            <text:p>10.37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1.06459999084473">
            <text:p>1.065</text:p>
          </table:table-cell>
          <table:table-cell office:value-type="float" office:value="0.0500999987125397">
            <text:p>0.050</text:p>
          </table:table-cell>
        </table:table-row>
        <table:table-row table:style-name="ro2">
          <table:table-cell office:value-type="float" office:value="0.0546000003814697">
            <text:p>0.055</text:p>
          </table:table-cell>
          <table:table-cell office:value-type="float" office:value="11.3999996185303">
            <text:p>11.400</text:p>
          </table:table-cell>
          <table:table-cell office:value-type="float" office:value="12423.20703125">
            <text:p>12423.207</text:p>
          </table:table-cell>
          <table:table-cell office:value-type="float" office:value="10.9499998092651">
            <text:p>10.950</text:p>
          </table:table-cell>
          <table:table-cell office:value-type="float" office:value="0.579999983310699">
            <text:p>0.580</text:p>
          </table:table-cell>
          <table:table-cell office:value-type="float" office:value="0.620000004768372">
            <text:p>0.620</text:p>
          </table:table-cell>
          <table:table-cell office:value-type="float" office:value="1.12049996852875">
            <text:p>1.120</text:p>
          </table:table-cell>
          <table:table-cell office:value-type="float" office:value="0.0559000000357628">
            <text:p>0.056</text:p>
          </table:table-cell>
        </table:table-row>
        <table:table-row table:style-name="ro2">
          <table:table-cell office:value-type="float" office:value="0.0553000010550022">
            <text:p>0.055</text:p>
          </table:table-cell>
          <table:table-cell office:value-type="float" office:value="12">
            <text:p>12.000</text:p>
          </table:table-cell>
          <table:table-cell office:value-type="float" office:value="12268.626953125">
            <text:p>12268.627</text:p>
          </table:table-cell>
          <table:table-cell office:value-type="float" office:value="11.5299997329712">
            <text:p>11.530</text:p>
          </table:table-cell>
          <table:table-cell office:value-type="float" office:value="0.579999983310699">
            <text:p>0.580</text:p>
          </table:table-cell>
          <table:table-cell office:value-type="float" office:value="0.620000004768372">
            <text:p>0.620</text:p>
          </table:table-cell>
          <table:table-cell office:value-type="float" office:value="1.17639994621277">
            <text:p>1.176</text:p>
          </table:table-cell>
          <table:table-cell office:value-type="float" office:value="0.0559000000357628">
            <text:p>0.056</text:p>
          </table:table-cell>
        </table:table-row>
        <table:table-row table:style-name="ro2">
          <table:table-cell office:value-type="float" office:value="0.0559000000357628">
            <text:p>0.056</text:p>
          </table:table-cell>
          <table:table-cell office:value-type="float" office:value="12.6000003814697">
            <text:p>12.600</text:p>
          </table:table-cell>
          <table:table-cell office:value-type="float" office:value="12139.5166015625">
            <text:p>12139.517</text:p>
          </table:table-cell>
          <table:table-cell office:value-type="float" office:value="12.1000003814697">
            <text:p>12.100</text:p>
          </table:table-cell>
          <table:table-cell office:value-type="float" office:value="0.579999983310699">
            <text:p>0.580</text:p>
          </table:table-cell>
          <table:table-cell office:value-type="float" office:value="0.620000004768372">
            <text:p>0.620</text:p>
          </table:table-cell>
          <table:table-cell office:value-type="float" office:value="1.23239994049072">
            <text:p>1.232</text:p>
          </table:table-cell>
          <table:table-cell office:value-type="float" office:value="0.0559000000357628">
            <text:p>0.056</text:p>
          </table:table-cell>
        </table:table-row>
        <table:table-row table:style-name="ro2">
          <table:table-cell office:value-type="float" office:value="0.0564999990165234">
            <text:p>0.056</text:p>
          </table:table-cell>
          <table:table-cell office:value-type="float" office:value="13.3000001907349">
            <text:p>13.300</text:p>
          </table:table-cell>
          <table:table-cell office:value-type="float" office:value="12013.5029296875">
            <text:p>12013.503</text:p>
          </table:table-cell>
          <table:table-cell office:value-type="float" office:value="12.7799997329712">
            <text:p>12.780</text:p>
          </table:table-cell>
          <table:table-cell office:value-type="float" office:value="0.670000016689301">
            <text:p>0.670</text:p>
          </table:table-cell>
          <table:table-cell office:value-type="float" office:value="0.72000002861023">
            <text:p>0.720</text:p>
          </table:table-cell>
          <table:table-cell office:value-type="float" office:value="1.29419994354248">
            <text:p>1.294</text:p>
          </table:table-cell>
          <table:table-cell office:value-type="float" office:value="0.0617999993264675">
            <text:p>0.062</text:p>
          </table:table-cell>
        </table:table-row>
        <table:table-row table:style-name="ro2">
          <table:table-cell office:value-type="float" office:value="0.0571000017225742">
            <text:p>0.057</text:p>
          </table:table-cell>
          <table:table-cell office:value-type="float" office:value="14">
            <text:p>14.000</text:p>
          </table:table-cell>
          <table:table-cell office:value-type="float" office:value="11890.080078125">
            <text:p>11890.080</text:p>
          </table:table-cell>
          <table:table-cell office:value-type="float" office:value="13.4499998092651">
            <text:p>13.450</text:p>
          </table:table-cell>
          <table:table-cell office:value-type="float" office:value="0.670000016689301">
            <text:p>0.670</text:p>
          </table:table-cell>
          <table:table-cell office:value-type="float" office:value="0.72000002861023">
            <text:p>0.720</text:p>
          </table:table-cell>
          <table:table-cell office:value-type="float" office:value="1.35599994659424">
            <text:p>1.356</text:p>
          </table:table-cell>
          <table:table-cell office:value-type="float" office:value="0.0617999993264675">
            <text:p>0.062</text:p>
          </table:table-cell>
        </table:table-row>
        <table:table-row table:style-name="ro2">
          <table:table-cell office:value-type="float" office:value="0.0575999990105629">
            <text:p>0.058</text:p>
          </table:table-cell>
          <table:table-cell office:value-type="float" office:value="14.5">
            <text:p>14.500</text:p>
          </table:table-cell>
          <table:table-cell office:value-type="float" office:value="11788.8212890625">
            <text:p>11788.821</text:p>
          </table:table-cell>
          <table:table-cell office:value-type="float" office:value="13.9300003051758">
            <text:p>13.93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1.40600001811981">
            <text:p>1.406</text:p>
          </table:table-cell>
          <table:table-cell office:value-type="float" office:value="0.0500999987125397">
            <text:p>0.050</text:p>
          </table:table-cell>
        </table:table-row>
        <table:table-row table:style-name="ro2">
          <table:table-cell office:value-type="float" office:value="0.0582000017166138">
            <text:p>0.058</text:p>
          </table:table-cell>
          <table:table-cell office:value-type="float" office:value="15.1999998092651">
            <text:p>15.200</text:p>
          </table:table-cell>
          <table:table-cell office:value-type="float" office:value="11669.947265625">
            <text:p>11669.947</text:p>
          </table:table-cell>
          <table:table-cell office:value-type="float" office:value="14.6000003814697">
            <text:p>14.600</text:p>
          </table:table-cell>
          <table:table-cell office:value-type="float" office:value="0.670000016689301">
            <text:p>0.670</text:p>
          </table:table-cell>
          <table:table-cell office:value-type="float" office:value="0.72000002861023">
            <text:p>0.720</text:p>
          </table:table-cell>
          <table:table-cell office:value-type="float" office:value="1.46689999103546">
            <text:p>1.467</text:p>
          </table:table-cell>
          <table:table-cell office:value-type="float" office:value="0.0608999989926815">
            <text:p>0.061</text:p>
          </table:table-cell>
        </table:table-row>
        <table:table-row table:style-name="ro2">
          <table:table-cell office:value-type="float" office:value="0.0586999990046024">
            <text:p>0.059</text:p>
          </table:table-cell>
          <table:table-cell office:value-type="float" office:value="15.8999996185303">
            <text:p>15.900</text:p>
          </table:table-cell>
          <table:table-cell office:value-type="float" office:value="11573.146484375">
            <text:p>11573.146</text:p>
          </table:table-cell>
          <table:table-cell office:value-type="float" office:value="15.2700004577637">
            <text:p>15.270</text:p>
          </table:table-cell>
          <table:table-cell office:value-type="float" office:value="0.670000016689301">
            <text:p>0.670</text:p>
          </table:table-cell>
          <table:table-cell office:value-type="float" office:value="0.72000002861023">
            <text:p>0.720</text:p>
          </table:table-cell>
          <table:table-cell office:value-type="float" office:value="1.52869999408722">
            <text:p>1.529</text:p>
          </table:table-cell>
          <table:table-cell office:value-type="float" office:value="0.0617999993264675">
            <text:p>0.062</text:p>
          </table:table-cell>
        </table:table-row>
        <table:table-row table:style-name="ro2">
          <table:table-cell office:value-type="float" office:value="0.0590999983251095">
            <text:p>0.059</text:p>
          </table:table-cell>
          <table:table-cell office:value-type="float" office:value="16.6000003814697">
            <text:p>16.600</text:p>
          </table:table-cell>
          <table:table-cell office:value-type="float" office:value="11477.9365234375">
            <text:p>11477.937</text:p>
          </table:table-cell>
          <table:table-cell office:value-type="float" office:value="15.9499998092651">
            <text:p>15.950</text:p>
          </table:table-cell>
          <table:table-cell office:value-type="float" office:value="0.670000016689301">
            <text:p>0.670</text:p>
          </table:table-cell>
          <table:table-cell office:value-type="float" office:value="0.72000002861023">
            <text:p>0.720</text:p>
          </table:table-cell>
          <table:table-cell office:value-type="float" office:value="1.59049999713898">
            <text:p>1.590</text:p>
          </table:table-cell>
          <table:table-cell office:value-type="float" office:value="0.0617999993264675">
            <text:p>0.062</text:p>
          </table:table-cell>
        </table:table-row>
        <table:table-row table:style-name="ro2">
          <table:table-cell office:value-type="float" office:value="0.0595999993383884">
            <text:p>0.060</text:p>
          </table:table-cell>
          <table:table-cell office:value-type="float" office:value="17.7000007629395">
            <text:p>17.700</text:p>
          </table:table-cell>
          <table:table-cell office:value-type="float" office:value="11385.75">
            <text:p>11385.750</text:p>
          </table:table-cell>
          <table:table-cell office:value-type="float" office:value="17">
            <text:p>17.000</text:p>
          </table:table-cell>
          <table:table-cell office:value-type="float" office:value="1.05999994277954">
            <text:p>1.060</text:p>
          </table:table-cell>
          <table:table-cell office:value-type="float" office:value="1.13999998569489">
            <text:p>1.140</text:p>
          </table:table-cell>
          <table:table-cell office:value-type="float" office:value="1.6739000082016">
            <text:p>1.674</text:p>
          </table:table-cell>
          <table:table-cell office:value-type="float" office:value="0.0834000036120415">
            <text:p>0.083</text:p>
          </table:table-cell>
        </table:table-row>
        <table:table-row table:style-name="ro2">
          <table:table-cell office:value-type="float" office:value="0.0601000003516674">
            <text:p>0.060</text:p>
          </table:table-cell>
          <table:table-cell office:value-type="float" office:value="18.6000003814697">
            <text:p>18.600</text:p>
          </table:table-cell>
          <table:table-cell office:value-type="float" office:value="11294.3095703125">
            <text:p>11294.310</text:p>
          </table:table-cell>
          <table:table-cell office:value-type="float" office:value="17.8700008392334">
            <text:p>17.870</text:p>
          </table:table-cell>
          <table:table-cell office:value-type="float" office:value="0.860000014305115">
            <text:p>0.860</text:p>
          </table:table-cell>
          <table:table-cell office:value-type="float" office:value="0.930000007152557">
            <text:p>0.930</text:p>
          </table:table-cell>
          <table:table-cell office:value-type="float" office:value="1.7451000213623">
            <text:p>1.745</text:p>
          </table:table-cell>
          <table:table-cell office:value-type="float" office:value="0.0710999965667725">
            <text:p>0.071</text:p>
          </table:table-cell>
        </table:table-row>
        <table:table-row table:style-name="ro2">
          <table:table-cell office:value-type="float" office:value="0.0606000013649464">
            <text:p>0.061</text:p>
          </table:table-cell>
          <table:table-cell office:value-type="float" office:value="19.3999996185303">
            <text:p>19.400</text:p>
          </table:table-cell>
          <table:table-cell office:value-type="float" office:value="11203.9697265625">
            <text:p>11203.970</text:p>
          </table:table-cell>
          <table:table-cell office:value-type="float" office:value="18.6399993896484">
            <text:p>18.640</text:p>
          </table:table-cell>
          <table:table-cell office:value-type="float" office:value="0.769999980926514">
            <text:p>0.770</text:p>
          </table:table-cell>
          <table:table-cell office:value-type="float" office:value="0.829999983310699">
            <text:p>0.830</text:p>
          </table:table-cell>
          <table:table-cell office:value-type="float" office:value="1.81180000305176">
            <text:p>1.812</text:p>
          </table:table-cell>
          <table:table-cell office:value-type="float" office:value="0.0666999965906143">
            <text:p>0.067</text:p>
          </table:table-cell>
        </table:table-row>
        <table:table-row table:style-name="ro2">
          <table:table-cell office:value-type="float" office:value="0.0612000003457069">
            <text:p>0.061</text:p>
          </table:table-cell>
          <table:table-cell office:value-type="float" office:value="20.2000007629395">
            <text:p>20.200</text:p>
          </table:table-cell>
          <table:table-cell office:value-type="float" office:value="11096.89453125">
            <text:p>11096.895</text:p>
          </table:table-cell>
          <table:table-cell office:value-type="float" office:value="19.3999996185303">
            <text:p>19.400</text:p>
          </table:table-cell>
          <table:table-cell office:value-type="float" office:value="0.769999980926514">
            <text:p>0.770</text:p>
          </table:table-cell>
          <table:table-cell office:value-type="float" office:value="0.829999983310699">
            <text:p>0.830</text:p>
          </table:table-cell>
          <table:table-cell office:value-type="float" office:value="1.87950003147125">
            <text:p>1.880</text:p>
          </table:table-cell>
          <table:table-cell office:value-type="float" office:value="0.0676999986171722">
            <text:p>0.068</text:p>
          </table:table-cell>
        </table:table-row>
        <table:table-row table:style-name="ro2">
          <table:table-cell office:value-type="float" office:value="0.0617000013589859">
            <text:p>0.062</text:p>
          </table:table-cell>
          <table:table-cell office:value-type="float" office:value="21.3999996185303">
            <text:p>21.400</text:p>
          </table:table-cell>
          <table:table-cell office:value-type="float" office:value="10993.2158203125">
            <text:p>10993.216</text:p>
          </table:table-cell>
          <table:table-cell office:value-type="float" office:value="20.5599994659424">
            <text:p>20.560</text:p>
          </table:table-cell>
          <table:table-cell office:value-type="float" office:value="1.14999997615814">
            <text:p>1.150</text:p>
          </table:table-cell>
          <table:table-cell office:value-type="float" office:value="1.24000000953674">
            <text:p>1.240</text:p>
          </table:table-cell>
          <table:table-cell office:value-type="float" office:value="1.96640002727509">
            <text:p>1.966</text:p>
          </table:table-cell>
          <table:table-cell office:value-type="float" office:value="0.0869000032544136">
            <text:p>0.087</text:p>
          </table:table-cell>
        </table:table-row>
        <table:table-row table:style-name="ro2">
          <table:table-cell office:value-type="float" office:value="0.0623999983072281">
            <text:p>0.062</text:p>
          </table:table-cell>
          <table:table-cell office:value-type="float" office:value="22.5">
            <text:p>22.500</text:p>
          </table:table-cell>
          <table:table-cell office:value-type="float" office:value="10873.6748046875">
            <text:p>10873.675</text:p>
          </table:table-cell>
          <table:table-cell office:value-type="float" office:value="21.6100006103516">
            <text:p>21.610</text:p>
          </table:table-cell>
          <table:table-cell office:value-type="float" office:value="1.05999994277954">
            <text:p>1.060</text:p>
          </table:table-cell>
          <table:table-cell office:value-type="float" office:value="1.13999998569489">
            <text:p>1.140</text:p>
          </table:table-cell>
          <table:table-cell office:value-type="float" office:value="2.04830002784729">
            <text:p>2.048</text:p>
          </table:table-cell>
          <table:table-cell office:value-type="float" office:value="0.0820000022649765">
            <text:p>0.082</text:p>
          </table:table-cell>
        </table:table-row>
        <table:table-row table:style-name="ro2">
          <table:table-cell office:value-type="float" office:value="0.0628999993205071">
            <text:p>0.063</text:p>
          </table:table-cell>
          <table:table-cell office:value-type="float" office:value="24.2000007629395">
            <text:p>24.200</text:p>
          </table:table-cell>
          <table:table-cell office:value-type="float" office:value="10792.8818359375">
            <text:p>10792.882</text:p>
          </table:table-cell>
          <table:table-cell office:value-type="float" office:value="23.25">
            <text:p>23.250</text:p>
          </table:table-cell>
          <table:table-cell office:value-type="float" office:value="1.62999999523163">
            <text:p>1.630</text:p>
          </table:table-cell>
          <table:table-cell office:value-type="float" office:value="1.75999999046326">
            <text:p>1.760</text:p>
          </table:table-cell>
          <table:table-cell office:value-type="float" office:value="2.15919995307922">
            <text:p>2.159</text:p>
          </table:table-cell>
          <table:table-cell office:value-type="float" office:value="0.11089999973774">
            <text:p>0.111</text:p>
          </table:table-cell>
        </table:table-row>
        <table:table-row table:style-name="ro2">
          <table:table-cell office:value-type="float" office:value="0.063400000333786">
            <text:p>0.063</text:p>
          </table:table-cell>
          <table:table-cell office:value-type="float" office:value="25">
            <text:p>25.000</text:p>
          </table:table-cell>
          <table:table-cell office:value-type="float" office:value="10710.3564453125">
            <text:p>10710.356</text:p>
          </table:table-cell>
          <table:table-cell office:value-type="float" office:value="24.0200004577637">
            <text:p>24.020</text:p>
          </table:table-cell>
          <table:table-cell office:value-type="float" office:value="0.769999980926514">
            <text:p>0.770</text:p>
          </table:table-cell>
          <table:table-cell office:value-type="float" office:value="0.829999983310699">
            <text:p>0.830</text:p>
          </table:table-cell>
          <table:table-cell office:value-type="float" office:value="2.22690010070801">
            <text:p>2.227</text:p>
          </table:table-cell>
          <table:table-cell office:value-type="float" office:value="0.0676999986171722">
            <text:p>0.068</text:p>
          </table:table-cell>
        </table:table-row>
        <table:table-row table:style-name="ro2">
          <table:table-cell office:value-type="float" office:value="0.063900001347065">
            <text:p>0.064</text:p>
          </table:table-cell>
          <table:table-cell office:value-type="float" office:value="26">
            <text:p>26.000</text:p>
          </table:table-cell>
          <table:table-cell office:value-type="float" office:value="10629.724609375">
            <text:p>10629.725</text:p>
          </table:table-cell>
          <table:table-cell office:value-type="float" office:value="24.9799995422363">
            <text:p>24.980</text:p>
          </table:table-cell>
          <table:table-cell office:value-type="float" office:value="0.959999978542328">
            <text:p>0.960</text:p>
          </table:table-cell>
          <table:table-cell office:value-type="float" office:value="1.02999997138977">
            <text:p>1.030</text:p>
          </table:table-cell>
          <table:table-cell office:value-type="float" office:value="2.30539989471436">
            <text:p>2.305</text:p>
          </table:table-cell>
          <table:table-cell office:value-type="float" office:value="0.0785000026226044">
            <text:p>0.079</text:p>
          </table:table-cell>
        </table:table-row>
        <table:table-row table:style-name="ro2">
          <table:table-cell office:value-type="float" office:value="0.064300000667572">
            <text:p>0.064</text:p>
          </table:table-cell>
          <table:table-cell office:value-type="float" office:value="27.6000003814697">
            <text:p>27.600</text:p>
          </table:table-cell>
          <table:table-cell office:value-type="float" office:value="10552.189453125">
            <text:p>10552.189</text:p>
          </table:table-cell>
          <table:table-cell office:value-type="float" office:value="26.5100002288818">
            <text:p>26.510</text:p>
          </table:table-cell>
          <table:table-cell office:value-type="float" office:value="1.53999996185303">
            <text:p>1.540</text:p>
          </table:table-cell>
          <table:table-cell office:value-type="float" office:value="1.64999997615814">
            <text:p>1.650</text:p>
          </table:table-cell>
          <table:table-cell office:value-type="float" office:value="2.41330003738403">
            <text:p>2.413</text:p>
          </table:table-cell>
          <table:table-cell office:value-type="float" office:value="0.108000002801418">
            <text:p>0.108</text:p>
          </table:table-cell>
        </table:table-row>
        <table:table-row table:style-name="ro2">
          <table:table-cell office:value-type="float" office:value="0.064800001680851">
            <text:p>0.065</text:p>
          </table:table-cell>
          <table:table-cell office:value-type="float" office:value="28.6000003814697">
            <text:p>28.600</text:p>
          </table:table-cell>
          <table:table-cell office:value-type="float" office:value="10473.9111328125">
            <text:p>10473.911</text:p>
          </table:table-cell>
          <table:table-cell office:value-type="float" office:value="27.4699993133545">
            <text:p>27.470</text:p>
          </table:table-cell>
          <table:table-cell office:value-type="float" office:value="0.959999978542328">
            <text:p>0.960</text:p>
          </table:table-cell>
          <table:table-cell office:value-type="float" office:value="1.02999997138977">
            <text:p>1.030</text:p>
          </table:table-cell>
          <table:table-cell office:value-type="float" office:value="2.49090003967285">
            <text:p>2.491</text:p>
          </table:table-cell>
          <table:table-cell office:value-type="float" office:value="0.0775000005960465">
            <text:p>0.078</text:p>
          </table:table-cell>
        </table:table-row>
        <table:table-row table:style-name="ro2">
          <table:table-cell office:value-type="float" office:value="0.0653000026941299">
            <text:p>0.065</text:p>
          </table:table-cell>
          <table:table-cell office:value-type="float" office:value="29.2999992370605">
            <text:p>29.300</text:p>
          </table:table-cell>
          <table:table-cell office:value-type="float" office:value="10395.869140625">
            <text:p>10395.869</text:p>
          </table:table-cell>
          <table:table-cell office:value-type="float" office:value="28.1499996185303">
            <text:p>28.150</text:p>
          </table:table-cell>
          <table:table-cell office:value-type="float" office:value="0.670000016689301">
            <text:p>0.670</text:p>
          </table:table-cell>
          <table:table-cell office:value-type="float" office:value="0.72000002861023">
            <text:p>0.720</text:p>
          </table:table-cell>
          <table:table-cell office:value-type="float" office:value="2.55270004272461">
            <text:p>2.553</text:p>
          </table:table-cell>
          <table:table-cell office:value-type="float" office:value="0.0617999993264675">
            <text:p>0.062</text:p>
          </table:table-cell>
        </table:table-row>
        <table:table-row table:style-name="ro2">
          <table:table-cell office:value-type="float" office:value="0.0658000037074089">
            <text:p>0.066</text:p>
          </table:table-cell>
          <table:table-cell office:value-type="float" office:value="30.2000007629395">
            <text:p>30.200</text:p>
          </table:table-cell>
          <table:table-cell office:value-type="float" office:value="10319.583984375">
            <text:p>10319.584</text:p>
          </table:table-cell>
          <table:table-cell office:value-type="float" office:value="29.0100002288818">
            <text:p>29.010</text:p>
          </table:table-cell>
          <table:table-cell office:value-type="float" office:value="0.860000014305115">
            <text:p>0.860</text:p>
          </table:table-cell>
          <table:table-cell office:value-type="float" office:value="0.930000007152557">
            <text:p>0.930</text:p>
          </table:table-cell>
          <table:table-cell office:value-type="float" office:value="2.62380003929138">
            <text:p>2.624</text:p>
          </table:table-cell>
          <table:table-cell office:value-type="float" office:value="0.0710999965667725">
            <text:p>0.071</text:p>
          </table:table-cell>
        </table:table-row>
        <table:table-row table:style-name="ro2">
          <table:table-cell office:value-type="float" office:value="0.0662999972701073">
            <text:p>0.066</text:p>
          </table:table-cell>
          <table:table-cell office:value-type="float" office:value="31.7999992370605">
            <text:p>31.800</text:p>
          </table:table-cell>
          <table:table-cell office:value-type="float" office:value="10231.0478515625">
            <text:p>10231.048</text:p>
          </table:table-cell>
          <table:table-cell office:value-type="float" office:value="30.5499992370605">
            <text:p>30.550</text:p>
          </table:table-cell>
          <table:table-cell office:value-type="float" office:value="1.53999996185303">
            <text:p>1.540</text:p>
          </table:table-cell>
          <table:table-cell office:value-type="float" office:value="1.64999997615814">
            <text:p>1.650</text:p>
          </table:table-cell>
          <table:table-cell office:value-type="float" office:value="2.7318000793457">
            <text:p>2.732</text:p>
          </table:table-cell>
          <table:table-cell office:value-type="float" office:value="0.108000002801418">
            <text:p>0.108</text:p>
          </table:table-cell>
        </table:table-row>
        <table:table-row table:style-name="ro2">
          <table:table-cell office:value-type="float" office:value="0.0667999982833862">
            <text:p>0.067</text:p>
          </table:table-cell>
          <table:table-cell office:value-type="float" office:value="33">
            <text:p>33.000</text:p>
          </table:table-cell>
          <table:table-cell office:value-type="float" office:value="10158.0302734375">
            <text:p>10158.030</text:p>
          </table:table-cell>
          <table:table-cell office:value-type="float" office:value="31.7000007629395">
            <text:p>31.700</text:p>
          </table:table-cell>
          <table:table-cell office:value-type="float" office:value="1.14999997615814">
            <text:p>1.150</text:p>
          </table:table-cell>
          <table:table-cell office:value-type="float" office:value="1.24000000953674">
            <text:p>1.240</text:p>
          </table:table-cell>
          <table:table-cell office:value-type="float" office:value="2.82109999656677">
            <text:p>2.821</text:p>
          </table:table-cell>
          <table:table-cell office:value-type="float" office:value="0.0892999991774559">
            <text:p>0.089</text:p>
          </table:table-cell>
        </table:table-row>
        <table:table-row table:style-name="ro2">
          <table:table-cell office:value-type="float" office:value="0.0674000009894371">
            <text:p>0.067</text:p>
          </table:table-cell>
          <table:table-cell office:value-type="float" office:value="34">
            <text:p>34.000</text:p>
          </table:table-cell>
          <table:table-cell office:value-type="float" office:value="10070.5087890625">
            <text:p>10070.509</text:p>
          </table:table-cell>
          <table:table-cell office:value-type="float" office:value="32.6599998474121">
            <text:p>32.660</text:p>
          </table:table-cell>
          <table:table-cell office:value-type="float" office:value="0.959999978542328">
            <text:p>0.960</text:p>
          </table:table-cell>
          <table:table-cell office:value-type="float" office:value="1.02999997138977">
            <text:p>1.030</text:p>
          </table:table-cell>
          <table:table-cell office:value-type="float" office:value="2.89869999885559">
            <text:p>2.899</text:p>
          </table:table-cell>
          <table:table-cell office:value-type="float" office:value="0.0775000005960465">
            <text:p>0.078</text:p>
          </table:table-cell>
        </table:table-row>
        <table:table-row table:style-name="ro2">
          <table:table-cell office:value-type="float" office:value="0.0679000020027161">
            <text:p>0.068</text:p>
          </table:table-cell>
          <table:table-cell office:value-type="float" office:value="34.9000015258789">
            <text:p>34.900</text:p>
          </table:table-cell>
          <table:table-cell office:value-type="float" office:value="9998.9072265625">
            <text:p>9998.907</text:p>
          </table:table-cell>
          <table:table-cell office:value-type="float" office:value="33.5299987792969">
            <text:p>33.530</text:p>
          </table:table-cell>
          <table:table-cell office:value-type="float" office:value="0.860000014305115">
            <text:p>0.860</text:p>
          </table:table-cell>
          <table:table-cell office:value-type="float" office:value="0.930000007152557">
            <text:p>0.930</text:p>
          </table:table-cell>
          <table:table-cell office:value-type="float" office:value="2.97129988670349">
            <text:p>2.971</text:p>
          </table:table-cell>
          <table:table-cell office:value-type="float" office:value="0.0725999996066093">
            <text:p>0.073</text:p>
          </table:table-cell>
        </table:table-row>
        <table:table-row table:style-name="ro2">
          <table:table-cell office:value-type="float" office:value="0.068400003015995">
            <text:p>0.068</text:p>
          </table:table-cell>
          <table:table-cell office:value-type="float" office:value="36">
            <text:p>36.000</text:p>
          </table:table-cell>
          <table:table-cell office:value-type="float" office:value="9928.875">
            <text:p>9928.875</text:p>
          </table:table-cell>
          <table:table-cell office:value-type="float" office:value="34.5800018310547">
            <text:p>34.580</text:p>
          </table:table-cell>
          <table:table-cell office:value-type="float" office:value="1.05999994277954">
            <text:p>1.060</text:p>
          </table:table-cell>
          <table:table-cell office:value-type="float" office:value="1.13999998569489">
            <text:p>1.140</text:p>
          </table:table-cell>
          <table:table-cell office:value-type="float" office:value="3.05570006370544">
            <text:p>3.056</text:p>
          </table:table-cell>
          <table:table-cell office:value-type="float" office:value="0.0843999981880188">
            <text:p>0.084</text:p>
          </table:table-cell>
        </table:table-row>
        <table:table-row table:style-name="ro2">
          <table:table-cell office:value-type="float" office:value="0.0688999965786934">
            <text:p>0.069</text:p>
          </table:table-cell>
          <table:table-cell office:value-type="float" office:value="36.9000015258789">
            <text:p>36.900</text:p>
          </table:table-cell>
          <table:table-cell office:value-type="float" office:value="9859.2666015625">
            <text:p>9859.267</text:p>
          </table:table-cell>
          <table:table-cell office:value-type="float" office:value="35.4500007629395">
            <text:p>35.450</text:p>
          </table:table-cell>
          <table:table-cell office:value-type="float" office:value="0.860000014305115">
            <text:p>0.860</text:p>
          </table:table-cell>
          <table:table-cell office:value-type="float" office:value="0.930000007152557">
            <text:p>0.930</text:p>
          </table:table-cell>
          <table:table-cell office:value-type="float" office:value="3.12829995155334">
            <text:p>3.128</text:p>
          </table:table-cell>
          <table:table-cell office:value-type="float" office:value="0.0725999996066093">
            <text:p>0.073</text:p>
          </table:table-cell>
        </table:table-row>
        <table:table-row table:style-name="ro2">
          <table:table-cell office:value-type="float" office:value="0.0693999975919724">
            <text:p>0.069</text:p>
          </table:table-cell>
          <table:table-cell office:value-type="float" office:value="37.7000007629395">
            <text:p>37.700</text:p>
          </table:table-cell>
          <table:table-cell office:value-type="float" office:value="9776.2568359375">
            <text:p>9776.257</text:p>
          </table:table-cell>
          <table:table-cell office:value-type="float" office:value="36.2200012207031">
            <text:p>36.220</text:p>
          </table:table-cell>
          <table:table-cell office:value-type="float" office:value="0.769999980926514">
            <text:p>0.770</text:p>
          </table:table-cell>
          <table:table-cell office:value-type="float" office:value="0.829999983310699">
            <text:p>0.830</text:p>
          </table:table-cell>
          <table:table-cell office:value-type="float" office:value="3.1949999332428">
            <text:p>3.195</text:p>
          </table:table-cell>
          <table:table-cell office:value-type="float" office:value="0.0666999965906143">
            <text:p>0.067</text:p>
          </table:table-cell>
        </table:table-row>
        <table:table-row table:style-name="ro2">
          <table:table-cell office:value-type="float" office:value="0.0698999986052513">
            <text:p>0.070</text:p>
          </table:table-cell>
          <table:table-cell office:value-type="float" office:value="38.4000015258789">
            <text:p>38.400</text:p>
          </table:table-cell>
          <table:table-cell office:value-type="float" office:value="9708.23046875">
            <text:p>9708.230</text:p>
          </table:table-cell>
          <table:table-cell office:value-type="float" office:value="36.8899993896484">
            <text:p>36.890</text:p>
          </table:table-cell>
          <table:table-cell office:value-type="float" office:value="0.670000016689301">
            <text:p>0.670</text:p>
          </table:table-cell>
          <table:table-cell office:value-type="float" office:value="0.72000002861023">
            <text:p>0.720</text:p>
          </table:table-cell>
          <table:table-cell office:value-type="float" office:value="3.25679993629456">
            <text:p>3.257</text:p>
          </table:table-cell>
          <table:table-cell office:value-type="float" office:value="0.0617999993264675">
            <text:p>0.062</text:p>
          </table:table-cell>
        </table:table-row>
        <table:table-row table:style-name="ro2">
          <table:table-cell office:value-type="float" office:value="0.0703999996185303">
            <text:p>0.070</text:p>
          </table:table-cell>
          <table:table-cell office:value-type="float" office:value="39.0999984741211">
            <text:p>39.100</text:p>
          </table:table-cell>
          <table:table-cell office:value-type="float" office:value="9641.14453125">
            <text:p>9641.145</text:p>
          </table:table-cell>
          <table:table-cell office:value-type="float" office:value="37.560001373291">
            <text:p>37.560</text:p>
          </table:table-cell>
          <table:table-cell office:value-type="float" office:value="0.670000016689301">
            <text:p>0.670</text:p>
          </table:table-cell>
          <table:table-cell office:value-type="float" office:value="0.72000002861023">
            <text:p>0.720</text:p>
          </table:table-cell>
          <table:table-cell office:value-type="float" office:value="3.31859993934631">
            <text:p>3.319</text:p>
          </table:table-cell>
          <table:table-cell office:value-type="float" office:value="0.0617999993264675">
            <text:p>0.062</text:p>
          </table:table-cell>
        </table:table-row>
        <table:table-row table:style-name="ro2">
          <table:table-cell office:value-type="float" office:value="0.0709000006318092">
            <text:p>0.071</text:p>
          </table:table-cell>
          <table:table-cell office:value-type="float" office:value="39.7999992370605">
            <text:p>39.800</text:p>
          </table:table-cell>
          <table:table-cell office:value-type="float" office:value="9574.978515625">
            <text:p>9574.979</text:p>
          </table:table-cell>
          <table:table-cell office:value-type="float" office:value="38.2299995422363">
            <text:p>38.230</text:p>
          </table:table-cell>
          <table:table-cell office:value-type="float" office:value="0.670000016689301">
            <text:p>0.670</text:p>
          </table:table-cell>
          <table:table-cell office:value-type="float" office:value="0.72000002861023">
            <text:p>0.720</text:p>
          </table:table-cell>
          <table:table-cell office:value-type="float" office:value="3.37949991226196">
            <text:p>3.379</text:p>
          </table:table-cell>
          <table:table-cell office:value-type="float" office:value="0.0608999989926815">
            <text:p>0.061</text:p>
          </table:table-cell>
        </table:table-row>
        <table:table-row table:style-name="ro2">
          <table:table-cell office:value-type="float" office:value="0.0715000033378601">
            <text:p>0.072</text:p>
          </table:table-cell>
          <table:table-cell office:value-type="float" office:value="40.7000007629395">
            <text:p>40.700</text:p>
          </table:table-cell>
          <table:table-cell office:value-type="float" office:value="9496.923828125">
            <text:p>9496.924</text:p>
          </table:table-cell>
          <table:table-cell office:value-type="float" office:value="39.0999984741211">
            <text:p>39.100</text:p>
          </table:table-cell>
          <table:table-cell office:value-type="float" office:value="0.860000014305115">
            <text:p>0.860</text:p>
          </table:table-cell>
          <table:table-cell office:value-type="float" office:value="0.930000007152557">
            <text:p>0.930</text:p>
          </table:table-cell>
          <table:table-cell office:value-type="float" office:value="3.45210003852844">
            <text:p>3.452</text:p>
          </table:table-cell>
          <table:table-cell office:value-type="float" office:value="0.0725999996066093">
            <text:p>0.073</text:p>
          </table:table-cell>
        </table:table-row>
        <table:table-row table:style-name="ro2">
          <table:table-cell office:value-type="float" office:value="0.0719999969005585">
            <text:p>0.072</text:p>
          </table:table-cell>
          <table:table-cell office:value-type="float" office:value="41.4000015258789">
            <text:p>41.400</text:p>
          </table:table-cell>
          <table:table-cell office:value-type="float" office:value="9432.716796875">
            <text:p>9432.717</text:p>
          </table:table-cell>
          <table:table-cell office:value-type="float" office:value="39.7700004577637">
            <text:p>39.770</text:p>
          </table:table-cell>
          <table:table-cell office:value-type="float" office:value="0.670000016689301">
            <text:p>0.670</text:p>
          </table:table-cell>
          <table:table-cell office:value-type="float" office:value="0.72000002861023">
            <text:p>0.720</text:p>
          </table:table-cell>
          <table:table-cell office:value-type="float" office:value="3.5139000415802">
            <text:p>3.514</text:p>
          </table:table-cell>
          <table:table-cell office:value-type="float" office:value="0.0617999993264675">
            <text:p>0.062</text:p>
          </table:table-cell>
        </table:table-row>
        <table:table-row table:style-name="ro2">
          <table:table-cell office:value-type="float" office:value="0.0727000012993813">
            <text:p>0.073</text:p>
          </table:table-cell>
          <table:table-cell office:value-type="float" office:value="42.0999984741211">
            <text:p>42.100</text:p>
          </table:table-cell>
          <table:table-cell office:value-type="float" office:value="9343.578125">
            <text:p>9343.578</text:p>
          </table:table-cell>
          <table:table-cell office:value-type="float" office:value="40.439998626709">
            <text:p>40.440</text:p>
          </table:table-cell>
          <table:table-cell office:value-type="float" office:value="0.670000016689301">
            <text:p>0.670</text:p>
          </table:table-cell>
          <table:table-cell office:value-type="float" office:value="0.72000002861023">
            <text:p>0.720</text:p>
          </table:table-cell>
          <table:table-cell office:value-type="float" office:value="3.57570004463196">
            <text:p>3.576</text:p>
          </table:table-cell>
          <table:table-cell office:value-type="float" office:value="0.0617999993264675">
            <text:p>0.062</text:p>
          </table:table-cell>
        </table:table-row>
        <table:table-row table:style-name="ro2">
          <table:table-cell office:value-type="float" office:value="0.0731000006198883">
            <text:p>0.073</text:p>
          </table:table-cell>
          <table:table-cell office:value-type="float" office:value="42.7999992370606">
            <text:p>42.800</text:p>
          </table:table-cell>
          <table:table-cell office:value-type="float" office:value="9281.421875">
            <text:p>9281.422</text:p>
          </table:table-cell>
          <table:table-cell office:value-type="float" office:value="41.1100006103516">
            <text:p>41.110</text:p>
          </table:table-cell>
          <table:table-cell office:value-type="float" office:value="0.670000016689301">
            <text:p>0.670</text:p>
          </table:table-cell>
          <table:table-cell office:value-type="float" office:value="0.72000002861023">
            <text:p>0.720</text:p>
          </table:table-cell>
          <table:table-cell office:value-type="float" office:value="3.63660001754761">
            <text:p>3.637</text:p>
          </table:table-cell>
          <table:table-cell office:value-type="float" office:value="0.0608999989926815">
            <text:p>0.061</text:p>
          </table:table-cell>
        </table:table-row>
        <table:table-row table:style-name="ro2">
          <table:table-cell office:value-type="float" office:value="0.0736000016331673">
            <text:p>0.074</text:p>
          </table:table-cell>
          <table:table-cell office:value-type="float" office:value="43.2999992370606">
            <text:p>43.300</text:p>
          </table:table-cell>
          <table:table-cell office:value-type="float" office:value="9219.603515625">
            <text:p>9219.604</text:p>
          </table:table-cell>
          <table:table-cell office:value-type="float" office:value="41.5900001525879">
            <text:p>41.59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3.68670010566711">
            <text:p>3.687</text:p>
          </table:table-cell>
          <table:table-cell office:value-type="float" office:value="0.0500999987125397">
            <text:p>0.050</text:p>
          </table:table-cell>
        </table:table-row>
        <table:table-row table:style-name="ro2">
          <table:table-cell office:value-type="float" office:value="0.0741999968886375">
            <text:p>0.074</text:p>
          </table:table-cell>
          <table:table-cell office:value-type="float" office:value="44">
            <text:p>44.000</text:p>
          </table:table-cell>
          <table:table-cell office:value-type="float" office:value="9146.7392578125">
            <text:p>9146.739</text:p>
          </table:table-cell>
          <table:table-cell office:value-type="float" office:value="42.2700004577637">
            <text:p>42.270</text:p>
          </table:table-cell>
          <table:table-cell office:value-type="float" office:value="0.670000016689301">
            <text:p>0.670</text:p>
          </table:table-cell>
          <table:table-cell office:value-type="float" office:value="0.72000002861023">
            <text:p>0.720</text:p>
          </table:table-cell>
          <table:table-cell office:value-type="float" office:value="3.74850010871887">
            <text:p>3.749</text:p>
          </table:table-cell>
          <table:table-cell office:value-type="float" office:value="0.0617999993264675">
            <text:p>0.062</text:p>
          </table:table-cell>
        </table:table-row>
        <table:table-row table:style-name="ro2">
          <table:table-cell office:value-type="float" office:value="0.0747999995946884">
            <text:p>0.075</text:p>
          </table:table-cell>
          <table:table-cell office:value-type="float" office:value="44.5999984741211">
            <text:p>44.600</text:p>
          </table:table-cell>
          <table:table-cell office:value-type="float" office:value="9074.783203125">
            <text:p>9074.783</text:p>
          </table:table-cell>
          <table:table-cell office:value-type="float" office:value="42.8400001525879">
            <text:p>42.840</text:p>
          </table:table-cell>
          <table:table-cell office:value-type="float" office:value="0.579999983310699">
            <text:p>0.580</text:p>
          </table:table-cell>
          <table:table-cell office:value-type="float" office:value="0.620000004768372">
            <text:p>0.620</text:p>
          </table:table-cell>
          <table:table-cell office:value-type="float" office:value="3.8043999671936">
            <text:p>3.804</text:p>
          </table:table-cell>
          <table:table-cell office:value-type="float" office:value="0.0559000000357628">
            <text:p>0.056</text:p>
          </table:table-cell>
        </table:table-row>
        <table:table-row table:style-name="ro2">
          <table:table-cell office:value-type="float" office:value="0.0754000023007393">
            <text:p>0.075</text:p>
          </table:table-cell>
          <table:table-cell office:value-type="float" office:value="45.2000007629395">
            <text:p>45.200</text:p>
          </table:table-cell>
          <table:table-cell office:value-type="float" office:value="9003.9501953125">
            <text:p>9003.950</text:p>
          </table:table-cell>
          <table:table-cell office:value-type="float" office:value="43.4199981689453">
            <text:p>43.420</text:p>
          </table:table-cell>
          <table:table-cell office:value-type="float" office:value="0.579999983310699">
            <text:p>0.580</text:p>
          </table:table-cell>
          <table:table-cell office:value-type="float" office:value="0.620000004768372">
            <text:p>0.620</text:p>
          </table:table-cell>
          <table:table-cell office:value-type="float" office:value="3.86030006408691">
            <text:p>3.860</text:p>
          </table:table-cell>
          <table:table-cell office:value-type="float" office:value="0.0559000000357628">
            <text:p>0.056</text:p>
          </table:table-cell>
        </table:table-row>
        <table:table-row table:style-name="ro2">
          <table:table-cell office:value-type="float" office:value="0.0759999975562096">
            <text:p>0.076</text:p>
          </table:table-cell>
          <table:table-cell office:value-type="float" office:value="45.7000007629395">
            <text:p>45.700</text:p>
          </table:table-cell>
          <table:table-cell office:value-type="float" office:value="8933.9892578125">
            <text:p>8933.989</text:p>
          </table:table-cell>
          <table:table-cell office:value-type="float" office:value="43.9000015258789">
            <text:p>43.90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3.91039991378784">
            <text:p>3.910</text:p>
          </table:table-cell>
          <table:table-cell office:value-type="float" office:value="0.0500999987125397">
            <text:p>0.050</text:p>
          </table:table-cell>
        </table:table-row>
        <table:table-row table:style-name="ro2">
          <table:table-cell office:value-type="float" office:value="0.0766000002622604">
            <text:p>0.077</text:p>
          </table:table-cell>
          <table:table-cell office:value-type="float" office:value="46.2999992370605">
            <text:p>46.300</text:p>
          </table:table-cell>
          <table:table-cell office:value-type="float" office:value="8865.3291015625">
            <text:p>8865.329</text:p>
          </table:table-cell>
          <table:table-cell office:value-type="float" office:value="44.4799995422363">
            <text:p>44.480</text:p>
          </table:table-cell>
          <table:table-cell office:value-type="float" office:value="0.579999983310699">
            <text:p>0.580</text:p>
          </table:table-cell>
          <table:table-cell office:value-type="float" office:value="0.620000004768372">
            <text:p>0.620</text:p>
          </table:table-cell>
          <table:table-cell office:value-type="float" office:value="3.96630001068115">
            <text:p>3.966</text:p>
          </table:table-cell>
          <table:table-cell office:value-type="float" office:value="0.0559000000357628">
            <text:p>0.056</text:p>
          </table:table-cell>
        </table:table-row>
        <table:table-row table:style-name="ro2">
          <table:table-cell office:value-type="float" office:value="0.0772999972105026">
            <text:p>0.077</text:p>
          </table:table-cell>
          <table:table-cell office:value-type="float" office:value="46.7999992370605">
            <text:p>46.800</text:p>
          </table:table-cell>
          <table:table-cell office:value-type="float" office:value="8786.1103515625">
            <text:p>8786.110</text:p>
          </table:table-cell>
          <table:table-cell office:value-type="float" office:value="44.9599990844727">
            <text:p>44.96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4.01639986038208">
            <text:p>4.016</text:p>
          </table:table-cell>
          <table:table-cell office:value-type="float" office:value="0.0500999987125397">
            <text:p>0.050</text:p>
          </table:table-cell>
        </table:table-row>
        <table:table-row table:style-name="ro2">
          <table:table-cell office:value-type="float" office:value="0.0778999999165535">
            <text:p>0.078</text:p>
          </table:table-cell>
          <table:table-cell office:value-type="float" office:value="47.2999992370606">
            <text:p>47.300</text:p>
          </table:table-cell>
          <table:table-cell office:value-type="float" office:value="8719.48046875">
            <text:p>8719.480</text:p>
          </table:table-cell>
          <table:table-cell office:value-type="float" office:value="45.439998626709">
            <text:p>45.44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4.06640005111694">
            <text:p>4.066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0784000009298325">
            <text:p>0.078</text:p>
          </table:table-cell>
          <table:table-cell office:value-type="float" office:value="47.7999992370606">
            <text:p>47.800</text:p>
          </table:table-cell>
          <table:table-cell office:value-type="float" office:value="8653.853515625">
            <text:p>8653.854</text:p>
          </table:table-cell>
          <table:table-cell office:value-type="float" office:value="45.9199981689453">
            <text:p>45.92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4.11649990081787">
            <text:p>4.116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0791999995708466">
            <text:p>0.079</text:p>
          </table:table-cell>
          <table:table-cell office:value-type="float" office:value="48.4000015258789">
            <text:p>48.400</text:p>
          </table:table-cell>
          <table:table-cell office:value-type="float" office:value="8567.7353515625">
            <text:p>8567.735</text:p>
          </table:table-cell>
          <table:table-cell office:value-type="float" office:value="46.4900016784668">
            <text:p>46.490</text:p>
          </table:table-cell>
          <table:table-cell office:value-type="float" office:value="0.579999983310699">
            <text:p>0.580</text:p>
          </table:table-cell>
          <table:table-cell office:value-type="float" office:value="0.620000004768372">
            <text:p>0.620</text:p>
          </table:table-cell>
          <table:table-cell office:value-type="float" office:value="4.17239999771118">
            <text:p>4.172</text:p>
          </table:table-cell>
          <table:table-cell office:value-type="float" office:value="0.0559000000357628">
            <text:p>0.056</text:p>
          </table:table-cell>
        </table:table-row>
        <table:table-row table:style-name="ro2">
          <table:table-cell office:value-type="float" office:value="0.0798000022768974">
            <text:p>0.080</text:p>
          </table:table-cell>
          <table:table-cell office:value-type="float" office:value="48.9000015258789">
            <text:p>48.900</text:p>
          </table:table-cell>
          <table:table-cell office:value-type="float" office:value="8504.3642578125">
            <text:p>8504.364</text:p>
          </table:table-cell>
          <table:table-cell office:value-type="float" office:value="46.9700012207031">
            <text:p>46.97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4.22240018844605">
            <text:p>4.222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0808999985456467">
            <text:p>0.081</text:p>
          </table:table-cell>
          <table:table-cell office:value-type="float" office:value="49.5999984741211">
            <text:p>49.600</text:p>
          </table:table-cell>
          <table:table-cell office:value-type="float" office:value="8390.1552734375">
            <text:p>8390.155</text:p>
          </table:table-cell>
          <table:table-cell office:value-type="float" office:value="47.6500015258789">
            <text:p>47.650</text:p>
          </table:table-cell>
          <table:table-cell office:value-type="float" office:value="0.670000016689301">
            <text:p>0.670</text:p>
          </table:table-cell>
          <table:table-cell office:value-type="float" office:value="0.72000002861023">
            <text:p>0.720</text:p>
          </table:table-cell>
          <table:table-cell office:value-type="float" office:value="4.2842001914978">
            <text:p>4.284</text:p>
          </table:table-cell>
          <table:table-cell office:value-type="float" office:value="0.0617999993264675">
            <text:p>0.062</text:p>
          </table:table-cell>
        </table:table-row>
        <table:table-row table:style-name="ro2">
          <table:table-cell office:value-type="float" office:value="0.0817999988794327">
            <text:p>0.082</text:p>
          </table:table-cell>
          <table:table-cell office:value-type="float" office:value="50.2000007629395">
            <text:p>50.200</text:p>
          </table:table-cell>
          <table:table-cell office:value-type="float" office:value="8299.021484375">
            <text:p>8299.021</text:p>
          </table:table-cell>
          <table:table-cell office:value-type="float" office:value="48.2200012207031">
            <text:p>48.220</text:p>
          </table:table-cell>
          <table:table-cell office:value-type="float" office:value="0.579999983310699">
            <text:p>0.580</text:p>
          </table:table-cell>
          <table:table-cell office:value-type="float" office:value="0.620000004768372">
            <text:p>0.620</text:p>
          </table:table-cell>
          <table:table-cell office:value-type="float" office:value="4.34019994735718">
            <text:p>4.340</text:p>
          </table:table-cell>
          <table:table-cell office:value-type="float" office:value="0.0559000000357628">
            <text:p>0.056</text:p>
          </table:table-cell>
        </table:table-row>
        <table:table-row table:style-name="ro2">
          <table:table-cell office:value-type="float" office:value="0.0826999992132187">
            <text:p>0.083</text:p>
          </table:table-cell>
          <table:table-cell office:value-type="float" office:value="50.7000007629395">
            <text:p>50.700</text:p>
          </table:table-cell>
          <table:table-cell office:value-type="float" office:value="8209.654296875">
            <text:p>8209.654</text:p>
          </table:table-cell>
          <table:table-cell office:value-type="float" office:value="48.7000007629395">
            <text:p>48.70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4.39020013809204">
            <text:p>4.390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0835999995470047">
            <text:p>0.084</text:p>
          </table:table-cell>
          <table:table-cell office:value-type="float" office:value="51.2000007629395">
            <text:p>51.200</text:p>
          </table:table-cell>
          <table:table-cell office:value-type="float" office:value="8122.19189453125">
            <text:p>8122.192</text:p>
          </table:table-cell>
          <table:table-cell office:value-type="float" office:value="49.1800003051758">
            <text:p>49.18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4.44029998779297">
            <text:p>4.440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0844999998807907">
            <text:p>0.084</text:p>
          </table:table-cell>
          <table:table-cell office:value-type="float" office:value="51.7999992370605">
            <text:p>51.800</text:p>
          </table:table-cell>
          <table:table-cell office:value-type="float" office:value="8036.7568359375">
            <text:p>8036.757</text:p>
          </table:table-cell>
          <table:table-cell office:value-type="float" office:value="49.7599983215332">
            <text:p>49.760</text:p>
          </table:table-cell>
          <table:table-cell office:value-type="float" office:value="0.579999983310699">
            <text:p>0.580</text:p>
          </table:table-cell>
          <table:table-cell office:value-type="float" office:value="0.620000004768372">
            <text:p>0.620</text:p>
          </table:table-cell>
          <table:table-cell office:value-type="float" office:value="4.49620008468628">
            <text:p>4.496</text:p>
          </table:table-cell>
          <table:table-cell office:value-type="float" office:value="0.0559000000357628">
            <text:p>0.056</text:p>
          </table:table-cell>
        </table:table-row>
        <table:table-row table:style-name="ro2">
          <table:table-cell office:value-type="float" office:value="0.0854000002145767">
            <text:p>0.085</text:p>
          </table:table-cell>
          <table:table-cell office:value-type="float" office:value="52.2999992370606">
            <text:p>52.300</text:p>
          </table:table-cell>
          <table:table-cell office:value-type="float" office:value="7952.9208984375">
            <text:p>7952.921</text:p>
          </table:table-cell>
          <table:table-cell office:value-type="float" office:value="50.2400016784668">
            <text:p>50.24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4.54619979858398">
            <text:p>4.546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0861999988555908">
            <text:p>0.086</text:p>
          </table:table-cell>
          <table:table-cell office:value-type="float" office:value="52.7999992370606">
            <text:p>52.800</text:p>
          </table:table-cell>
          <table:table-cell office:value-type="float" office:value="7870.81591796875">
            <text:p>7870.816</text:p>
          </table:table-cell>
          <table:table-cell office:value-type="float" office:value="50.7200012207031">
            <text:p>50.72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4.59630012512207">
            <text:p>4.596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087399996817112">
            <text:p>0.087</text:p>
          </table:table-cell>
          <table:table-cell office:value-type="float" office:value="53.4000015258789">
            <text:p>53.400</text:p>
          </table:table-cell>
          <table:table-cell office:value-type="float" office:value="7763.8310546875">
            <text:p>7763.831</text:p>
          </table:table-cell>
          <table:table-cell office:value-type="float" office:value="51.2999992370605">
            <text:p>51.300</text:p>
          </table:table-cell>
          <table:table-cell office:value-type="float" office:value="0.579999983310699">
            <text:p>0.580</text:p>
          </table:table-cell>
          <table:table-cell office:value-type="float" office:value="0.620000004768372">
            <text:p>0.620</text:p>
          </table:table-cell>
          <table:table-cell office:value-type="float" office:value="4.65220022201538">
            <text:p>4.652</text:p>
          </table:table-cell>
          <table:table-cell office:value-type="float" office:value="0.0559000000357628">
            <text:p>0.056</text:p>
          </table:table-cell>
        </table:table-row>
        <table:table-row table:style-name="ro2">
          <table:table-cell office:value-type="float" office:value="0.0886000022292137">
            <text:p>0.089</text:p>
          </table:table-cell>
          <table:table-cell office:value-type="float" office:value="53.9000015258789">
            <text:p>53.900</text:p>
          </table:table-cell>
          <table:table-cell office:value-type="float" office:value="7659.5478515625">
            <text:p>7659.548</text:p>
          </table:table-cell>
          <table:table-cell office:value-type="float" office:value="51.7799987792969">
            <text:p>51.78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4.70230007171631">
            <text:p>4.702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089599996805191">
            <text:p>0.090</text:p>
          </table:table-cell>
          <table:table-cell office:value-type="float" office:value="54.4000015258789">
            <text:p>54.400</text:p>
          </table:table-cell>
          <table:table-cell office:value-type="float" office:value="7574.89794921875">
            <text:p>7574.898</text:p>
          </table:table-cell>
          <table:table-cell office:value-type="float" office:value="52.2599983215332">
            <text:p>52.26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4.75229978561401">
            <text:p>4.752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0908000022172928">
            <text:p>0.091</text:p>
          </table:table-cell>
          <table:table-cell office:value-type="float" office:value="54.9000015258789">
            <text:p>54.900</text:p>
          </table:table-cell>
          <table:table-cell office:value-type="float" office:value="7475.59716796875">
            <text:p>7475.597</text:p>
          </table:table-cell>
          <table:table-cell office:value-type="float" office:value="52.7400016784668">
            <text:p>52.74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4.8024001121521">
            <text:p>4.802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0920000001788139">
            <text:p>0.092</text:p>
          </table:table-cell>
          <table:table-cell office:value-type="float" office:value="55.4000015258789">
            <text:p>55.400</text:p>
          </table:table-cell>
          <table:table-cell office:value-type="float" office:value="7379.02001953125">
            <text:p>7379.020</text:p>
          </table:table-cell>
          <table:table-cell office:value-type="float" office:value="53.2200012207031">
            <text:p>53.22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4.85239982604981">
            <text:p>4.852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0934000015258789">
            <text:p>0.093</text:p>
          </table:table-cell>
          <table:table-cell office:value-type="float" office:value="55.9000015258789">
            <text:p>55.900</text:p>
          </table:table-cell>
          <table:table-cell office:value-type="float" office:value="7269.15380859375">
            <text:p>7269.154</text:p>
          </table:table-cell>
          <table:table-cell office:value-type="float" office:value="53.7000007629395">
            <text:p>53.70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4.90250015258789">
            <text:p>4.903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0945999994874001">
            <text:p>0.095</text:p>
          </table:table-cell>
          <table:table-cell office:value-type="float" office:value="56.4000015258789">
            <text:p>56.400</text:p>
          </table:table-cell>
          <table:table-cell office:value-type="float" office:value="7177.6591796875">
            <text:p>7177.659</text:p>
          </table:table-cell>
          <table:table-cell office:value-type="float" office:value="54.1800003051758">
            <text:p>54.18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4.9524998664856">
            <text:p>4.952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0961999967694283">
            <text:p>0.096</text:p>
          </table:table-cell>
          <table:table-cell office:value-type="float" office:value="56.9000015258789">
            <text:p>56.900</text:p>
          </table:table-cell>
          <table:table-cell office:value-type="float" office:value="7058.9541015625">
            <text:p>7058.954</text:p>
          </table:table-cell>
          <table:table-cell office:value-type="float" office:value="54.6599998474121">
            <text:p>54.66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5.00260019302368">
            <text:p>5.003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0975999981164932">
            <text:p>0.098</text:p>
          </table:table-cell>
          <table:table-cell office:value-type="float" office:value="57.4000015258789">
            <text:p>57.400</text:p>
          </table:table-cell>
          <table:table-cell office:value-type="float" office:value="6958.34814453125">
            <text:p>6958.348</text:p>
          </table:table-cell>
          <table:table-cell office:value-type="float" office:value="55.1399993896484">
            <text:p>55.14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5.05259990692139">
            <text:p>5.053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099200002849102">
            <text:p>0.099</text:p>
          </table:table-cell>
          <table:table-cell office:value-type="float" office:value="57.9000015258789">
            <text:p>57.900</text:p>
          </table:table-cell>
          <table:table-cell office:value-type="float" office:value="6839.8310546875">
            <text:p>6839.831</text:p>
          </table:table-cell>
          <table:table-cell office:value-type="float" office:value="55.6199989318848">
            <text:p>55.62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5.10270023345947">
            <text:p>5.103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100699998438358">
            <text:p>0.101</text:p>
          </table:table-cell>
          <table:table-cell office:value-type="float" office:value="58.4000015258789">
            <text:p>58.400</text:p>
          </table:table-cell>
          <table:table-cell office:value-type="float" office:value="6738.634765625">
            <text:p>6738.635</text:p>
          </table:table-cell>
          <table:table-cell office:value-type="float" office:value="56.0999984741211">
            <text:p>56.10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5.15269994735718">
            <text:p>5.153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102300003170967">
            <text:p>0.102</text:p>
          </table:table-cell>
          <table:table-cell office:value-type="float" office:value="58.9000015258789">
            <text:p>58.900</text:p>
          </table:table-cell>
          <table:table-cell office:value-type="float" office:value="6633.90087890625">
            <text:p>6633.901</text:p>
          </table:table-cell>
          <table:table-cell office:value-type="float" office:value="56.5800018310547">
            <text:p>56.58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5.20279979705811">
            <text:p>5.203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10419999808073">
            <text:p>0.104</text:p>
          </table:table-cell>
          <table:table-cell office:value-type="float" office:value="59.4000015258789">
            <text:p>59.400</text:p>
          </table:table-cell>
          <table:table-cell office:value-type="float" office:value="6513.56884765625">
            <text:p>6513.569</text:p>
          </table:table-cell>
          <table:table-cell office:value-type="float" office:value="57.060001373291">
            <text:p>57.06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5.25279998779297">
            <text:p>5.253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106299996376038">
            <text:p>0.106</text:p>
          </table:table-cell>
          <table:table-cell office:value-type="float" office:value="59.9000015258789">
            <text:p>59.900</text:p>
          </table:table-cell>
          <table:table-cell office:value-type="float" office:value="6385.48876953125">
            <text:p>6385.489</text:p>
          </table:table-cell>
          <table:table-cell office:value-type="float" office:value="57.5400009155274">
            <text:p>57.54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5.3028998374939">
            <text:p>5.303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108900003135204">
            <text:p>0.109</text:p>
          </table:table-cell>
          <table:table-cell office:value-type="float" office:value="60.5">
            <text:p>60.500</text:p>
          </table:table-cell>
          <table:table-cell office:value-type="float" office:value="6233.705078125">
            <text:p>6233.705</text:p>
          </table:table-cell>
          <table:table-cell office:value-type="float" office:value="58.1199989318848">
            <text:p>58.120</text:p>
          </table:table-cell>
          <table:table-cell office:value-type="float" office:value="0.579999983310699">
            <text:p>0.580</text:p>
          </table:table-cell>
          <table:table-cell office:value-type="float" office:value="0.620000004768372">
            <text:p>0.620</text:p>
          </table:table-cell>
          <table:table-cell office:value-type="float" office:value="5.35879993438721">
            <text:p>5.359</text:p>
          </table:table-cell>
          <table:table-cell office:value-type="float" office:value="0.0559000000357628">
            <text:p>0.056</text:p>
          </table:table-cell>
        </table:table-row>
        <table:table-row table:style-name="ro2">
          <table:table-cell office:value-type="float" office:value="0.110799998044968">
            <text:p>0.111</text:p>
          </table:table-cell>
          <table:table-cell office:value-type="float" office:value="61">
            <text:p>61.000</text:p>
          </table:table-cell>
          <table:table-cell office:value-type="float" office:value="6127.3359375">
            <text:p>6127.336</text:p>
          </table:table-cell>
          <table:table-cell office:value-type="float" office:value="58.5999984741211">
            <text:p>58.60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5.40889978408814">
            <text:p>5.409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113600000739098">
            <text:p>0.114</text:p>
          </table:table-cell>
          <table:table-cell office:value-type="float" office:value="61.5999984741211">
            <text:p>61.600</text:p>
          </table:table-cell>
          <table:table-cell office:value-type="float" office:value="5976.89892578125">
            <text:p>5976.899</text:p>
          </table:table-cell>
          <table:table-cell office:value-type="float" office:value="59.1699981689453">
            <text:p>59.170</text:p>
          </table:table-cell>
          <table:table-cell office:value-type="float" office:value="0.579999983310699">
            <text:p>0.580</text:p>
          </table:table-cell>
          <table:table-cell office:value-type="float" office:value="0.620000004768372">
            <text:p>0.620</text:p>
          </table:table-cell>
          <table:table-cell office:value-type="float" office:value="5.46479988098145">
            <text:p>5.465</text:p>
          </table:table-cell>
          <table:table-cell office:value-type="float" office:value="0.0559000000357628">
            <text:p>0.056</text:p>
          </table:table-cell>
        </table:table-row>
        <table:table-row table:style-name="ro2">
          <table:table-cell office:value-type="float" office:value="0.116400003433228">
            <text:p>0.116</text:p>
          </table:table-cell>
          <table:table-cell office:value-type="float" office:value="62.0999984741211">
            <text:p>62.100</text:p>
          </table:table-cell>
          <table:table-cell office:value-type="float" office:value="5833.5751953125">
            <text:p>5833.575</text:p>
          </table:table-cell>
          <table:table-cell office:value-type="float" office:value="59.6500015258789">
            <text:p>59.65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5.51480007171631">
            <text:p>5.515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11879999935627">
            <text:p>0.119</text:p>
          </table:table-cell>
          <table:table-cell office:value-type="float" office:value="62.5999984741211">
            <text:p>62.600</text:p>
          </table:table-cell>
          <table:table-cell office:value-type="float" office:value="5716.15283203125">
            <text:p>5716.153</text:p>
          </table:table-cell>
          <table:table-cell office:value-type="float" office:value="60.1300010681152">
            <text:p>60.13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5.56489992141724">
            <text:p>5.565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1216000020504">
            <text:p>0.122</text:p>
          </table:table-cell>
          <table:table-cell office:value-type="float" office:value="63.0999984741211">
            <text:p>63.100</text:p>
          </table:table-cell>
          <table:table-cell office:value-type="float" office:value="5580.3330078125">
            <text:p>5580.333</text:p>
          </table:table-cell>
          <table:table-cell office:value-type="float" office:value="60.6100006103516">
            <text:p>60.61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5.6149001121521">
            <text:p>5.615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125300005078316">
            <text:p>0.125</text:p>
          </table:table-cell>
          <table:table-cell office:value-type="float" office:value="63.7000007629395">
            <text:p>63.700</text:p>
          </table:table-cell>
          <table:table-cell office:value-type="float" office:value="5416.10888671875">
            <text:p>5416.109</text:p>
          </table:table-cell>
          <table:table-cell office:value-type="float" office:value="61.189998626709">
            <text:p>61.190</text:p>
          </table:table-cell>
          <table:table-cell office:value-type="float" office:value="0.579999983310699">
            <text:p>0.580</text:p>
          </table:table-cell>
          <table:table-cell office:value-type="float" office:value="0.620000004768372">
            <text:p>0.620</text:p>
          </table:table-cell>
          <table:table-cell office:value-type="float" office:value="5.67089986801147">
            <text:p>5.671</text:p>
          </table:table-cell>
          <table:table-cell office:value-type="float" office:value="0.0559000000357628">
            <text:p>0.056</text:p>
          </table:table-cell>
        </table:table-row>
        <table:table-row table:style-name="ro2">
          <table:table-cell office:value-type="float" office:value="0.12890000641346">
            <text:p>0.129</text:p>
          </table:table-cell>
          <table:table-cell office:value-type="float" office:value="64.1999969482422">
            <text:p>64.200</text:p>
          </table:table-cell>
          <table:table-cell office:value-type="float" office:value="5265.27685546875">
            <text:p>5265.277</text:p>
          </table:table-cell>
          <table:table-cell office:value-type="float" office:value="61.6699981689453">
            <text:p>61.67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5.72090005874634">
            <text:p>5.721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132499992847443">
            <text:p>0.132</text:p>
          </table:table-cell>
          <table:table-cell office:value-type="float" office:value="64.6999969482422">
            <text:p>64.700</text:p>
          </table:table-cell>
          <table:table-cell office:value-type="float" office:value="5122.619140625">
            <text:p>5122.619</text:p>
          </table:table-cell>
          <table:table-cell office:value-type="float" office:value="62.1500015258789">
            <text:p>62.15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5.77099990844727">
            <text:p>5.771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136000007390976">
            <text:p>0.136</text:p>
          </table:table-cell>
          <table:table-cell office:value-type="float" office:value="65.1999969482422">
            <text:p>65.200</text:p>
          </table:table-cell>
          <table:table-cell office:value-type="float" office:value="4991.15380859375">
            <text:p>4991.154</text:p>
          </table:table-cell>
          <table:table-cell office:value-type="float" office:value="62.6300010681152">
            <text:p>62.63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5.82100009918213">
            <text:p>5.821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14020000398159">
            <text:p>0.140</text:p>
          </table:table-cell>
          <table:table-cell office:value-type="float" office:value="65.6999969482422">
            <text:p>65.700</text:p>
          </table:table-cell>
          <table:table-cell office:value-type="float" office:value="4841.97021484375">
            <text:p>4841.970</text:p>
          </table:table-cell>
          <table:table-cell office:value-type="float" office:value="63.1100006103516">
            <text:p>63.11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5.87109994888306">
            <text:p>5.871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144500002264977">
            <text:p>0.145</text:p>
          </table:table-cell>
          <table:table-cell office:value-type="float" office:value="66.0999984741211">
            <text:p>66.100</text:p>
          </table:table-cell>
          <table:table-cell office:value-type="float" office:value="4698.19189453125">
            <text:p>4698.192</text:p>
          </table:table-cell>
          <table:table-cell office:value-type="float" office:value="63.5">
            <text:p>63.500</text:p>
          </table:table-cell>
          <table:table-cell office:value-type="float" office:value="0.379999995231628">
            <text:p>0.380</text:p>
          </table:table-cell>
          <table:table-cell office:value-type="float" office:value="0.409999996423721">
            <text:p>0.410</text:p>
          </table:table-cell>
          <table:table-cell office:value-type="float" office:value="5.91109991073608">
            <text:p>5.911</text:p>
          </table:table-cell>
          <table:table-cell office:value-type="float" office:value="0.0399999991059303">
            <text:p>0.040</text:p>
          </table:table-cell>
        </table:table-row>
        <table:table-row table:style-name="ro2">
          <table:table-cell office:value-type="float" office:value="0.149000003933907">
            <text:p>0.149</text:p>
          </table:table-cell>
          <table:table-cell office:value-type="float" office:value="66.5999984741211">
            <text:p>66.600</text:p>
          </table:table-cell>
          <table:table-cell office:value-type="float" office:value="4556.5810546875">
            <text:p>4556.581</text:p>
          </table:table-cell>
          <table:table-cell office:value-type="float" office:value="63.9799995422363">
            <text:p>63.98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5.96110010147095">
            <text:p>5.961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154300004243851">
            <text:p>0.154</text:p>
          </table:table-cell>
          <table:table-cell office:value-type="float" office:value="67.0999984741211">
            <text:p>67.100</text:p>
          </table:table-cell>
          <table:table-cell office:value-type="float" office:value="4400.31884765625">
            <text:p>4400.319</text:p>
          </table:table-cell>
          <table:table-cell office:value-type="float" office:value="64.4599990844727">
            <text:p>64.46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6.01119995117188">
            <text:p>6.011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159299999475479">
            <text:p>0.159</text:p>
          </table:table-cell>
          <table:table-cell office:value-type="float" office:value="67.5999984741211">
            <text:p>67.600</text:p>
          </table:table-cell>
          <table:table-cell office:value-type="float" office:value="4262.43408203125">
            <text:p>4262.434</text:p>
          </table:table-cell>
          <table:table-cell office:value-type="float" office:value="64.9400024414063">
            <text:p>64.94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6.06120014190674">
            <text:p>6.061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166400000452995">
            <text:p>0.166</text:p>
          </table:table-cell>
          <table:table-cell office:value-type="float" office:value="68.0999984741211">
            <text:p>68.100</text:p>
          </table:table-cell>
          <table:table-cell office:value-type="float" office:value="4078.30004882813">
            <text:p>4078.300</text:p>
          </table:table-cell>
          <table:table-cell office:value-type="float" office:value="65.4199981689453">
            <text:p>65.42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6.11129999160767">
            <text:p>6.111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171900004148483">
            <text:p>0.172</text:p>
          </table:table-cell>
          <table:table-cell office:value-type="float" office:value="68.5999984741211">
            <text:p>68.600</text:p>
          </table:table-cell>
          <table:table-cell office:value-type="float" office:value="3948.07006835937">
            <text:p>3948.070</text:p>
          </table:table-cell>
          <table:table-cell office:value-type="float" office:value="65.9000015258789">
            <text:p>65.90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6.16130018234253">
            <text:p>6.161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178700000047684">
            <text:p>0.179</text:p>
          </table:table-cell>
          <table:table-cell office:value-type="float" office:value="69.0999984741211">
            <text:p>69.100</text:p>
          </table:table-cell>
          <table:table-cell office:value-type="float" office:value="3798.07202148437">
            <text:p>3798.072</text:p>
          </table:table-cell>
          <table:table-cell office:value-type="float" office:value="66.379997253418">
            <text:p>66.38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6.21140003204346">
            <text:p>6.211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186800003051758">
            <text:p>0.187</text:p>
          </table:table-cell>
          <table:table-cell office:value-type="float" office:value="69.5999984741211">
            <text:p>69.600</text:p>
          </table:table-cell>
          <table:table-cell office:value-type="float" office:value="3633.59301757812">
            <text:p>3633.593</text:p>
          </table:table-cell>
          <table:table-cell office:value-type="float" office:value="66.8600006103516">
            <text:p>66.86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6.26140022277832">
            <text:p>6.261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194900006055832">
            <text:p>0.195</text:p>
          </table:table-cell>
          <table:table-cell office:value-type="float" office:value="70.0999984741211">
            <text:p>70.100</text:p>
          </table:table-cell>
          <table:table-cell office:value-type="float" office:value="3482.76708984375">
            <text:p>3482.767</text:p>
          </table:table-cell>
          <table:table-cell office:value-type="float" office:value="67.3399963378906">
            <text:p>67.34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6.31150007247925">
            <text:p>6.312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202299997210503">
            <text:p>0.202</text:p>
          </table:table-cell>
          <table:table-cell office:value-type="float" office:value="70.5999984741211">
            <text:p>70.600</text:p>
          </table:table-cell>
          <table:table-cell office:value-type="float" office:value="3355.53491210938">
            <text:p>3355.535</text:p>
          </table:table-cell>
          <table:table-cell office:value-type="float" office:value="67.8199996948242">
            <text:p>67.82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6.36149978637695">
            <text:p>6.361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212500005960464">
            <text:p>0.213</text:p>
          </table:table-cell>
          <table:table-cell office:value-type="float" office:value="71.0999984741211">
            <text:p>71.100</text:p>
          </table:table-cell>
          <table:table-cell office:value-type="float" office:value="3194.61401367187">
            <text:p>3194.614</text:p>
          </table:table-cell>
          <table:table-cell office:value-type="float" office:value="68.3000030517578">
            <text:p>68.30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6.41160011291504">
            <text:p>6.412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223299995064735">
            <text:p>0.223</text:p>
          </table:table-cell>
          <table:table-cell office:value-type="float" office:value="71.5999984741211">
            <text:p>71.600</text:p>
          </table:table-cell>
          <table:table-cell office:value-type="float" office:value="3040.22900390625">
            <text:p>3040.229</text:p>
          </table:table-cell>
          <table:table-cell office:value-type="float" office:value="68.7799987792969">
            <text:p>68.78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6.46159982681274">
            <text:p>6.462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233400002121925">
            <text:p>0.233</text:p>
          </table:table-cell>
          <table:table-cell office:value-type="float" office:value="72.0999984741211">
            <text:p>72.100</text:p>
          </table:table-cell>
          <table:table-cell office:value-type="float" office:value="2908.77709960938">
            <text:p>2908.777</text:p>
          </table:table-cell>
          <table:table-cell office:value-type="float" office:value="69.2600021362305">
            <text:p>69.26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6.51170015335083">
            <text:p>6.512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244699999690056">
            <text:p>0.245</text:p>
          </table:table-cell>
          <table:table-cell office:value-type="float" office:value="72.5999984741211">
            <text:p>72.600</text:p>
          </table:table-cell>
          <table:table-cell office:value-type="float" office:value="2774.544921875">
            <text:p>2774.545</text:p>
          </table:table-cell>
          <table:table-cell office:value-type="float" office:value="69.7399978637695">
            <text:p>69.74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6.56169986724854">
            <text:p>6.562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261500000953674">
            <text:p>0.262</text:p>
          </table:table-cell>
          <table:table-cell office:value-type="float" office:value="73.0999984741211">
            <text:p>73.100</text:p>
          </table:table-cell>
          <table:table-cell office:value-type="float" office:value="2596.36401367187">
            <text:p>2596.364</text:p>
          </table:table-cell>
          <table:table-cell office:value-type="float" office:value="70.2200012207031">
            <text:p>70.22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6.61180019378662">
            <text:p>6.612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273799985647202">
            <text:p>0.274</text:p>
          </table:table-cell>
          <table:table-cell office:value-type="float" office:value="73.5999984741211">
            <text:p>73.600</text:p>
          </table:table-cell>
          <table:table-cell office:value-type="float" office:value="2478.88793945312">
            <text:p>2478.888</text:p>
          </table:table-cell>
          <table:table-cell office:value-type="float" office:value="70.6999969482422">
            <text:p>70.70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6.66179990768433">
            <text:p>6.662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289799988269806">
            <text:p>0.290</text:p>
          </table:table-cell>
          <table:table-cell office:value-type="float" office:value="74.0999984741211">
            <text:p>74.100</text:p>
          </table:table-cell>
          <table:table-cell office:value-type="float" office:value="2342.125">
            <text:p>2342.125</text:p>
          </table:table-cell>
          <table:table-cell office:value-type="float" office:value="71.1800003051758">
            <text:p>71.18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6.71190023422241">
            <text:p>6.712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306199997663498">
            <text:p>0.306</text:p>
          </table:table-cell>
          <table:table-cell office:value-type="float" office:value="74.5999984741211">
            <text:p>74.600</text:p>
          </table:table-cell>
          <table:table-cell office:value-type="float" office:value="2216.76391601562">
            <text:p>2216.764</text:p>
          </table:table-cell>
          <table:table-cell office:value-type="float" office:value="71.6600036621094">
            <text:p>71.66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6.76189994812012">
            <text:p>6.762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326099991798401">
            <text:p>0.326</text:p>
          </table:table-cell>
          <table:table-cell office:value-type="float" office:value="75.0999984741211">
            <text:p>75.100</text:p>
          </table:table-cell>
          <table:table-cell office:value-type="float" office:value="2081.55810546875">
            <text:p>2081.558</text:p>
          </table:table-cell>
          <table:table-cell office:value-type="float" office:value="72.1399993896484">
            <text:p>72.14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6.81199979782105">
            <text:p>6.812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345800012350082">
            <text:p>0.346</text:p>
          </table:table-cell>
          <table:table-cell office:value-type="float" office:value="75.6999969482422">
            <text:p>75.700</text:p>
          </table:table-cell>
          <table:table-cell office:value-type="float" office:value="1963.04296875">
            <text:p>1963.043</text:p>
          </table:table-cell>
          <table:table-cell office:value-type="float" office:value="72.7200012207031">
            <text:p>72.720</text:p>
          </table:table-cell>
          <table:table-cell office:value-type="float" office:value="0.579999983310699">
            <text:p>0.580</text:p>
          </table:table-cell>
          <table:table-cell office:value-type="float" office:value="0.620000004768372">
            <text:p>0.620</text:p>
          </table:table-cell>
          <table:table-cell office:value-type="float" office:value="6.86789989471436">
            <text:p>6.868</text:p>
          </table:table-cell>
          <table:table-cell office:value-type="float" office:value="0.0559000000357628">
            <text:p>0.056</text:p>
          </table:table-cell>
        </table:table-row>
        <table:table-row table:style-name="ro2">
          <table:table-cell office:value-type="float" office:value="0.372200012207031">
            <text:p>0.372</text:p>
          </table:table-cell>
          <table:table-cell office:value-type="float" office:value="76.1999969482422">
            <text:p>76.200</text:p>
          </table:table-cell>
          <table:table-cell office:value-type="float" office:value="1823.85302734375">
            <text:p>1823.853</text:p>
          </table:table-cell>
          <table:table-cell office:value-type="float" office:value="73.1999969482422">
            <text:p>73.20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6.91800022125244">
            <text:p>6.918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0.38400000333786">
            <text:p>0.384</text:p>
          </table:table-cell>
          <table:table-cell office:value-type="float" office:value="76.5">
            <text:p>76.500</text:p>
          </table:table-cell>
          <table:table-cell office:value-type="float" office:value="1768.75402832031">
            <text:p>1768.754</text:p>
          </table:table-cell>
          <table:table-cell office:value-type="float" office:value="73.4899978637695">
            <text:p>73.490</text:p>
          </table:table-cell>
          <table:table-cell office:value-type="float" office:value="0.28999999165535">
            <text:p>0.290</text:p>
          </table:table-cell>
          <table:table-cell office:value-type="float" office:value="0.310000002384186">
            <text:p>0.310</text:p>
          </table:table-cell>
          <table:table-cell office:value-type="float" office:value="6.94799995422363">
            <text:p>6.948</text:p>
          </table:table-cell>
          <table:table-cell office:value-type="float" office:value="0.0299999993294477">
            <text:p>0.030</text:p>
          </table:table-cell>
        </table:table-row>
        <table:table-row table:style-name="ro2">
          <table:table-cell office:value-type="float" office:value="0.412000000476837">
            <text:p>0.412</text:p>
          </table:table-cell>
          <table:table-cell office:value-type="float" office:value="77.1999969482422">
            <text:p>77.200</text:p>
          </table:table-cell>
          <table:table-cell office:value-type="float" office:value="1647.23803710938">
            <text:p>1647.238</text:p>
          </table:table-cell>
          <table:table-cell office:value-type="float" office:value="74.1600036621094">
            <text:p>74.160</text:p>
          </table:table-cell>
          <table:table-cell office:value-type="float" office:value="0.670000016689301">
            <text:p>0.670</text:p>
          </table:table-cell>
          <table:table-cell office:value-type="float" office:value="0.72000002861023">
            <text:p>0.720</text:p>
          </table:table-cell>
          <table:table-cell office:value-type="float" office:value="6.99399995803833">
            <text:p>6.994</text:p>
          </table:table-cell>
          <table:table-cell office:value-type="float" office:value="0.046000000089407">
            <text:p>0.046</text:p>
          </table:table-cell>
        </table:table-row>
        <table:table-row table:style-name="ro2">
          <table:table-cell office:value-type="float" office:value="0.541999995708466">
            <text:p>0.542</text:p>
          </table:table-cell>
          <table:table-cell office:value-type="float" office:value="78.9000015258789">
            <text:p>78.900</text:p>
          </table:table-cell>
          <table:table-cell office:value-type="float" office:value="1252.291015625">
            <text:p>1252.291</text:p>
          </table:table-cell>
          <table:table-cell office:value-type="float" office:value="75.7900009155273">
            <text:p>75.790</text:p>
          </table:table-cell>
          <table:table-cell office:value-type="float" office:value="1.62999999523163">
            <text:p>1.630</text:p>
          </table:table-cell>
          <table:table-cell office:value-type="float" office:value="1.75999999046326">
            <text:p>1.760</text:p>
          </table:table-cell>
          <table:table-cell office:value-type="float" office:value="7.1016001701355">
            <text:p>7.102</text:p>
          </table:table-cell>
          <table:table-cell office:value-type="float" office:value="0.107600003480911">
            <text:p>0.108</text:p>
          </table:table-cell>
        </table:table-row>
        <table:table-row table:style-name="ro2">
          <table:table-cell office:value-type="float" office:value="0.691999971866608">
            <text:p>0.692</text:p>
          </table:table-cell>
          <table:table-cell office:value-type="float" office:value="79.6999969482422">
            <text:p>79.700</text:p>
          </table:table-cell>
          <table:table-cell office:value-type="float" office:value="980.890991210937">
            <text:p>980.891</text:p>
          </table:table-cell>
          <table:table-cell office:value-type="float" office:value="76.5599975585937">
            <text:p>76.560</text:p>
          </table:table-cell>
          <table:table-cell office:value-type="float" office:value="0.769999980926514">
            <text:p>0.770</text:p>
          </table:table-cell>
          <table:table-cell office:value-type="float" office:value="0.829999983310699">
            <text:p>0.830</text:p>
          </table:table-cell>
          <table:table-cell office:value-type="float" office:value="7.16830015182495">
            <text:p>7.168</text:p>
          </table:table-cell>
          <table:table-cell office:value-type="float" office:value="0.0666999965906143">
            <text:p>0.067</text:p>
          </table:table-cell>
        </table:table-row>
        <table:table-row table:style-name="ro2">
          <table:table-cell office:value-type="float" office:value="0.822000026702881">
            <text:p>0.822</text:p>
          </table:table-cell>
          <table:table-cell office:value-type="float" office:value="81.9000015258789">
            <text:p>81.900</text:p>
          </table:table-cell>
          <table:table-cell office:value-type="float" office:value="825.81298828125">
            <text:p>825.813</text:p>
          </table:table-cell>
          <table:table-cell office:value-type="float" office:value="78.6699981689453">
            <text:p>78.670</text:p>
          </table:table-cell>
          <table:table-cell office:value-type="float" office:value="2.10999989509583">
            <text:p>2.110</text:p>
          </table:table-cell>
          <table:table-cell office:value-type="float" office:value="2.27999997138977">
            <text:p>2.280</text:p>
          </table:table-cell>
          <table:table-cell office:value-type="float" office:value="7.29809999465942">
            <text:p>7.298</text:p>
          </table:table-cell>
          <table:table-cell office:value-type="float" office:value="0.129800006747246">
            <text:p>0.130</text:p>
          </table:table-cell>
        </table:table-row>
        <table:table-row table:style-name="ro2">
          <table:table-cell office:value-type="float" office:value="0.952000021934509">
            <text:p>0.952</text:p>
          </table:table-cell>
          <table:table-cell office:value-type="float" office:value="82.8000030517578">
            <text:p>82.800</text:p>
          </table:table-cell>
          <table:table-cell office:value-type="float" office:value="713.057983398438">
            <text:p>713.058</text:p>
          </table:table-cell>
          <table:table-cell office:value-type="float" office:value="79.5400009155273">
            <text:p>79.540</text:p>
          </table:table-cell>
          <table:table-cell office:value-type="float" office:value="0.860000014305115">
            <text:p>0.860</text:p>
          </table:table-cell>
          <table:table-cell office:value-type="float" office:value="0.930000007152557">
            <text:p>0.930</text:p>
          </table:table-cell>
          <table:table-cell office:value-type="float" office:value="7.37069988250732">
            <text:p>7.371</text:p>
          </table:table-cell>
          <table:table-cell office:value-type="float" office:value="0.0725999996066093">
            <text:p>0.073</text:p>
          </table:table-cell>
        </table:table-row>
        <table:table-row table:style-name="ro2">
          <table:table-cell office:value-type="float" office:value="1.08200001716614">
            <text:p>1.082</text:p>
          </table:table-cell>
          <table:table-cell office:value-type="float" office:value="83.6999969482422">
            <text:p>83.700</text:p>
          </table:table-cell>
          <table:table-cell office:value-type="float" office:value="627.39501953125">
            <text:p>627.395</text:p>
          </table:table-cell>
          <table:table-cell office:value-type="float" office:value="80.4000015258789">
            <text:p>80.400</text:p>
          </table:table-cell>
          <table:table-cell office:value-type="float" office:value="0.860000014305115">
            <text:p>0.860</text:p>
          </table:table-cell>
          <table:table-cell office:value-type="float" office:value="0.930000007152557">
            <text:p>0.930</text:p>
          </table:table-cell>
          <table:table-cell office:value-type="float" office:value="7.44329977035522">
            <text:p>7.443</text:p>
          </table:table-cell>
          <table:table-cell office:value-type="float" office:value="0.0725999996066093">
            <text:p>0.073</text:p>
          </table:table-cell>
        </table:table-row>
        <table:table-row table:style-name="ro2">
          <table:table-cell office:value-type="float" office:value="1.23199999332428">
            <text:p>1.232</text:p>
          </table:table-cell>
          <table:table-cell office:value-type="float" office:value="84.4000015258789">
            <text:p>84.400</text:p>
          </table:table-cell>
          <table:table-cell office:value-type="float" office:value="551.012023925781">
            <text:p>551.012</text:p>
          </table:table-cell>
          <table:table-cell office:value-type="float" office:value="81.0800018310547">
            <text:p>81.080</text:p>
          </table:table-cell>
          <table:table-cell office:value-type="float" office:value="0.670000016689301">
            <text:p>0.670</text:p>
          </table:table-cell>
          <table:table-cell office:value-type="float" office:value="0.72000002861023">
            <text:p>0.720</text:p>
          </table:table-cell>
          <table:table-cell office:value-type="float" office:value="7.50509977340698">
            <text:p>7.505</text:p>
          </table:table-cell>
          <table:table-cell office:value-type="float" office:value="0.0617999993264675">
            <text:p>0.062</text:p>
          </table:table-cell>
        </table:table-row>
        <table:table-row table:style-name="ro2">
          <table:table-cell office:value-type="float" office:value="1.40199995040894">
            <text:p>1.402</text:p>
          </table:table-cell>
          <table:table-cell office:value-type="float" office:value="85">
            <text:p>85.000</text:p>
          </table:table-cell>
          <table:table-cell office:value-type="float" office:value="484.200988769531">
            <text:p>484.201</text:p>
          </table:table-cell>
          <table:table-cell office:value-type="float" office:value="81.6500015258789">
            <text:p>81.650</text:p>
          </table:table-cell>
          <table:table-cell office:value-type="float" office:value="0.579999983310699">
            <text:p>0.580</text:p>
          </table:table-cell>
          <table:table-cell office:value-type="float" office:value="0.620000004768372">
            <text:p>0.620</text:p>
          </table:table-cell>
          <table:table-cell office:value-type="float" office:value="7.56110000610352">
            <text:p>7.561</text:p>
          </table:table-cell>
          <table:table-cell office:value-type="float" office:value="0.0559000000357628">
            <text:p>0.056</text:p>
          </table:table-cell>
        </table:table-row>
        <table:table-row table:style-name="ro2">
          <table:table-cell office:value-type="float" office:value="1.57200002670288">
            <text:p>1.572</text:p>
          </table:table-cell>
          <table:table-cell office:value-type="float" office:value="85.6999969482422">
            <text:p>85.700</text:p>
          </table:table-cell>
          <table:table-cell office:value-type="float" office:value="431.839996337891">
            <text:p>431.840</text:p>
          </table:table-cell>
          <table:table-cell office:value-type="float" office:value="82.3199996948242">
            <text:p>82.320</text:p>
          </table:table-cell>
          <table:table-cell office:value-type="float" office:value="0.670000016689301">
            <text:p>0.670</text:p>
          </table:table-cell>
          <table:table-cell office:value-type="float" office:value="0.72000002861023">
            <text:p>0.720</text:p>
          </table:table-cell>
          <table:table-cell office:value-type="float" office:value="7.62290000915527">
            <text:p>7.623</text:p>
          </table:table-cell>
          <table:table-cell office:value-type="float" office:value="0.0617999993264675">
            <text:p>0.062</text:p>
          </table:table-cell>
        </table:table-row>
        <table:table-row table:style-name="ro2">
          <table:table-cell office:value-type="float" office:value="1.72200000286102">
            <text:p>1.722</text:p>
          </table:table-cell>
          <table:table-cell office:value-type="float" office:value="86.1999969482422">
            <text:p>86.200</text:p>
          </table:table-cell>
          <table:table-cell office:value-type="float" office:value="394.223999023438">
            <text:p>394.224</text:p>
          </table:table-cell>
          <table:table-cell office:value-type="float" office:value="82.8000030517578">
            <text:p>82.80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7.67290019989014">
            <text:p>7.673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1.932000041008">
            <text:p>1.932</text:p>
          </table:table-cell>
          <table:table-cell office:value-type="float" office:value="86.9000015258789">
            <text:p>86.900</text:p>
          </table:table-cell>
          <table:table-cell office:value-type="float" office:value="351.373992919922">
            <text:p>351.374</text:p>
          </table:table-cell>
          <table:table-cell office:value-type="float" office:value="83.4800033569336">
            <text:p>83.480</text:p>
          </table:table-cell>
          <table:table-cell office:value-type="float" office:value="0.670000016689301">
            <text:p>0.670</text:p>
          </table:table-cell>
          <table:table-cell office:value-type="float" office:value="0.72000002861023">
            <text:p>0.720</text:p>
          </table:table-cell>
          <table:table-cell office:value-type="float" office:value="7.73470020294189">
            <text:p>7.735</text:p>
          </table:table-cell>
          <table:table-cell office:value-type="float" office:value="0.0617999993264675">
            <text:p>0.062</text:p>
          </table:table-cell>
        </table:table-row>
        <table:table-row table:style-name="ro2">
          <table:table-cell office:value-type="float" office:value="2.20199990272522">
            <text:p>2.202</text:p>
          </table:table-cell>
          <table:table-cell office:value-type="float" office:value="87.5">
            <text:p>87.500</text:p>
          </table:table-cell>
          <table:table-cell office:value-type="float" office:value="308.290008544922">
            <text:p>308.290</text:p>
          </table:table-cell>
          <table:table-cell office:value-type="float" office:value="84.0500030517578">
            <text:p>84.050</text:p>
          </table:table-cell>
          <table:table-cell office:value-type="float" office:value="0.579999983310699">
            <text:p>0.580</text:p>
          </table:table-cell>
          <table:table-cell office:value-type="float" office:value="0.620000004768372">
            <text:p>0.620</text:p>
          </table:table-cell>
          <table:table-cell office:value-type="float" office:value="7.79069995880127">
            <text:p>7.791</text:p>
          </table:table-cell>
          <table:table-cell office:value-type="float" office:value="0.0559000000357628">
            <text:p>0.056</text:p>
          </table:table-cell>
        </table:table-row>
        <table:table-row table:style-name="ro2">
          <table:table-cell office:value-type="float" office:value="2.42199993133545">
            <text:p>2.422</text:p>
          </table:table-cell>
          <table:table-cell office:value-type="float" office:value="88">
            <text:p>88.000</text:p>
          </table:table-cell>
          <table:table-cell office:value-type="float" office:value="280.286987304688">
            <text:p>280.287</text:p>
          </table:table-cell>
          <table:table-cell office:value-type="float" office:value="84.5299987792969">
            <text:p>84.53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7.84070014953613">
            <text:p>7.841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2.64199995994568">
            <text:p>2.642</text:p>
          </table:table-cell>
          <table:table-cell office:value-type="float" office:value="88.5">
            <text:p>88.500</text:p>
          </table:table-cell>
          <table:table-cell office:value-type="float" office:value="256.946990966797">
            <text:p>256.947</text:p>
          </table:table-cell>
          <table:table-cell office:value-type="float" office:value="85.0100021362305">
            <text:p>85.01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7.89079999923706">
            <text:p>7.891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2.92199993133545">
            <text:p>2.922</text:p>
          </table:table-cell>
          <table:table-cell office:value-type="float" office:value="89">
            <text:p>89.000</text:p>
          </table:table-cell>
          <table:table-cell office:value-type="float" office:value="232.324996948242">
            <text:p>232.325</text:p>
          </table:table-cell>
          <table:table-cell office:value-type="float" office:value="85.4899978637695">
            <text:p>85.49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7.94080018997192">
            <text:p>7.941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3.23200011253357">
            <text:p>3.232</text:p>
          </table:table-cell>
          <table:table-cell office:value-type="float" office:value="89.5">
            <text:p>89.500</text:p>
          </table:table-cell>
          <table:table-cell office:value-type="float" office:value="210.041000366211">
            <text:p>210.041</text:p>
          </table:table-cell>
          <table:table-cell office:value-type="float" office:value="85.9800033569336">
            <text:p>85.98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7.99090003967285">
            <text:p>7.991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3.57200002670288">
            <text:p>3.572</text:p>
          </table:table-cell>
          <table:table-cell office:value-type="float" office:value="90">
            <text:p>90.000</text:p>
          </table:table-cell>
          <table:table-cell office:value-type="float" office:value="190.048004150391">
            <text:p>190.048</text:p>
          </table:table-cell>
          <table:table-cell office:value-type="float" office:value="86.4599990844727">
            <text:p>86.46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8.04090023040772">
            <text:p>8.041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4.01200008392334">
            <text:p>4.012</text:p>
          </table:table-cell>
          <table:table-cell office:value-type="float" office:value="90.5">
            <text:p>90.500</text:p>
          </table:table-cell>
          <table:table-cell office:value-type="float" office:value="169.205001831055">
            <text:p>169.205</text:p>
          </table:table-cell>
          <table:table-cell office:value-type="float" office:value="86.9400024414063">
            <text:p>86.94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8.09099960327148">
            <text:p>8.091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4.49200010299683">
            <text:p>4.492</text:p>
          </table:table-cell>
          <table:table-cell office:value-type="float" office:value="90.9000015258789">
            <text:p>90.900</text:p>
          </table:table-cell>
          <table:table-cell office:value-type="float" office:value="151.123992919922">
            <text:p>151.124</text:p>
          </table:table-cell>
          <table:table-cell office:value-type="float" office:value="87.3199996948242">
            <text:p>87.320</text:p>
          </table:table-cell>
          <table:table-cell office:value-type="float" office:value="0.379999995231628">
            <text:p>0.380</text:p>
          </table:table-cell>
          <table:table-cell office:value-type="float" office:value="0.409999996423721">
            <text:p>0.410</text:p>
          </table:table-cell>
          <table:table-cell office:value-type="float" office:value="8.13099956512451">
            <text:p>8.131</text:p>
          </table:table-cell>
          <table:table-cell office:value-type="float" office:value="0.0399999991059303">
            <text:p>0.040</text:p>
          </table:table-cell>
        </table:table-row>
        <table:table-row table:style-name="ro2">
          <table:table-cell office:value-type="float" office:value="5.10200023651123">
            <text:p>5.102</text:p>
          </table:table-cell>
          <table:table-cell office:value-type="float" office:value="91.4000015258789">
            <text:p>91.400</text:p>
          </table:table-cell>
          <table:table-cell office:value-type="float" office:value="133.054992675781">
            <text:p>133.055</text:p>
          </table:table-cell>
          <table:table-cell office:value-type="float" office:value="87.8000030517578">
            <text:p>87.80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8.1810998916626">
            <text:p>8.181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5.74200010299683">
            <text:p>5.742</text:p>
          </table:table-cell>
          <table:table-cell office:value-type="float" office:value="91.9000015258789">
            <text:p>91.900</text:p>
          </table:table-cell>
          <table:table-cell office:value-type="float" office:value="118.224998474121">
            <text:p>118.225</text:p>
          </table:table-cell>
          <table:table-cell office:value-type="float" office:value="88.2799987792969">
            <text:p>88.28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8.23110008239746">
            <text:p>8.231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6.55200004577637">
            <text:p>6.552</text:p>
          </table:table-cell>
          <table:table-cell office:value-type="float" office:value="92.3000030517578">
            <text:p>92.300</text:p>
          </table:table-cell>
          <table:table-cell office:value-type="float" office:value="103.609001159668">
            <text:p>103.609</text:p>
          </table:table-cell>
          <table:table-cell office:value-type="float" office:value="88.6600036621094">
            <text:p>88.660</text:p>
          </table:table-cell>
          <table:table-cell office:value-type="float" office:value="0.379999995231628">
            <text:p>0.380</text:p>
          </table:table-cell>
          <table:table-cell office:value-type="float" office:value="0.409999996423721">
            <text:p>0.410</text:p>
          </table:table-cell>
          <table:table-cell office:value-type="float" office:value="8.27110004425049">
            <text:p>8.271</text:p>
          </table:table-cell>
          <table:table-cell office:value-type="float" office:value="0.0399999991059303">
            <text:p>0.040</text:p>
          </table:table-cell>
        </table:table-row>
        <table:table-row table:style-name="ro2">
          <table:table-cell office:value-type="float" office:value="7.76200008392334">
            <text:p>7.762</text:p>
          </table:table-cell>
          <table:table-cell office:value-type="float" office:value="92.8000030517578">
            <text:p>92.800</text:p>
          </table:table-cell>
          <table:table-cell office:value-type="float" office:value="87.4570007324219">
            <text:p>87.457</text:p>
          </table:table-cell>
          <table:table-cell office:value-type="float" office:value="89.1500015258789">
            <text:p>89.15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8.32120037078857">
            <text:p>8.321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9.07199954986572">
            <text:p>9.072</text:p>
          </table:table-cell>
          <table:table-cell office:value-type="float" office:value="93.1999969482422">
            <text:p>93.200</text:p>
          </table:table-cell>
          <table:table-cell office:value-type="float" office:value="74.8280029296875">
            <text:p>74.828</text:p>
          </table:table-cell>
          <table:table-cell office:value-type="float" office:value="89.5299987792969">
            <text:p>89.530</text:p>
          </table:table-cell>
          <table:table-cell office:value-type="float" office:value="0.379999995231628">
            <text:p>0.380</text:p>
          </table:table-cell>
          <table:table-cell office:value-type="float" office:value="0.409999996423721">
            <text:p>0.410</text:p>
          </table:table-cell>
          <table:table-cell office:value-type="float" office:value="8.3612003326416">
            <text:p>8.361</text:p>
          </table:table-cell>
          <table:table-cell office:value-type="float" office:value="0.0399999991059303">
            <text:p>0.040</text:p>
          </table:table-cell>
        </table:table-row>
        <table:table-row table:style-name="ro2">
          <table:table-cell office:value-type="float" office:value="10.7019996643066">
            <text:p>10.702</text:p>
          </table:table-cell>
          <table:table-cell office:value-type="float" office:value="93.5">
            <text:p>93.500</text:p>
          </table:table-cell>
          <table:table-cell office:value-type="float" office:value="63.4309997558594">
            <text:p>63.431</text:p>
          </table:table-cell>
          <table:table-cell office:value-type="float" office:value="89.8199996948242">
            <text:p>89.820</text:p>
          </table:table-cell>
          <table:table-cell office:value-type="float" office:value="0.28999999165535">
            <text:p>0.290</text:p>
          </table:table-cell>
          <table:table-cell office:value-type="float" office:value="0.310000002384186">
            <text:p>0.310</text:p>
          </table:table-cell>
          <table:table-cell office:value-type="float" office:value="8.39130020141602">
            <text:p>8.391</text:p>
          </table:table-cell>
          <table:table-cell office:value-type="float" office:value="0.0299999993294477">
            <text:p>0.030</text:p>
          </table:table-cell>
        </table:table-row>
        <table:table-row table:style-name="ro2">
          <table:table-cell office:value-type="float" office:value="12.5819997787476">
            <text:p>12.582</text:p>
          </table:table-cell>
          <table:table-cell office:value-type="float" office:value="94">
            <text:p>94.000</text:p>
          </table:table-cell>
          <table:table-cell office:value-type="float" office:value="53.9529991149902">
            <text:p>53.953</text:p>
          </table:table-cell>
          <table:table-cell office:value-type="float" office:value="90.3000030517578">
            <text:p>90.300</text:p>
          </table:table-cell>
          <table:table-cell office:value-type="float" office:value="0.479999989271164">
            <text:p>0.480</text:p>
          </table:table-cell>
          <table:table-cell office:value-type="float" office:value="0.519999980926514">
            <text:p>0.520</text:p>
          </table:table-cell>
          <table:table-cell office:value-type="float" office:value="8.44130039215088">
            <text:p>8.441</text:p>
          </table:table-cell>
          <table:table-cell office:value-type="float" office:value="0.0500000007450581">
            <text:p>0.050</text:p>
          </table:table-cell>
        </table:table-row>
        <table:table-row table:style-name="ro2">
          <table:table-cell office:value-type="float" office:value="14.7819995880127">
            <text:p>14.782</text:p>
          </table:table-cell>
          <table:table-cell office:value-type="float" office:value="94.4000015258789">
            <text:p>94.400</text:p>
          </table:table-cell>
          <table:table-cell office:value-type="float" office:value="45.9230003356934">
            <text:p>45.923</text:p>
          </table:table-cell>
          <table:table-cell office:value-type="float" office:value="90.6800003051758">
            <text:p>90.680</text:p>
          </table:table-cell>
          <table:table-cell office:value-type="float" office:value="0.379999995231628">
            <text:p>0.380</text:p>
          </table:table-cell>
          <table:table-cell office:value-type="float" office:value="0.409999996423721">
            <text:p>0.410</text:p>
          </table:table-cell>
          <table:table-cell office:value-type="float" office:value="8.48139953613281">
            <text:p>8.481</text:p>
          </table:table-cell>
          <table:table-cell office:value-type="float" office:value="0.0399999991059303">
            <text:p>0.040</text:p>
          </table:table-cell>
        </table:table-row>
        <table:table-row table:style-name="ro2">
          <table:table-cell office:value-type="float" office:value="17.6520004272461">
            <text:p>17.652</text:p>
          </table:table-cell>
          <table:table-cell office:value-type="float" office:value="94.6999969482422">
            <text:p>94.700</text:p>
          </table:table-cell>
          <table:table-cell office:value-type="float" office:value="38.4560012817383">
            <text:p>38.456</text:p>
          </table:table-cell>
          <table:table-cell office:value-type="float" office:value="90.9700012207031">
            <text:p>90.970</text:p>
          </table:table-cell>
          <table:table-cell office:value-type="float" office:value="0.28999999165535">
            <text:p>0.290</text:p>
          </table:table-cell>
          <table:table-cell office:value-type="float" office:value="0.310000002384186">
            <text:p>0.310</text:p>
          </table:table-cell>
          <table:table-cell office:value-type="float" office:value="8.51140022277832">
            <text:p>8.511</text:p>
          </table:table-cell>
          <table:table-cell office:value-type="float" office:value="0.0299999993294477">
            <text:p>0.030</text:p>
          </table:table-cell>
        </table:table-row>
        <table:table-row table:style-name="ro2">
          <table:table-cell office:value-type="float" office:value="21.1720008850098">
            <text:p>21.172</text:p>
          </table:table-cell>
          <table:table-cell office:value-type="float" office:value="95.0999984741211">
            <text:p>95.100</text:p>
          </table:table-cell>
          <table:table-cell office:value-type="float" office:value="32.0629997253418">
            <text:p>32.063</text:p>
          </table:table-cell>
          <table:table-cell office:value-type="float" office:value="91.3499984741211">
            <text:p>91.350</text:p>
          </table:table-cell>
          <table:table-cell office:value-type="float" office:value="0.379999995231628">
            <text:p>0.380</text:p>
          </table:table-cell>
          <table:table-cell office:value-type="float" office:value="0.409999996423721">
            <text:p>0.410</text:p>
          </table:table-cell>
          <table:table-cell office:value-type="float" office:value="8.55140018463135">
            <text:p>8.551</text:p>
          </table:table-cell>
          <table:table-cell office:value-type="float" office:value="0.0399999991059303">
            <text:p>0.040</text:p>
          </table:table-cell>
        </table:table-row>
        <table:table-row table:style-name="ro2">
          <table:table-cell office:value-type="float" office:value="24.9820003509521">
            <text:p>24.982</text:p>
          </table:table-cell>
          <table:table-cell office:value-type="float" office:value="95.4000015258789">
            <text:p>95.400</text:p>
          </table:table-cell>
          <table:table-cell office:value-type="float" office:value="27.1730003356934">
            <text:p>27.173</text:p>
          </table:table-cell>
          <table:table-cell office:value-type="float" office:value="91.6399993896484">
            <text:p>91.640</text:p>
          </table:table-cell>
          <table:table-cell office:value-type="float" office:value="0.28999999165535">
            <text:p>0.290</text:p>
          </table:table-cell>
          <table:table-cell office:value-type="float" office:value="0.310000002384186">
            <text:p>0.310</text:p>
          </table:table-cell>
          <table:table-cell office:value-type="float" office:value="8.58150005340576">
            <text:p>8.582</text:p>
          </table:table-cell>
          <table:table-cell office:value-type="float" office:value="0.0299999993294477">
            <text:p>0.030</text:p>
          </table:table-cell>
        </table:table-row>
        <table:table-row table:style-name="ro2">
          <table:table-cell office:value-type="float" office:value="29.992000579834">
            <text:p>29.992</text:p>
          </table:table-cell>
          <table:table-cell office:value-type="float" office:value="95.6999969482422">
            <text:p>95.700</text:p>
          </table:table-cell>
          <table:table-cell office:value-type="float" office:value="22.6340007781982">
            <text:p>22.634</text:p>
          </table:table-cell>
          <table:table-cell office:value-type="float" office:value="91.9300003051758">
            <text:p>91.930</text:p>
          </table:table-cell>
          <table:table-cell office:value-type="float" office:value="0.28999999165535">
            <text:p>0.290</text:p>
          </table:table-cell>
          <table:table-cell office:value-type="float" office:value="0.310000002384186">
            <text:p>0.310</text:p>
          </table:table-cell>
          <table:table-cell office:value-type="float" office:value="8.61149978637695">
            <text:p>8.611</text:p>
          </table:table-cell>
          <table:table-cell office:value-type="float" office:value="0.0299999993294477">
            <text:p>0.030</text:p>
          </table:table-cell>
        </table:table-row>
        <table:table-row table:style-name="ro2">
          <table:table-cell office:value-type="float" office:value="36.3819999694824">
            <text:p>36.382</text:p>
          </table:table-cell>
          <table:table-cell office:value-type="float" office:value="95.9000015258789">
            <text:p>95.900</text:p>
          </table:table-cell>
          <table:table-cell office:value-type="float" office:value="18.6580009460449">
            <text:p>18.658</text:p>
          </table:table-cell>
          <table:table-cell office:value-type="float" office:value="92.120002746582">
            <text:p>92.120</text:p>
          </table:table-cell>
          <table:table-cell office:value-type="float" office:value="0.189999997615814">
            <text:p>0.190</text:p>
          </table:table-cell>
          <table:table-cell office:value-type="float" office:value="0.209999993443489">
            <text:p>0.210</text:p>
          </table:table-cell>
          <table:table-cell office:value-type="float" office:value="8.63150024414063">
            <text:p>8.632</text:p>
          </table:table-cell>
          <table:table-cell office:value-type="float" office:value="0.0199999995529652">
            <text:p>0.020</text:p>
          </table:table-cell>
        </table:table-row>
        <table:table-row table:style-name="ro2">
          <table:table-cell office:value-type="float" office:value="42.8019981384277">
            <text:p>42.802</text:p>
          </table:table-cell>
          <table:table-cell office:value-type="float" office:value="96.0999984741211">
            <text:p>96.100</text:p>
          </table:table-cell>
          <table:table-cell office:value-type="float" office:value="15.8599996566772">
            <text:p>15.860</text:p>
          </table:table-cell>
          <table:table-cell office:value-type="float" office:value="92.3199996948242">
            <text:p>92.320</text:p>
          </table:table-cell>
          <table:table-cell office:value-type="float" office:value="0.189999997615814">
            <text:p>0.190</text:p>
          </table:table-cell>
          <table:table-cell office:value-type="float" office:value="0.209999993443489">
            <text:p>0.210</text:p>
          </table:table-cell>
          <table:table-cell office:value-type="float" office:value="8.65149974822998">
            <text:p>8.651</text:p>
          </table:table-cell>
          <table:table-cell office:value-type="float" office:value="0.0199999995529652">
            <text:p>0.020</text:p>
          </table:table-cell>
        </table:table-row>
        <table:table-row table:style-name="ro2">
          <table:table-cell office:value-type="float" office:value="49.5419998168945">
            <text:p>49.542</text:p>
          </table:table-cell>
          <table:table-cell office:value-type="float" office:value="96.1999969482422">
            <text:p>96.200</text:p>
          </table:table-cell>
          <table:table-cell office:value-type="float" office:value="13.7019996643066">
            <text:p>13.702</text:p>
          </table:table-cell>
          <table:table-cell office:value-type="float" office:value="92.4100036621094">
            <text:p>92.410</text:p>
          </table:table-cell>
          <table:table-cell table:number-columns-repeated="2" office:value-type="float" office:value="0.100000001490116">
            <text:p>0.100</text:p>
          </table:table-cell>
          <table:table-cell office:value-type="float" office:value="8.66149997711182">
            <text:p>8.661</text:p>
          </table:table-cell>
          <table:table-cell office:value-type="float" office:value="0.00999999977648258">
            <text:p>0.010</text:p>
          </table:table-cell>
        </table:table-row>
        <table:table-row table:style-name="ro2">
          <table:table-cell office:value-type="float" office:value="56.8520011901856">
            <text:p>56.852</text:p>
          </table:table-cell>
          <table:table-cell office:value-type="float" office:value="96.3000030517578">
            <text:p>96.300</text:p>
          </table:table-cell>
          <table:table-cell office:value-type="float" office:value="11.9399995803833">
            <text:p>11.940</text:p>
          </table:table-cell>
          <table:table-cell office:value-type="float" office:value="92.5100021362305">
            <text:p>92.510</text:p>
          </table:table-cell>
          <table:table-cell table:number-columns-repeated="2" office:value-type="float" office:value="0.100000001490116">
            <text:p>0.100</text:p>
          </table:table-cell>
          <table:table-cell office:value-type="float" office:value="8.67150020599365">
            <text:p>8.672</text:p>
          </table:table-cell>
          <table:table-cell office:value-type="float" office:value="0.00999999977648258">
            <text:p>0.010</text:p>
          </table:table-cell>
        </table:table-row>
        <table:table-row table:style-name="ro2">
          <table:table-cell office:value-type="float" office:value="63.7019996643066">
            <text:p>63.702</text:p>
          </table:table-cell>
          <table:table-cell office:value-type="float" office:value="96.5">
            <text:p>96.500</text:p>
          </table:table-cell>
          <table:table-cell office:value-type="float" office:value="10.6560001373291">
            <text:p>10.656</text:p>
          </table:table-cell>
          <table:table-cell office:value-type="float" office:value="92.6999969482422">
            <text:p>92.700</text:p>
          </table:table-cell>
          <table:table-cell office:value-type="float" office:value="0.189999997615814">
            <text:p>0.190</text:p>
          </table:table-cell>
          <table:table-cell office:value-type="float" office:value="0.209999993443489">
            <text:p>0.210</text:p>
          </table:table-cell>
          <table:table-cell office:value-type="float" office:value="8.69159984588623">
            <text:p>8.692</text:p>
          </table:table-cell>
          <table:table-cell office:value-type="float" office:value="0.0199999995529652">
            <text:p>0.020</text:p>
          </table:table-cell>
        </table:table-row>
        <table:table-row table:style-name="ro2">
          <table:table-cell office:value-type="float" office:value="70.9820022583008">
            <text:p>70.982</text:p>
          </table:table-cell>
          <table:table-cell office:value-type="float" office:value="96.5999984741211">
            <text:p>96.600</text:p>
          </table:table-cell>
          <table:table-cell office:value-type="float" office:value="9.5629997253418">
            <text:p>9.563</text:p>
          </table:table-cell>
          <table:table-cell office:value-type="float" office:value="92.8000030517578">
            <text:p>92.800</text:p>
          </table:table-cell>
          <table:table-cell table:number-columns-repeated="2" office:value-type="float" office:value="0.100000001490116">
            <text:p>0.100</text:p>
          </table:table-cell>
          <table:table-cell office:value-type="float" office:value="8.70160007476807">
            <text:p>8.702</text:p>
          </table:table-cell>
          <table:table-cell office:value-type="float" office:value="0.00999999977648258">
            <text:p>0.010</text:p>
          </table:table-cell>
        </table:table-row>
        <table:table-row table:style-name="ro2">
          <table:table-cell office:value-type="float" office:value="78.0120010375977">
            <text:p>78.012</text:p>
          </table:table-cell>
          <table:table-cell office:value-type="float" office:value="96.5999984741211">
            <text:p>96.600</text:p>
          </table:table-cell>
          <table:table-cell office:value-type="float" office:value="8.70199966430664">
            <text:p>8.702</text:p>
          </table:table-cell>
          <table:table-cell office:value-type="float" office:value="92.8000030517578">
            <text:p>92.800</text:p>
          </table:table-cell>
          <table:table-cell table:number-columns-repeated="2" office:value-type="float" office:value="0">
            <text:p>0.000</text:p>
          </table:table-cell>
          <table:table-cell office:value-type="float" office:value="8.70160007476807">
            <text:p>8.702</text:p>
          </table:table-cell>
          <table:table-cell office:value-type="float" office:value="0">
            <text:p>0.000</text:p>
          </table:table-cell>
        </table:table-row>
        <table:table-row table:style-name="ro2">
          <table:table-cell office:value-type="float" office:value="86.6119995117188">
            <text:p>86.612</text:p>
          </table:table-cell>
          <table:table-cell office:value-type="float" office:value="96.5999984741211">
            <text:p>96.600</text:p>
          </table:table-cell>
          <table:table-cell office:value-type="float" office:value="7.83799982070923">
            <text:p>7.838</text:p>
          </table:table-cell>
          <table:table-cell office:value-type="float" office:value="92.8000030517578">
            <text:p>92.800</text:p>
          </table:table-cell>
          <table:table-cell table:number-columns-repeated="2" office:value-type="float" office:value="0">
            <text:p>0.000</text:p>
          </table:table-cell>
          <table:table-cell office:value-type="float" office:value="8.70160007476807">
            <text:p>8.702</text:p>
          </table:table-cell>
          <table:table-cell office:value-type="float" office:value="0">
            <text:p>0.000</text:p>
          </table:table-cell>
        </table:table-row>
        <table:table-row table:style-name="ro2">
          <table:table-cell office:value-type="float" office:value="93.5719985961914">
            <text:p>93.572</text:p>
          </table:table-cell>
          <table:table-cell office:value-type="float" office:value="96.6999969482422">
            <text:p>96.700</text:p>
          </table:table-cell>
          <table:table-cell office:value-type="float" office:value="7.25500011444092">
            <text:p>7.255</text:p>
          </table:table-cell>
          <table:table-cell office:value-type="float" office:value="92.8899993896484">
            <text:p>92.890</text:p>
          </table:table-cell>
          <table:table-cell table:number-columns-repeated="2" office:value-type="float" office:value="0.100000001490116">
            <text:p>0.100</text:p>
          </table:table-cell>
          <table:table-cell office:value-type="float" office:value="8.7116003036499">
            <text:p>8.712</text:p>
          </table:table-cell>
          <table:table-cell office:value-type="float" office:value="0.00999999977648258">
            <text:p>0.010</text:p>
          </table:table-cell>
        </table:table-row>
        <table:table-row table:style-name="ro2">
          <table:table-cell office:value-type="float" office:value="101.311996459961">
            <text:p>101.312</text:p>
          </table:table-cell>
          <table:table-cell office:value-type="float" office:value="96.6999969482422">
            <text:p>96.700</text:p>
          </table:table-cell>
          <table:table-cell office:value-type="float" office:value="6.69999980926514">
            <text:p>6.700</text:p>
          </table:table-cell>
          <table:table-cell office:value-type="float" office:value="92.8899993896484">
            <text:p>92.890</text:p>
          </table:table-cell>
          <table:table-cell table:number-columns-repeated="2" office:value-type="float" office:value="0">
            <text:p>0.000</text:p>
          </table:table-cell>
          <table:table-cell office:value-type="float" office:value="8.7116003036499">
            <text:p>8.712</text:p>
          </table:table-cell>
          <table:table-cell office:value-type="float" office:value="0">
            <text:p>0.000</text:p>
          </table:table-cell>
        </table:table-row>
        <table:table-row table:style-name="ro2">
          <table:table-cell office:value-type="float" office:value="108.912002563477">
            <text:p>108.912</text:p>
          </table:table-cell>
          <table:table-cell office:value-type="float" office:value="96.6999969482422">
            <text:p>96.700</text:p>
          </table:table-cell>
          <table:table-cell office:value-type="float" office:value="6.23299980163574">
            <text:p>6.233</text:p>
          </table:table-cell>
          <table:table-cell office:value-type="float" office:value="92.8899993896484">
            <text:p>92.890</text:p>
          </table:table-cell>
          <table:table-cell table:number-columns-repeated="2" office:value-type="float" office:value="0">
            <text:p>0.000</text:p>
          </table:table-cell>
          <table:table-cell office:value-type="float" office:value="8.7116003036499">
            <text:p>8.712</text:p>
          </table:table-cell>
          <table:table-cell office:value-type="float" office:value="0">
            <text:p>0.000</text:p>
          </table:table-cell>
        </table:table-row>
        <table:table-row table:style-name="ro2">
          <table:table-cell office:value-type="float" office:value="116.611999511719">
            <text:p>116.612</text:p>
          </table:table-cell>
          <table:table-cell office:value-type="float" office:value="96.6999969482422">
            <text:p>96.700</text:p>
          </table:table-cell>
          <table:table-cell office:value-type="float" office:value="5.82100009918213">
            <text:p>5.821</text:p>
          </table:table-cell>
          <table:table-cell office:value-type="float" office:value="92.8899993896484">
            <text:p>92.890</text:p>
          </table:table-cell>
          <table:table-cell table:number-columns-repeated="2" office:value-type="float" office:value="0">
            <text:p>0.000</text:p>
          </table:table-cell>
          <table:table-cell office:value-type="float" office:value="8.7116003036499">
            <text:p>8.712</text:p>
          </table:table-cell>
          <table:table-cell office:value-type="float" office:value="0">
            <text:p>0.000</text:p>
          </table:table-cell>
        </table:table-row>
        <table:table-row table:style-name="ro2">
          <table:table-cell office:value-type="float" office:value="124.512001037598">
            <text:p>124.512</text:p>
          </table:table-cell>
          <table:table-cell office:value-type="float" office:value="96.6999969482422">
            <text:p>96.700</text:p>
          </table:table-cell>
          <table:table-cell office:value-type="float" office:value="5.4520001411438">
            <text:p>5.452</text:p>
          </table:table-cell>
          <table:table-cell office:value-type="float" office:value="92.8899993896484">
            <text:p>92.890</text:p>
          </table:table-cell>
          <table:table-cell table:number-columns-repeated="2" office:value-type="float" office:value="0">
            <text:p>0.000</text:p>
          </table:table-cell>
          <table:table-cell office:value-type="float" office:value="8.7116003036499">
            <text:p>8.712</text:p>
          </table:table-cell>
          <table:table-cell office:value-type="float" office:value="0">
            <text:p>0.000</text:p>
          </table:table-cell>
        </table:table-row>
        <table:table-row table:style-name="ro2">
          <table:table-cell office:value-type="float" office:value="132.511993408203">
            <text:p>132.512</text:p>
          </table:table-cell>
          <table:table-cell office:value-type="float" office:value="96.6999969482422">
            <text:p>96.700</text:p>
          </table:table-cell>
          <table:table-cell office:value-type="float" office:value="5.1230001449585">
            <text:p>5.123</text:p>
          </table:table-cell>
          <table:table-cell office:value-type="float" office:value="92.8899993896484">
            <text:p>92.890</text:p>
          </table:table-cell>
          <table:table-cell table:number-columns-repeated="2" office:value-type="float" office:value="0">
            <text:p>0.000</text:p>
          </table:table-cell>
          <table:table-cell office:value-type="float" office:value="8.7116003036499">
            <text:p>8.712</text:p>
          </table:table-cell>
          <table:table-cell office:value-type="float" office:value="0">
            <text:p>0.000</text:p>
          </table:table-cell>
        </table:table-row>
        <table:table-row table:style-name="ro2">
          <table:table-cell office:value-type="float" office:value="140.311996459961">
            <text:p>140.312</text:p>
          </table:table-cell>
          <table:table-cell office:value-type="float" office:value="96.6999969482422">
            <text:p>96.700</text:p>
          </table:table-cell>
          <table:table-cell office:value-type="float" office:value="4.83799982070923">
            <text:p>4.838</text:p>
          </table:table-cell>
          <table:table-cell office:value-type="float" office:value="92.8899993896484">
            <text:p>92.890</text:p>
          </table:table-cell>
          <table:table-cell table:number-columns-repeated="2" office:value-type="float" office:value="0">
            <text:p>0.000</text:p>
          </table:table-cell>
          <table:table-cell office:value-type="float" office:value="8.7116003036499">
            <text:p>8.712</text:p>
          </table:table-cell>
          <table:table-cell office:value-type="float" office:value="0">
            <text:p>0.000</text:p>
          </table:table-cell>
        </table:table-row>
        <table:table-row table:style-name="ro2">
          <table:table-cell office:value-type="float" office:value="149.412002563477">
            <text:p>149.412</text:p>
          </table:table-cell>
          <table:table-cell office:value-type="float" office:value="96.6999969482422">
            <text:p>96.700</text:p>
          </table:table-cell>
          <table:table-cell office:value-type="float" office:value="4.54300022125244">
            <text:p>4.543</text:p>
          </table:table-cell>
          <table:table-cell office:value-type="float" office:value="92.8899993896484">
            <text:p>92.890</text:p>
          </table:table-cell>
          <table:table-cell table:number-columns-repeated="2" office:value-type="float" office:value="0">
            <text:p>0.000</text:p>
          </table:table-cell>
          <table:table-cell office:value-type="float" office:value="8.7116003036499">
            <text:p>8.712</text:p>
          </table:table-cell>
          <table:table-cell office:value-type="float" office:value="0">
            <text:p>0.000</text:p>
          </table:table-cell>
        </table:table-row>
        <table:table-row table:style-name="ro2">
          <table:table-cell office:value-type="float" office:value="157.611999511719">
            <text:p>157.612</text:p>
          </table:table-cell>
          <table:table-cell office:value-type="float" office:value="96.6999969482422">
            <text:p>96.700</text:p>
          </table:table-cell>
          <table:table-cell office:value-type="float" office:value="4.30700016021729">
            <text:p>4.307</text:p>
          </table:table-cell>
          <table:table-cell office:value-type="float" office:value="92.8899993896484">
            <text:p>92.890</text:p>
          </table:table-cell>
          <table:table-cell table:number-columns-repeated="2" office:value-type="float" office:value="0">
            <text:p>0.000</text:p>
          </table:table-cell>
          <table:table-cell office:value-type="float" office:value="8.7116003036499">
            <text:p>8.712</text:p>
          </table:table-cell>
          <table:table-cell office:value-type="float" office:value="0">
            <text:p>0.000</text:p>
          </table:table-cell>
        </table:table-row>
        <table:table-row table:style-name="ro2">
          <table:table-cell office:value-type="float" office:value="165.912002563477">
            <text:p>165.912</text:p>
          </table:table-cell>
          <table:table-cell office:value-type="float" office:value="96.6999969482422">
            <text:p>96.700</text:p>
          </table:table-cell>
          <table:table-cell office:value-type="float" office:value="4.09100008010864">
            <text:p>4.091</text:p>
          </table:table-cell>
          <table:table-cell office:value-type="float" office:value="92.8899993896484">
            <text:p>92.890</text:p>
          </table:table-cell>
          <table:table-cell table:number-columns-repeated="2" office:value-type="float" office:value="0">
            <text:p>0.000</text:p>
          </table:table-cell>
          <table:table-cell office:value-type="float" office:value="8.7116003036499">
            <text:p>8.712</text:p>
          </table:table-cell>
          <table:table-cell office:value-type="float" office:value="0">
            <text:p>0.000</text:p>
          </table:table-cell>
        </table:table-row>
        <table:table-row table:style-name="ro2">
          <table:table-cell office:value-type="float" office:value="174.111999511719">
            <text:p>174.112</text:p>
          </table:table-cell>
          <table:table-cell office:value-type="float" office:value="96.6999969482422">
            <text:p>96.700</text:p>
          </table:table-cell>
          <table:table-cell office:value-type="float" office:value="3.8989999294281">
            <text:p>3.899</text:p>
          </table:table-cell>
          <table:table-cell office:value-type="float" office:value="92.8899993896484">
            <text:p>92.890</text:p>
          </table:table-cell>
          <table:table-cell table:number-columns-repeated="2" office:value-type="float" office:value="0">
            <text:p>0.000</text:p>
          </table:table-cell>
          <table:table-cell office:value-type="float" office:value="8.7116003036499">
            <text:p>8.712</text:p>
          </table:table-cell>
          <table:table-cell office:value-type="float" office:value="0">
            <text:p>0.000</text:p>
          </table:table-cell>
        </table:table-row>
        <table:table-row table:style-name="ro2">
          <table:table-cell office:value-type="float" office:value="183.011993408203">
            <text:p>183.012</text:p>
          </table:table-cell>
          <table:table-cell office:value-type="float" office:value="96.6999969482422">
            <text:p>96.700</text:p>
          </table:table-cell>
          <table:table-cell office:value-type="float" office:value="3.70900011062622">
            <text:p>3.709</text:p>
          </table:table-cell>
          <table:table-cell office:value-type="float" office:value="92.8899993896484">
            <text:p>92.890</text:p>
          </table:table-cell>
          <table:table-cell table:number-columns-repeated="2" office:value-type="float" office:value="0">
            <text:p>0.000</text:p>
          </table:table-cell>
          <table:table-cell office:value-type="float" office:value="8.7116003036499">
            <text:p>8.712</text:p>
          </table:table-cell>
          <table:table-cell office:value-type="float" office:value="0">
            <text:p>0.000</text:p>
          </table:table-cell>
        </table:table-row>
        <table:table-row table:style-name="ro2">
          <table:table-cell office:value-type="float" office:value="191.811996459961">
            <text:p>191.812</text:p>
          </table:table-cell>
          <table:table-cell office:value-type="float" office:value="96.6999969482422">
            <text:p>96.700</text:p>
          </table:table-cell>
          <table:table-cell office:value-type="float" office:value="3.53900003433228">
            <text:p>3.539</text:p>
          </table:table-cell>
          <table:table-cell office:value-type="float" office:value="92.8899993896484">
            <text:p>92.890</text:p>
          </table:table-cell>
          <table:table-cell table:number-columns-repeated="2" office:value-type="float" office:value="0">
            <text:p>0.000</text:p>
          </table:table-cell>
          <table:table-cell office:value-type="float" office:value="8.7116003036499">
            <text:p>8.712</text:p>
          </table:table-cell>
          <table:table-cell office:value-type="float" office:value="0">
            <text:p>0.000</text:p>
          </table:table-cell>
        </table:table-row>
        <table:table-row table:style-name="ro2">
          <table:table-cell office:value-type="float" office:value="200.811004638672">
            <text:p>200.811</text:p>
          </table:table-cell>
          <table:table-cell office:value-type="float" office:value="96.6999969482422">
            <text:p>96.700</text:p>
          </table:table-cell>
          <table:table-cell office:value-type="float" office:value="3.38000011444092">
            <text:p>3.380</text:p>
          </table:table-cell>
          <table:table-cell office:value-type="float" office:value="92.8899993896484">
            <text:p>92.890</text:p>
          </table:table-cell>
          <table:table-cell table:number-columns-repeated="2" office:value-type="float" office:value="0">
            <text:p>0.000</text:p>
          </table:table-cell>
          <table:table-cell office:value-type="float" office:value="8.7116003036499">
            <text:p>8.712</text:p>
          </table:table-cell>
          <table:table-cell office:value-type="float" office:value="0">
            <text:p>0.000</text:p>
          </table:table-cell>
        </table:table-row>
        <table:table-row table:style-name="ro2">
          <table:table-cell office:value-type="float" office:value="210.110992431641">
            <text:p>210.111</text:p>
          </table:table-cell>
          <table:table-cell office:value-type="float" office:value="96.6999969482422">
            <text:p>96.700</text:p>
          </table:table-cell>
          <table:table-cell office:value-type="float" office:value="3.23099994659424">
            <text:p>3.231</text:p>
          </table:table-cell>
          <table:table-cell office:value-type="float" office:value="92.8899993896484">
            <text:p>92.890</text:p>
          </table:table-cell>
          <table:table-cell table:number-columns-repeated="2" office:value-type="float" office:value="0">
            <text:p>0.000</text:p>
          </table:table-cell>
          <table:table-cell office:value-type="float" office:value="8.7116003036499">
            <text:p>8.712</text:p>
          </table:table-cell>
          <table:table-cell office:value-type="float" office:value="0">
            <text:p>0.000</text:p>
          </table:table-cell>
        </table:table-row>
        <table:table-row table:style-name="ro2">
          <table:table-cell office:value-type="float" office:value="221.311004638672">
            <text:p>221.311</text:p>
          </table:table-cell>
          <table:table-cell office:value-type="float" office:value="96.6999969482422">
            <text:p>96.700</text:p>
          </table:table-cell>
          <table:table-cell office:value-type="float" office:value="3.06699991226196">
            <text:p>3.067</text:p>
          </table:table-cell>
          <table:table-cell office:value-type="float" office:value="92.8899993896484">
            <text:p>92.890</text:p>
          </table:table-cell>
          <table:table-cell table:number-columns-repeated="2" office:value-type="float" office:value="0">
            <text:p>0.000</text:p>
          </table:table-cell>
          <table:table-cell office:value-type="float" office:value="8.7116003036499">
            <text:p>8.712</text:p>
          </table:table-cell>
          <table:table-cell office:value-type="float" office:value="0">
            <text:p>0.000</text:p>
          </table:table-cell>
        </table:table-row>
        <table:table-row table:style-name="ro2">
          <table:table-cell office:value-type="float" office:value="230.910995483398">
            <text:p>230.911</text:p>
          </table:table-cell>
          <table:table-cell office:value-type="float" office:value="96.6999969482422">
            <text:p>96.700</text:p>
          </table:table-cell>
          <table:table-cell office:value-type="float" office:value="2.94000005722046">
            <text:p>2.940</text:p>
          </table:table-cell>
          <table:table-cell office:value-type="float" office:value="92.8899993896484">
            <text:p>92.890</text:p>
          </table:table-cell>
          <table:table-cell table:number-columns-repeated="2" office:value-type="float" office:value="0">
            <text:p>0.000</text:p>
          </table:table-cell>
          <table:table-cell office:value-type="float" office:value="8.7116003036499">
            <text:p>8.712</text:p>
          </table:table-cell>
          <table:table-cell office:value-type="float" office:value="0">
            <text:p>0.000</text:p>
          </table:table-cell>
        </table:table-row>
        <table:table-row table:style-name="ro2">
          <table:table-cell office:value-type="float" office:value="241.610992431641">
            <text:p>241.611</text:p>
          </table:table-cell>
          <table:table-cell office:value-type="float" office:value="96.6999969482422">
            <text:p>96.700</text:p>
          </table:table-cell>
          <table:table-cell office:value-type="float" office:value="2.80999994277954">
            <text:p>2.810</text:p>
          </table:table-cell>
          <table:table-cell office:value-type="float" office:value="92.8899993896484">
            <text:p>92.890</text:p>
          </table:table-cell>
          <table:table-cell table:number-columns-repeated="2" office:value-type="float" office:value="0">
            <text:p>0.000</text:p>
          </table:table-cell>
          <table:table-cell office:value-type="float" office:value="8.7116003036499">
            <text:p>8.712</text:p>
          </table:table-cell>
          <table:table-cell office:value-type="float" office:value="0">
            <text:p>0.000</text:p>
          </table:table-cell>
        </table:table-row>
        <table:table-row table:style-name="ro2">
          <table:table-cell office:value-type="float" office:value="252.410995483398">
            <text:p>252.411</text:p>
          </table:table-cell>
          <table:table-cell office:value-type="float" office:value="96.6999969482422">
            <text:p>96.700</text:p>
          </table:table-cell>
          <table:table-cell office:value-type="float" office:value="2.68899989128113">
            <text:p>2.689</text:p>
          </table:table-cell>
          <table:table-cell office:value-type="float" office:value="92.8899993896484">
            <text:p>92.890</text:p>
          </table:table-cell>
          <table:table-cell table:number-columns-repeated="2" office:value-type="float" office:value="0">
            <text:p>0.000</text:p>
          </table:table-cell>
          <table:table-cell office:value-type="float" office:value="8.7116003036499">
            <text:p>8.712</text:p>
          </table:table-cell>
          <table:table-cell office:value-type="float" office:value="0">
            <text:p>0.000</text:p>
          </table:table-cell>
        </table:table-row>
        <table:table-row table:style-name="ro2">
          <table:table-cell office:value-type="float" office:value="263.510986328125">
            <text:p>263.511</text:p>
          </table:table-cell>
          <table:table-cell office:value-type="float" office:value="96.6999969482422">
            <text:p>96.700</text:p>
          </table:table-cell>
          <table:table-cell office:value-type="float" office:value="2.57599997520447">
            <text:p>2.576</text:p>
          </table:table-cell>
          <table:table-cell office:value-type="float" office:value="92.8899993896484">
            <text:p>92.890</text:p>
          </table:table-cell>
          <table:table-cell table:number-columns-repeated="2" office:value-type="float" office:value="0">
            <text:p>0.000</text:p>
          </table:table-cell>
          <table:table-cell office:value-type="float" office:value="8.7116003036499">
            <text:p>8.712</text:p>
          </table:table-cell>
          <table:table-cell office:value-type="float" office:value="0">
            <text:p>0.000</text:p>
          </table:table-cell>
        </table:table-row>
        <table:table-row table:style-name="ro2">
          <table:table-cell office:value-type="float" office:value="275.911010742188">
            <text:p>275.911</text:p>
          </table:table-cell>
          <table:table-cell office:value-type="float" office:value="96.6999969482422">
            <text:p>96.700</text:p>
          </table:table-cell>
          <table:table-cell office:value-type="float" office:value="2.46000003814697">
            <text:p>2.460</text:p>
          </table:table-cell>
          <table:table-cell office:value-type="float" office:value="92.8899993896484">
            <text:p>92.890</text:p>
          </table:table-cell>
          <table:table-cell table:number-columns-repeated="2" office:value-type="float" office:value="0">
            <text:p>0.000</text:p>
          </table:table-cell>
          <table:table-cell office:value-type="float" office:value="8.7116003036499">
            <text:p>8.712</text:p>
          </table:table-cell>
          <table:table-cell office:value-type="float" office:value="0">
            <text:p>0.000</text:p>
          </table:table-cell>
        </table:table-row>
        <table:table-row table:style-name="ro2">
          <table:table-cell office:value-type="float" office:value="287.411010742187">
            <text:p>287.411</text:p>
          </table:table-cell>
          <table:table-cell office:value-type="float" office:value="96.6999969482422">
            <text:p>96.700</text:p>
          </table:table-cell>
          <table:table-cell office:value-type="float" office:value="2.36199998855591">
            <text:p>2.362</text:p>
          </table:table-cell>
          <table:table-cell office:value-type="float" office:value="92.8899993896484">
            <text:p>92.890</text:p>
          </table:table-cell>
          <table:table-cell table:number-columns-repeated="2" office:value-type="float" office:value="0">
            <text:p>0.000</text:p>
          </table:table-cell>
          <table:table-cell office:value-type="float" office:value="8.7116003036499">
            <text:p>8.712</text:p>
          </table:table-cell>
          <table:table-cell office:value-type="float" office:value="0">
            <text:p>0.000</text:p>
          </table:table-cell>
        </table:table-row>
        <table:table-row table:style-name="ro2">
          <table:table-cell office:value-type="float" office:value="300.510986328125">
            <text:p>300.511</text:p>
          </table:table-cell>
          <table:table-cell office:value-type="float" office:value="96.6999969482422">
            <text:p>96.700</text:p>
          </table:table-cell>
          <table:table-cell office:value-type="float" office:value="2.2590000629425">
            <text:p>2.259</text:p>
          </table:table-cell>
          <table:table-cell office:value-type="float" office:value="92.8899993896484">
            <text:p>92.890</text:p>
          </table:table-cell>
          <table:table-cell table:number-columns-repeated="2" office:value-type="float" office:value="0">
            <text:p>0.000</text:p>
          </table:table-cell>
          <table:table-cell office:value-type="float" office:value="8.7116003036499">
            <text:p>8.712</text:p>
          </table:table-cell>
          <table:table-cell office:value-type="float" office:value="0">
            <text:p>0.000</text:p>
          </table:table-cell>
        </table:table-row>
        <table:table-row table:style-name="ro2">
          <table:table-cell office:value-type="float" office:value="314.710998535156">
            <text:p>314.711</text:p>
          </table:table-cell>
          <table:table-cell office:value-type="float" office:value="96.6999969482422">
            <text:p>96.700</text:p>
          </table:table-cell>
          <table:table-cell office:value-type="float" office:value="2.15700006484985">
            <text:p>2.157</text:p>
          </table:table-cell>
          <table:table-cell office:value-type="float" office:value="92.8899993896484">
            <text:p>92.890</text:p>
          </table:table-cell>
          <table:table-cell table:number-columns-repeated="2" office:value-type="float" office:value="0">
            <text:p>0.000</text:p>
          </table:table-cell>
          <table:table-cell office:value-type="float" office:value="8.7116003036499">
            <text:p>8.712</text:p>
          </table:table-cell>
          <table:table-cell office:value-type="float" office:value="0">
            <text:p>0.000</text:p>
          </table:table-cell>
        </table:table-row>
        <table:table-row table:style-name="ro2">
          <table:table-cell office:value-type="float" office:value="329.911010742188">
            <text:p>329.911</text:p>
          </table:table-cell>
          <table:table-cell office:value-type="float" office:value="96.6999969482422">
            <text:p>96.700</text:p>
          </table:table-cell>
          <table:table-cell office:value-type="float" office:value="2.05800008773804">
            <text:p>2.058</text:p>
          </table:table-cell>
          <table:table-cell office:value-type="float" office:value="92.8899993896484">
            <text:p>92.890</text:p>
          </table:table-cell>
          <table:table-cell table:number-columns-repeated="2" office:value-type="float" office:value="0">
            <text:p>0.000</text:p>
          </table:table-cell>
          <table:table-cell office:value-type="float" office:value="8.7116003036499">
            <text:p>8.712</text:p>
          </table:table-cell>
          <table:table-cell office:value-type="float" office:value="0">
            <text:p>0.000</text:p>
          </table:table-cell>
        </table:table-row>
        <table:table-row table:style-name="ro2">
          <table:table-cell office:value-type="float" office:value="345.811004638672">
            <text:p>345.811</text:p>
          </table:table-cell>
          <table:table-cell office:value-type="float" office:value="96.6999969482422">
            <text:p>96.700</text:p>
          </table:table-cell>
          <table:table-cell office:value-type="float" office:value="1.96300005912781">
            <text:p>1.963</text:p>
          </table:table-cell>
          <table:table-cell office:value-type="float" office:value="92.8899993896484">
            <text:p>92.890</text:p>
          </table:table-cell>
          <table:table-cell table:number-columns-repeated="2" office:value-type="float" office:value="0">
            <text:p>0.000</text:p>
          </table:table-cell>
          <table:table-cell office:value-type="float" office:value="8.7116003036499">
            <text:p>8.712</text:p>
          </table:table-cell>
          <table:table-cell office:value-type="float" office:value="0">
            <text:p>0.000</text:p>
          </table:table-cell>
        </table:table-row>
        <table:table-row table:style-name="ro2">
          <table:table-cell office:value-type="float" office:value="362.210998535156">
            <text:p>362.211</text:p>
          </table:table-cell>
          <table:table-cell office:value-type="float" office:value="96.6999969482422">
            <text:p>96.700</text:p>
          </table:table-cell>
          <table:table-cell office:value-type="float" office:value="1.87399995326996">
            <text:p>1.874</text:p>
          </table:table-cell>
          <table:table-cell office:value-type="float" office:value="92.8899993896484">
            <text:p>92.890</text:p>
          </table:table-cell>
          <table:table-cell table:number-columns-repeated="2" office:value-type="float" office:value="0">
            <text:p>0.000</text:p>
          </table:table-cell>
          <table:table-cell office:value-type="float" office:value="8.7116003036499">
            <text:p>8.712</text:p>
          </table:table-cell>
          <table:table-cell office:value-type="float" office:value="0">
            <text:p>0.000</text:p>
          </table:table-cell>
        </table:table-row>
        <table:table-row table:style-name="ro2">
          <table:table-cell office:value-type="float" office:value="384.911010742187">
            <text:p>384.911</text:p>
          </table:table-cell>
          <table:table-cell office:value-type="float" office:value="96.6999969482422">
            <text:p>96.700</text:p>
          </table:table-cell>
          <table:table-cell office:value-type="float" office:value="1.76400005817413">
            <text:p>1.764</text:p>
          </table:table-cell>
          <table:table-cell office:value-type="float" office:value="92.8899993896484">
            <text:p>92.890</text:p>
          </table:table-cell>
          <table:table-cell table:number-columns-repeated="2" office:value-type="float" office:value="0">
            <text:p>0.000</text:p>
          </table:table-cell>
          <table:table-cell office:value-type="float" office:value="8.7116003036499">
            <text:p>8.712</text:p>
          </table:table-cell>
          <table:table-cell office:value-type="float" office:value="0">
            <text:p>0.000</text:p>
          </table:table-cell>
        </table:table-row>
        <table:table-row table:style-name="ro2">
          <table:table-cell office:value-type="float" office:value="388.911010742187">
            <text:p>388.911</text:p>
          </table:table-cell>
          <table:table-cell office:value-type="float" office:value="96.6999969482422">
            <text:p>96.700</text:p>
          </table:table-cell>
          <table:table-cell office:value-type="float" office:value="1.74500000476837">
            <text:p>1.745</text:p>
          </table:table-cell>
          <table:table-cell office:value-type="float" office:value="92.8899993896484">
            <text:p>92.890</text:p>
          </table:table-cell>
          <table:table-cell table:number-columns-repeated="2" office:value-type="float" office:value="0">
            <text:p>0.000</text:p>
          </table:table-cell>
          <table:table-cell office:value-type="float" office:value="8.7116003036499">
            <text:p>8.712</text:p>
          </table:table-cell>
          <table:table-cell office:value-type="float" office:value="0">
            <text:p>0.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text>SF </number:text>
      <number:number number:decimal-places="0" number:min-integer-digits="1" number:grouping="true"/>
    </number:number-style>
    <number:number-style style:name="N132">
      <number:text>SF 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SF </number:text>
      <number:number number:decimal-places="0" number:min-integer-digits="1" number:grouping="true"/>
    </number:number-style>
    <number:number-style style:name="N133">
      <style:text-properties fo:color="#ff0000"/>
      <number:text>SF 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SF </number:text>
      <number:number number:decimal-places="2" number:min-integer-digits="1" number:grouping="true"/>
    </number:number-style>
    <number:number-style style:name="N134">
      <number:text>SF 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SF </number:text>
      <number:number number:decimal-places="2" number:min-integer-digits="1" number:grouping="true"/>
    </number:number-style>
    <number:number-style style:name="N135">
      <style:text-properties fo:color="#ff0000"/>
      <number:text>SF -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$</number:text>
      <number:number number:decimal-places="2" number:min-integer-digits="1" number:grouping="true"/>
      <number:text> </number:text>
    </number:number-style>
    <number:number-style style:name="N137P1" style:volatile="true">
      <number:text> $(</number:text>
      <number:number number:decimal-places="2" number:min-integer-digits="1" number:grouping="true"/>
      <number:text>)</number:text>
    </number:number-style>
    <number:number-style style:name="N137P2" style:volatile="true">
      <number:text> $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style:text-properties fo:color="#ff0000"/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2" number:min-integer-digits="1" number:grouping="true"/>
    </number:number-style>
    <number:number-style style:name="N139">
      <style:text-properties fo:color="#ff0000"/>
      <number:text>-L. </number:text>
      <number:number number:decimal-places="2" number:min-integer-digits="1" number:grouping="true"/>
      <style:map style:condition="value()&gt;=0" style:apply-style-name="N139P0"/>
    </number:number-style>
    <number:number-style style:name="N140">
      <number:number number:decimal-places="3" number:min-integer-digits="1"/>
    </number:number-style>
    <number:number-style style:name="N141">
      <number:number number:decimal-places="1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5in" fo:margin-bottom="0.5in" fo:margin-left="0.748in" fo:margin-right="0.748in" style:first-page-number="continue" style:writing-mode="lr-tb" style:print="charts drawings grid objects zero-values"/>
      <style:header-style>
        <style:header-footer-properties fo:min-height="0.2953in" fo:margin-left="0in" fo:margin-right="0in" fo:margin-bottom="0.3453in"/>
      </style:header-style>
      <style:footer-style>
        <style:header-footer-properties fo:min-height="0.2953in" fo:margin-left="0in" fo:margin-right="0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port_20_Sheet" style:display-name="PageStyle_Report Shee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17T09:50:17</dc:date>
    <meta:generator>LibreOffice/3.5$Linux_X86_64 LibreOffice_project/350m1$Build-403</meta:generator>
    <meta:document-statistic meta:table-count="5" meta:cell-count="2838" meta:object-count="0"/>
  </office:meta>
</office:document-meta>
</file>